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1.23mm"/>
    </style:style>
    <style:style style:name="co6" style:family="table-column">
      <style:table-column-properties fo:break-before="auto" style:column-width="2.72mm"/>
    </style:style>
    <style:style style:name="co7" style:family="table-column">
      <style:table-column-properties fo:break-before="auto" style:column-width="18.66mm"/>
    </style:style>
    <style:style style:name="co8" style:family="table-column">
      <style:table-column-properties fo:break-before="auto" style:column-width="1.98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19.17mm"/>
    </style:style>
    <style:style style:name="co11" style:family="table-column">
      <style:table-column-properties fo:break-before="auto" style:column-width="29.14mm"/>
    </style:style>
    <style:style style:name="co12" style:family="table-column">
      <style:table-column-properties fo:break-before="auto" style:column-width="4.71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3.65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7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7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7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7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7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9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7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19"/>
        <table:table-column table:style-name="co4" table:number-columns-repeated="14" table:default-cell-style-name="ce26"/>
        <table:table-column table:style-name="co5" table:default-cell-style-name="ce42"/>
        <table:table-column table:style-name="co6" table:default-cell-style-name="ce42"/>
        <table:table-column table:style-name="co7" table:number-columns-repeated="9" table:default-cell-style-name="ce42"/>
        <table:table-column table:style-name="co8" table:default-cell-style-name="ce42"/>
        <table:table-column table:style-name="co3" table:default-cell-style-name="ce42"/>
        <table:table-column table:style-name="co9" table:number-columns-repeated="227" table:default-cell-style-name="ce42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10-5 發電結構（一）</text:p>
          </table:table-cell>
          <table:covered-table-cell table:number-columns-repeated="16" table:style-name="ce10"/>
          <table:table-cell table:style-name="ce10" table:number-columns-repeated="6"/>
          <table:table-cell table:style-name="ce45" table:number-columns-repeated="1001"/>
        </table:table-row>
        <table:table-row table:style-name="ro2">
          <table:table-cell table:style-name="ce2" table:number-columns-repeated="2"/>
          <table:table-cell table:style-name="ce15"/>
          <table:table-cell table:style-name="ce20" table:number-columns-repeated="13"/>
          <table:table-cell table:style-name="ce36" office:value-type="string" calcext:value-type="string">
            <text:p>單位:%</text:p>
          </table:table-cell>
          <table:table-cell table:style-name="ce15" table:number-columns-repeated="6"/>
          <table:table-cell table:style-name="ce46" table:number-columns-repeated="1001"/>
        </table:table-row>
        <table:table-row table:style-name="ro2">
          <table:table-cell table:style-name="ce3" office:value-type="string" calcext:value-type="string" table:number-columns-spanned="3" table:number-rows-spanned="3">
            <text:p>年月</text:p>
          </table:table-cell>
          <table:covered-table-cell table:number-columns-repeated="2" table:style-name="ce4"/>
          <table:table-cell table:style-name="ce21" office:value-type="string" calcext:value-type="string" table:number-columns-spanned="1" table:number-rows-spanned="3">
            <text:p>合計</text:p>
          </table:table-cell>
          <table:table-cell table:style-name="ce27" office:value-type="string" calcext:value-type="string" table:number-columns-spanned="1" table:number-rows-spanned="3">
            <text:p>抽蓄水力</text:p>
          </table:table-cell>
          <table:table-cell table:style-name="ce32" office:value-type="string" calcext:value-type="string" table:number-columns-spanned="4" table:number-rows-spanned="1">
            <text:p>火力</text:p>
          </table:table-cell>
          <table:covered-table-cell table:number-columns-repeated="2" table:style-name="ce33"/>
          <table:covered-table-cell table:style-name="ce22"/>
          <table:table-cell table:style-name="ce34" office:value-type="string" calcext:value-type="string" table:number-columns-spanned="1" table:number-rows-spanned="3">
            <text:p>核能</text:p>
          </table:table-cell>
          <table:table-cell table:style-name="ce32" office:value-type="string" calcext:value-type="string" table:number-columns-spanned="7" table:number-rows-spanned="1">
            <text:p>再生能源</text:p>
          </table:table-cell>
          <table:covered-table-cell table:number-columns-repeated="5" table:style-name="ce33"/>
          <table:covered-table-cell table:style-name="ce22"/>
          <table:table-cell table:style-name="ce15" table:number-columns-repeated="5"/>
          <table:table-cell table:style-name="ce43"/>
          <table:table-cell table:style-name="ce40" table:number-columns-repeated="1001"/>
        </table:table-row>
        <table:table-row table:style-name="ro2">
          <table:covered-table-cell table:number-columns-repeated="3" table:style-name="ce4"/>
          <table:covered-table-cell table:style-name="ce22"/>
          <table:covered-table-cell table:style-name="ce28"/>
          <table:table-cell table:style-name="ce27" office:value-type="string" calcext:value-type="string" table:number-columns-spanned="1" table:number-rows-spanned="2">
            <text:p>小計</text:p>
          </table:table-cell>
          <table:table-cell table:style-name="ce27" office:value-type="string" calcext:value-type="string" table:number-columns-spanned="1" table:number-rows-spanned="2">
            <text:p>燃煤</text:p>
          </table:table-cell>
          <table:table-cell table:style-name="ce27" office:value-type="string" calcext:value-type="string" table:number-columns-spanned="1" table:number-rows-spanned="2">
            <text:p>燃油</text:p>
          </table:table-cell>
          <table:table-cell table:style-name="ce27" office:value-type="string" calcext:value-type="string" table:number-columns-spanned="1" table:number-rows-spanned="2">
            <text:p>燃氣</text:p>
          </table:table-cell>
          <table:covered-table-cell table:style-name="ce35"/>
          <table:table-cell table:style-name="ce27" office:value-type="string" calcext:value-type="string" table:number-columns-spanned="1" table:number-rows-spanned="2">
            <text:p>小計</text:p>
          </table:table-cell>
          <table:table-cell table:style-name="ce27" office:value-type="string" calcext:value-type="string" table:number-columns-spanned="1" table:number-rows-spanned="2">
            <text:p>慣常水力</text:p>
          </table:table-cell>
          <table:table-cell table:style-name="ce27" office:value-type="string" calcext:value-type="string" table:number-columns-spanned="1" table:number-rows-spanned="2">
            <text:p>地熱</text:p>
          </table:table-cell>
          <table:table-cell table:style-name="ce34" office:value-type="string" calcext:value-type="string" table:number-columns-spanned="1" table:number-rows-spanned="2">
            <text:p>太陽光電</text:p>
          </table:table-cell>
          <table:table-cell table:style-name="ce27" office:value-type="string" calcext:value-type="string" table:number-columns-spanned="1" table:number-rows-spanned="2">
            <text:p>風力</text:p>
          </table:table-cell>
          <table:table-cell table:style-name="ce34" office:value-type="string" calcext:value-type="string" table:number-columns-spanned="1" table:number-rows-spanned="2">
            <text:p>生質能</text:p>
          </table:table-cell>
          <table:table-cell table:style-name="ce34" office:value-type="string" calcext:value-type="string" table:number-columns-spanned="1" table:number-rows-spanned="2">
            <text:p>廢棄物</text:p>
          </table:table-cell>
          <table:table-cell table:style-name="ce40" table:number-columns-repeated="5"/>
          <table:table-cell table:style-name="ce44"/>
          <table:table-cell table:style-name="ce40" table:number-columns-repeated="1001"/>
        </table:table-row>
        <table:table-row table:style-name="ro2">
          <table:covered-table-cell table:number-columns-repeated="3" table:style-name="ce3"/>
          <table:covered-table-cell table:style-name="ce21"/>
          <table:covered-table-cell table:number-columns-repeated="5" table:style-name="ce28"/>
          <table:covered-table-cell table:style-name="ce35"/>
          <table:covered-table-cell table:number-columns-repeated="3" table:style-name="ce28"/>
          <table:covered-table-cell table:style-name="ce35"/>
          <table:covered-table-cell table:style-name="ce28"/>
          <table:covered-table-cell table:number-columns-repeated="2" table:style-name="ce35"/>
          <table:table-cell table:style-name="ce40" table:number-columns-repeated="1007"/>
        </table:table-row>
        <table:table-row table:style-name="ro3">
          <table:table-cell table:style-name="ce5" office:value-type="string" calcext:value-type="string">
            <text:p>民國 91年</text:p>
          </table:table-cell>
          <table:table-cell table:style-name="ce11"/>
          <table:table-cell table:style-name="ce16"/>
          <table:table-cell table:style-name="ce23" office:value-type="float" office:value="100" calcext:value-type="float">
            <text:p><text:s/>100.00 <text:s/></text:p>
          </table:table-cell>
          <table:table-cell table:style-name="ce29" office:value-type="float" office:value="1.8009" calcext:value-type="float">
            <text:p><text:s/>1.80 <text:s/></text:p>
          </table:table-cell>
          <table:table-cell table:style-name="ce29" office:value-type="float" office:value="75.4982" calcext:value-type="float">
            <text:p><text:s/>75.50 <text:s/></text:p>
          </table:table-cell>
          <table:table-cell table:style-name="ce29" office:value-type="float" office:value="51.7457" calcext:value-type="float">
            <text:p><text:s/>51.75 <text:s/></text:p>
          </table:table-cell>
          <table:table-cell table:style-name="ce29" office:value-type="float" office:value="10.5581" calcext:value-type="float">
            <text:p><text:s/>10.56 <text:s/></text:p>
          </table:table-cell>
          <table:table-cell table:style-name="ce29" office:value-type="float" office:value="13.1943" calcext:value-type="float">
            <text:p><text:s/>13.19 <text:s/></text:p>
          </table:table-cell>
          <table:table-cell table:style-name="ce29" office:value-type="float" office:value="19.8929" calcext:value-type="float">
            <text:p><text:s/>19.89 <text:s/></text:p>
          </table:table-cell>
          <table:table-cell table:style-name="ce29" office:value-type="float" office:value="2.8078" calcext:value-type="float">
            <text:p><text:s/>2.81 <text:s/></text:p>
          </table:table-cell>
          <table:table-cell table:style-name="ce29" office:value-type="float" office:value="1.3976" calcext:value-type="float">
            <text:p><text:s/>1.40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0.0001" calcext:value-type="float">
            <text:p><text:s/>0.00 <text:s/></text:p>
          </table:table-cell>
          <table:table-cell table:style-name="ce29" office:value-type="float" office:value="0.0079" calcext:value-type="float">
            <text:p><text:s/>0.01 <text:s/></text:p>
          </table:table-cell>
          <table:table-cell table:style-name="ce29" office:value-type="float" office:value="0.2066" calcext:value-type="float">
            <text:p><text:s/>0.21 <text:s/></text:p>
          </table:table-cell>
          <table:table-cell table:style-name="ce37" office:value-type="float" office:value="1.1953" calcext:value-type="float">
            <text:p><text:s/>1.20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 92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8465" calcext:value-type="float">
            <text:p><text:s/>1.85 <text:s/></text:p>
          </table:table-cell>
          <table:table-cell table:style-name="ce30" office:value-type="float" office:value="76.5813" calcext:value-type="float">
            <text:p><text:s/>76.58 <text:s/></text:p>
          </table:table-cell>
          <table:table-cell table:style-name="ce30" office:value-type="float" office:value="53.7693" calcext:value-type="float">
            <text:p><text:s/>53.77 <text:s/></text:p>
          </table:table-cell>
          <table:table-cell table:style-name="ce30" office:value-type="float" office:value="9.2468" calcext:value-type="float">
            <text:p><text:s/>9.25 <text:s/></text:p>
          </table:table-cell>
          <table:table-cell table:style-name="ce30" office:value-type="float" office:value="13.5652" calcext:value-type="float">
            <text:p><text:s/>13.57 <text:s/></text:p>
          </table:table-cell>
          <table:table-cell table:style-name="ce30" office:value-type="float" office:value="18.6019" calcext:value-type="float">
            <text:p><text:s/>18.60 <text:s/></text:p>
          </table:table-cell>
          <table:table-cell table:style-name="ce30" office:value-type="float" office:value="2.9701" calcext:value-type="float">
            <text:p><text:s/>2.97 <text:s/></text:p>
          </table:table-cell>
          <table:table-cell table:style-name="ce30" office:value-type="float" office:value="1.4514" calcext:value-type="float">
            <text:p><text:s/>1.4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02" calcext:value-type="float">
            <text:p><text:s/>0.00 <text:s/></text:p>
          </table:table-cell>
          <table:table-cell table:style-name="ce30" office:value-type="float" office:value="0.0113" calcext:value-type="float">
            <text:p><text:s/>0.01 <text:s/></text:p>
          </table:table-cell>
          <table:table-cell table:style-name="ce30" office:value-type="float" office:value="0.1885" calcext:value-type="float">
            <text:p><text:s/>0.19 <text:s/></text:p>
          </table:table-cell>
          <table:table-cell table:style-name="ce38" office:value-type="float" office:value="1.3185" calcext:value-type="float">
            <text:p><text:s/>1.32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 93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5319" calcext:value-type="float">
            <text:p><text:s/>1.53 <text:s/></text:p>
          </table:table-cell>
          <table:table-cell table:style-name="ce30" office:value-type="float" office:value="77.3711" calcext:value-type="float">
            <text:p><text:s/>77.37 <text:s/></text:p>
          </table:table-cell>
          <table:table-cell table:style-name="ce30" office:value-type="float" office:value="52.8305" calcext:value-type="float">
            <text:p><text:s/>52.83 <text:s/></text:p>
          </table:table-cell>
          <table:table-cell table:style-name="ce30" office:value-type="float" office:value="7.9841" calcext:value-type="float">
            <text:p><text:s/>7.98 <text:s/></text:p>
          </table:table-cell>
          <table:table-cell table:style-name="ce30" office:value-type="float" office:value="16.5564" calcext:value-type="float">
            <text:p><text:s/>16.56 <text:s/></text:p>
          </table:table-cell>
          <table:table-cell table:style-name="ce30" office:value-type="float" office:value="18.0818" calcext:value-type="float">
            <text:p><text:s/>18.08 <text:s/></text:p>
          </table:table-cell>
          <table:table-cell table:style-name="ce30" office:value-type="float" office:value="3.0151" calcext:value-type="float">
            <text:p><text:s/>3.02 <text:s/></text:p>
          </table:table-cell>
          <table:table-cell table:style-name="ce30" office:value-type="float" office:value="1.4697" calcext:value-type="float">
            <text:p><text:s/>1.47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02" calcext:value-type="float">
            <text:p><text:s/>0.00 <text:s/></text:p>
          </table:table-cell>
          <table:table-cell table:style-name="ce30" office:value-type="float" office:value="0.0115" calcext:value-type="float">
            <text:p><text:s/>0.01 <text:s/></text:p>
          </table:table-cell>
          <table:table-cell table:style-name="ce30" office:value-type="float" office:value="0.1595" calcext:value-type="float">
            <text:p><text:s/>0.16 <text:s/></text:p>
          </table:table-cell>
          <table:table-cell table:style-name="ce38" office:value-type="float" office:value="1.3739" calcext:value-type="float">
            <text:p><text:s/>1.37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 94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6871" calcext:value-type="float">
            <text:p><text:s/>1.69 <text:s/></text:p>
          </table:table-cell>
          <table:table-cell table:style-name="ce30" office:value-type="float" office:value="77.4291" calcext:value-type="float">
            <text:p><text:s/>77.43 <text:s/></text:p>
          </table:table-cell>
          <table:table-cell table:style-name="ce30" office:value-type="float" office:value="52.8025" calcext:value-type="float">
            <text:p><text:s/>52.80 <text:s/></text:p>
          </table:table-cell>
          <table:table-cell table:style-name="ce30" office:value-type="float" office:value="7.5217" calcext:value-type="float">
            <text:p><text:s/>7.52 <text:s/></text:p>
          </table:table-cell>
          <table:table-cell table:style-name="ce30" office:value-type="float" office:value="17.1048" calcext:value-type="float">
            <text:p><text:s/>17.10 <text:s/></text:p>
          </table:table-cell>
          <table:table-cell table:style-name="ce30" office:value-type="float" office:value="17.5691" calcext:value-type="float">
            <text:p><text:s/>17.57 <text:s/></text:p>
          </table:table-cell>
          <table:table-cell table:style-name="ce30" office:value-type="float" office:value="3.3145" calcext:value-type="float">
            <text:p><text:s/>3.31 <text:s/></text:p>
          </table:table-cell>
          <table:table-cell table:style-name="ce30" office:value-type="float" office:value="1.7895" calcext:value-type="float">
            <text:p><text:s/>1.79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04" calcext:value-type="float">
            <text:p><text:s/>0.00 <text:s/></text:p>
          </table:table-cell>
          <table:table-cell table:style-name="ce30" office:value-type="float" office:value="0.0401" calcext:value-type="float">
            <text:p><text:s/>0.04 <text:s/></text:p>
          </table:table-cell>
          <table:table-cell table:style-name="ce30" office:value-type="float" office:value="0.1421" calcext:value-type="float">
            <text:p><text:s/>0.14 <text:s/></text:p>
          </table:table-cell>
          <table:table-cell table:style-name="ce38" office:value-type="float" office:value="1.3422" calcext:value-type="float">
            <text:p><text:s/>1.34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 95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6603" calcext:value-type="float">
            <text:p><text:s/>1.66 <text:s/></text:p>
          </table:table-cell>
          <table:table-cell table:style-name="ce30" office:value-type="float" office:value="78.1238" calcext:value-type="float">
            <text:p><text:s/>78.12 <text:s/></text:p>
          </table:table-cell>
          <table:table-cell table:style-name="ce30" office:value-type="float" office:value="52.6972" calcext:value-type="float">
            <text:p><text:s/>52.70 <text:s/></text:p>
          </table:table-cell>
          <table:table-cell table:style-name="ce30" office:value-type="float" office:value="8.397" calcext:value-type="float">
            <text:p><text:s/>8.40 <text:s/></text:p>
          </table:table-cell>
          <table:table-cell table:style-name="ce30" office:value-type="float" office:value="17.0294" calcext:value-type="float">
            <text:p><text:s/>17.03 <text:s/></text:p>
          </table:table-cell>
          <table:table-cell table:style-name="ce30" office:value-type="float" office:value="16.9279" calcext:value-type="float">
            <text:p><text:s/>16.93 <text:s/></text:p>
          </table:table-cell>
          <table:table-cell table:style-name="ce30" office:value-type="float" office:value="3.2878" calcext:value-type="float">
            <text:p><text:s/>3.29 <text:s/></text:p>
          </table:table-cell>
          <table:table-cell table:style-name="ce30" office:value-type="float" office:value="1.7358" calcext:value-type="float">
            <text:p><text:s/>1.74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06" calcext:value-type="float">
            <text:p><text:s/>0.00 <text:s/></text:p>
          </table:table-cell>
          <table:table-cell table:style-name="ce30" office:value-type="float" office:value="0.1172" calcext:value-type="float">
            <text:p><text:s/>0.12 <text:s/></text:p>
          </table:table-cell>
          <table:table-cell table:style-name="ce30" office:value-type="float" office:value="0.1364" calcext:value-type="float">
            <text:p><text:s/>0.14 <text:s/></text:p>
          </table:table-cell>
          <table:table-cell table:style-name="ce38" office:value-type="float" office:value="1.2977" calcext:value-type="float">
            <text:p><text:s/>1.30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 96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6176" calcext:value-type="float">
            <text:p><text:s/>1.62 <text:s/></text:p>
          </table:table-cell>
          <table:table-cell table:style-name="ce30" office:value-type="float" office:value="78.2833" calcext:value-type="float">
            <text:p><text:s/>78.28 <text:s/></text:p>
          </table:table-cell>
          <table:table-cell table:style-name="ce30" office:value-type="float" office:value="52.8716" calcext:value-type="float">
            <text:p><text:s/>52.87 <text:s/></text:p>
          </table:table-cell>
          <table:table-cell table:style-name="ce30" office:value-type="float" office:value="6.8885" calcext:value-type="float">
            <text:p><text:s/>6.89 <text:s/></text:p>
          </table:table-cell>
          <table:table-cell table:style-name="ce30" office:value-type="float" office:value="18.5231" calcext:value-type="float">
            <text:p><text:s/>18.52 <text:s/></text:p>
          </table:table-cell>
          <table:table-cell table:style-name="ce30" office:value-type="float" office:value="16.6747" calcext:value-type="float">
            <text:p><text:s/>16.67 <text:s/></text:p>
          </table:table-cell>
          <table:table-cell table:style-name="ce30" office:value-type="float" office:value="3.4242" calcext:value-type="float">
            <text:p><text:s/>3.42 <text:s/></text:p>
          </table:table-cell>
          <table:table-cell table:style-name="ce30" office:value-type="float" office:value="1.817" calcext:value-type="float">
            <text:p><text:s/>1.8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08" calcext:value-type="float">
            <text:p><text:s/>0.00 <text:s/></text:p>
          </table:table-cell>
          <table:table-cell table:style-name="ce30" office:value-type="float" office:value="0.1807" calcext:value-type="float">
            <text:p><text:s/>0.18 <text:s/></text:p>
          </table:table-cell>
          <table:table-cell table:style-name="ce30" office:value-type="float" office:value="0.1243" calcext:value-type="float">
            <text:p><text:s/>0.12 <text:s/></text:p>
          </table:table-cell>
          <table:table-cell table:style-name="ce38" office:value-type="float" office:value="1.3011" calcext:value-type="float">
            <text:p><text:s/>1.30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 97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4549" calcext:value-type="float">
            <text:p><text:s/>1.45 <text:s/></text:p>
          </table:table-cell>
          <table:table-cell table:style-name="ce30" office:value-type="float" office:value="77.9471" calcext:value-type="float">
            <text:p><text:s/>77.95 <text:s/></text:p>
          </table:table-cell>
          <table:table-cell table:style-name="ce30" office:value-type="float" office:value="51.2984" calcext:value-type="float">
            <text:p><text:s/>51.30 <text:s/></text:p>
          </table:table-cell>
          <table:table-cell table:style-name="ce30" office:value-type="float" office:value="6.2918" calcext:value-type="float">
            <text:p><text:s/>6.29 <text:s/></text:p>
          </table:table-cell>
          <table:table-cell table:style-name="ce30" office:value-type="float" office:value="20.3569" calcext:value-type="float">
            <text:p><text:s/>20.36 <text:s/></text:p>
          </table:table-cell>
          <table:table-cell table:style-name="ce30" office:value-type="float" office:value="17.1321" calcext:value-type="float">
            <text:p><text:s/>17.13 <text:s/></text:p>
          </table:table-cell>
          <table:table-cell table:style-name="ce30" office:value-type="float" office:value="3.4657" calcext:value-type="float">
            <text:p><text:s/>3.47 <text:s/></text:p>
          </table:table-cell>
          <table:table-cell table:style-name="ce30" office:value-type="float" office:value="1.8065" calcext:value-type="float">
            <text:p><text:s/>1.81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18" calcext:value-type="float">
            <text:p><text:s/>0.00 <text:s/></text:p>
          </table:table-cell>
          <table:table-cell table:style-name="ce30" office:value-type="float" office:value="0.2468" calcext:value-type="float">
            <text:p><text:s/>0.25 <text:s/></text:p>
          </table:table-cell>
          <table:table-cell table:style-name="ce30" office:value-type="float" office:value="0.1143" calcext:value-type="float">
            <text:p><text:s/>0.11 <text:s/></text:p>
          </table:table-cell>
          <table:table-cell table:style-name="ce38" office:value-type="float" office:value="1.2961" calcext:value-type="float">
            <text:p><text:s/>1.30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 98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4367" calcext:value-type="float">
            <text:p><text:s/>1.44 <text:s/></text:p>
          </table:table-cell>
          <table:table-cell table:style-name="ce30" office:value-type="float" office:value="77.0968" calcext:value-type="float">
            <text:p><text:s/>77.10 <text:s/></text:p>
          </table:table-cell>
          <table:table-cell table:style-name="ce30" office:value-type="float" office:value="52.4761" calcext:value-type="float">
            <text:p><text:s/>52.48 <text:s/></text:p>
          </table:table-cell>
          <table:table-cell table:style-name="ce30" office:value-type="float" office:value="4.0672" calcext:value-type="float">
            <text:p><text:s/>4.07 <text:s/></text:p>
          </table:table-cell>
          <table:table-cell table:style-name="ce30" office:value-type="float" office:value="20.5534" calcext:value-type="float">
            <text:p><text:s/>20.55 <text:s/></text:p>
          </table:table-cell>
          <table:table-cell table:style-name="ce30" office:value-type="float" office:value="18.0714" calcext:value-type="float">
            <text:p><text:s/>18.07 <text:s/></text:p>
          </table:table-cell>
          <table:table-cell table:style-name="ce30" office:value-type="float" office:value="3.3948" calcext:value-type="float">
            <text:p><text:s/>3.39 <text:s/></text:p>
          </table:table-cell>
          <table:table-cell table:style-name="ce30" office:value-type="float" office:value="1.6294" calcext:value-type="float">
            <text:p><text:s/>1.63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39" calcext:value-type="float">
            <text:p><text:s/>0.00 <text:s/></text:p>
          </table:table-cell>
          <table:table-cell table:style-name="ce30" office:value-type="float" office:value="0.3419" calcext:value-type="float">
            <text:p><text:s/>0.34 <text:s/></text:p>
          </table:table-cell>
          <table:table-cell table:style-name="ce30" office:value-type="float" office:value="0.0997" calcext:value-type="float">
            <text:p><text:s/>0.10 <text:s/></text:p>
          </table:table-cell>
          <table:table-cell table:style-name="ce38" office:value-type="float" office:value="1.3198" calcext:value-type="float">
            <text:p><text:s/>1.32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 99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2389" calcext:value-type="float">
            <text:p><text:s/>1.24 <text:s/></text:p>
          </table:table-cell>
          <table:table-cell table:style-name="ce30" office:value-type="float" office:value="78.4142" calcext:value-type="float">
            <text:p><text:s/>78.41 <text:s/></text:p>
          </table:table-cell>
          <table:table-cell table:style-name="ce30" office:value-type="float" office:value="49.5364" calcext:value-type="float">
            <text:p><text:s/>49.54 <text:s/></text:p>
          </table:table-cell>
          <table:table-cell table:style-name="ce30" office:value-type="float" office:value="4.4926" calcext:value-type="float">
            <text:p><text:s/>4.49 <text:s/></text:p>
          </table:table-cell>
          <table:table-cell table:style-name="ce30" office:value-type="float" office:value="24.3852" calcext:value-type="float">
            <text:p><text:s/>24.39 <text:s/></text:p>
          </table:table-cell>
          <table:table-cell table:style-name="ce30" office:value-type="float" office:value="16.8497" calcext:value-type="float">
            <text:p><text:s/>16.85 <text:s/></text:p>
          </table:table-cell>
          <table:table-cell table:style-name="ce30" office:value-type="float" office:value="3.497" calcext:value-type="float">
            <text:p><text:s/>3.50 <text:s/></text:p>
          </table:table-cell>
          <table:table-cell table:style-name="ce30" office:value-type="float" office:value="1.6976" calcext:value-type="float">
            <text:p><text:s/>1.7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87" calcext:value-type="float">
            <text:p><text:s/>0.01 <text:s/></text:p>
          </table:table-cell>
          <table:table-cell table:style-name="ce30" office:value-type="float" office:value="0.4154" calcext:value-type="float">
            <text:p><text:s/>0.42 <text:s/></text:p>
          </table:table-cell>
          <table:table-cell table:style-name="ce30" office:value-type="float" office:value="0.1093" calcext:value-type="float">
            <text:p><text:s/>0.11 <text:s/></text:p>
          </table:table-cell>
          <table:table-cell table:style-name="ce38" office:value-type="float" office:value="1.2659" calcext:value-type="float">
            <text:p><text:s/>1.27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100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508" calcext:value-type="float">
            <text:p><text:s/>1.15 <text:s/></text:p>
          </table:table-cell>
          <table:table-cell table:style-name="ce30" office:value-type="float" office:value="78.5833" calcext:value-type="float">
            <text:p><text:s/>78.58 <text:s/></text:p>
          </table:table-cell>
          <table:table-cell table:style-name="ce30" office:value-type="float" office:value="49.3664" calcext:value-type="float">
            <text:p><text:s/>49.37 <text:s/></text:p>
          </table:table-cell>
          <table:table-cell table:style-name="ce30" office:value-type="float" office:value="3.7554" calcext:value-type="float">
            <text:p><text:s/>3.76 <text:s/></text:p>
          </table:table-cell>
          <table:table-cell table:style-name="ce30" office:value-type="float" office:value="25.4615" calcext:value-type="float">
            <text:p><text:s/>25.46 <text:s/></text:p>
          </table:table-cell>
          <table:table-cell table:style-name="ce30" office:value-type="float" office:value="16.7018" calcext:value-type="float">
            <text:p><text:s/>16.70 <text:s/></text:p>
          </table:table-cell>
          <table:table-cell table:style-name="ce30" office:value-type="float" office:value="3.5639" calcext:value-type="float">
            <text:p><text:s/>3.56 <text:s/></text:p>
          </table:table-cell>
          <table:table-cell table:style-name="ce30" office:value-type="float" office:value="1.5861" calcext:value-type="float">
            <text:p><text:s/>1.59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244" calcext:value-type="float">
            <text:p><text:s/>0.02 <text:s/></text:p>
          </table:table-cell>
          <table:table-cell table:style-name="ce30" office:value-type="float" office:value="0.5919" calcext:value-type="float">
            <text:p><text:s/>0.59 <text:s/></text:p>
          </table:table-cell>
          <table:table-cell table:style-name="ce30" office:value-type="float" office:value="0.0936" calcext:value-type="float">
            <text:p><text:s/>0.09 <text:s/></text:p>
          </table:table-cell>
          <table:table-cell table:style-name="ce38" office:value-type="float" office:value="1.2677" calcext:value-type="float">
            <text:p><text:s/>1.27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101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73" calcext:value-type="float">
            <text:p><text:s/>1.17 <text:s/></text:p>
          </table:table-cell>
          <table:table-cell table:style-name="ce30" office:value-type="float" office:value="78.4239" calcext:value-type="float">
            <text:p><text:s/>78.42 <text:s/></text:p>
          </table:table-cell>
          <table:table-cell table:style-name="ce30" office:value-type="float" office:value="48.9074" calcext:value-type="float">
            <text:p><text:s/>48.91 <text:s/></text:p>
          </table:table-cell>
          <table:table-cell table:style-name="ce30" office:value-type="float" office:value="3.0392" calcext:value-type="float">
            <text:p><text:s/>3.04 <text:s/></text:p>
          </table:table-cell>
          <table:table-cell table:style-name="ce30" office:value-type="float" office:value="26.4772" calcext:value-type="float">
            <text:p><text:s/>26.48 <text:s/></text:p>
          </table:table-cell>
          <table:table-cell table:style-name="ce30" office:value-type="float" office:value="16.1445" calcext:value-type="float">
            <text:p><text:s/>16.14 <text:s/></text:p>
          </table:table-cell>
          <table:table-cell table:style-name="ce30" office:value-type="float" office:value="4.2584" calcext:value-type="float">
            <text:p><text:s/>4.26 <text:s/></text:p>
          </table:table-cell>
          <table:table-cell table:style-name="ce30" office:value-type="float" office:value="2.2644" calcext:value-type="float">
            <text:p><text:s/>2.2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638" calcext:value-type="float">
            <text:p><text:s/>0.06 <text:s/></text:p>
          </table:table-cell>
          <table:table-cell table:style-name="ce30" office:value-type="float" office:value="0.5645" calcext:value-type="float">
            <text:p><text:s/>0.56 <text:s/></text:p>
          </table:table-cell>
          <table:table-cell table:style-name="ce30" office:value-type="float" office:value="0.0964" calcext:value-type="float">
            <text:p><text:s/>0.10 <text:s/></text:p>
          </table:table-cell>
          <table:table-cell table:style-name="ce38" office:value-type="float" office:value="1.2691" calcext:value-type="float">
            <text:p><text:s/>1.27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102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263" calcext:value-type="float">
            <text:p><text:s/>1.26 <text:s/></text:p>
          </table:table-cell>
          <table:table-cell table:style-name="ce30" office:value-type="float" office:value="77.9339" calcext:value-type="float">
            <text:p><text:s/>77.93 <text:s/></text:p>
          </table:table-cell>
          <table:table-cell table:style-name="ce30" office:value-type="float" office:value="48.1378" calcext:value-type="float">
            <text:p><text:s/>48.14 <text:s/></text:p>
          </table:table-cell>
          <table:table-cell table:style-name="ce30" office:value-type="float" office:value="2.6942" calcext:value-type="float">
            <text:p><text:s/>2.69 <text:s/></text:p>
          </table:table-cell>
          <table:table-cell table:style-name="ce30" office:value-type="float" office:value="27.1018" calcext:value-type="float">
            <text:p><text:s/>27.10 <text:s/></text:p>
          </table:table-cell>
          <table:table-cell table:style-name="ce30" office:value-type="float" office:value="16.5012" calcext:value-type="float">
            <text:p><text:s/>16.50 <text:s/></text:p>
          </table:table-cell>
          <table:table-cell table:style-name="ce30" office:value-type="float" office:value="4.3018" calcext:value-type="float">
            <text:p><text:s/>4.30 <text:s/></text:p>
          </table:table-cell>
          <table:table-cell table:style-name="ce30" office:value-type="float" office:value="2.149" calcext:value-type="float">
            <text:p><text:s/>2.1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1272" calcext:value-type="float">
            <text:p><text:s/>0.13 <text:s/></text:p>
          </table:table-cell>
          <table:table-cell table:style-name="ce30" office:value-type="float" office:value="0.6499" calcext:value-type="float">
            <text:p><text:s/>0.65 <text:s/></text:p>
          </table:table-cell>
          <table:table-cell table:style-name="ce30" office:value-type="float" office:value="0.0893" calcext:value-type="float">
            <text:p><text:s/>0.09 <text:s/></text:p>
          </table:table-cell>
          <table:table-cell table:style-name="ce38" office:value-type="float" office:value="1.2862" calcext:value-type="float">
            <text:p><text:s/>1.29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103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2006" calcext:value-type="float">
            <text:p><text:s/>1.20 <text:s/></text:p>
          </table:table-cell>
          <table:table-cell table:style-name="ce30" office:value-type="float" office:value="78.6768" calcext:value-type="float">
            <text:p><text:s/>78.68 <text:s/></text:p>
          </table:table-cell>
          <table:table-cell table:style-name="ce30" office:value-type="float" office:value="47.4874" calcext:value-type="float">
            <text:p><text:s/>47.49 <text:s/></text:p>
          </table:table-cell>
          <table:table-cell table:style-name="ce30" office:value-type="float" office:value="3.0816" calcext:value-type="float">
            <text:p><text:s/>3.08 <text:s/></text:p>
          </table:table-cell>
          <table:table-cell table:style-name="ce30" office:value-type="float" office:value="28.1077" calcext:value-type="float">
            <text:p><text:s/>28.11 <text:s/></text:p>
          </table:table-cell>
          <table:table-cell table:style-name="ce30" office:value-type="float" office:value="16.3057" calcext:value-type="float">
            <text:p><text:s/>16.31 <text:s/></text:p>
          </table:table-cell>
          <table:table-cell table:style-name="ce30" office:value-type="float" office:value="3.8168" calcext:value-type="float">
            <text:p><text:s/>3.82 <text:s/></text:p>
          </table:table-cell>
          <table:table-cell table:style-name="ce30" office:value-type="float" office:value="1.6609" calcext:value-type="float">
            <text:p><text:s/>1.6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2033" calcext:value-type="float">
            <text:p><text:s/>0.20 <text:s/></text:p>
          </table:table-cell>
          <table:table-cell table:style-name="ce30" office:value-type="float" office:value="0.5771" calcext:value-type="float">
            <text:p><text:s/>0.58 <text:s/></text:p>
          </table:table-cell>
          <table:table-cell table:style-name="ce30" office:value-type="float" office:value="0.096" calcext:value-type="float">
            <text:p><text:s/>0.10 <text:s/></text:p>
          </table:table-cell>
          <table:table-cell table:style-name="ce38" office:value-type="float" office:value="1.2792" calcext:value-type="float">
            <text:p><text:s/>1.28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104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756" calcext:value-type="float">
            <text:p><text:s/>1.18 <text:s/></text:p>
          </table:table-cell>
          <table:table-cell table:style-name="ce30" office:value-type="float" office:value="80.6377" calcext:value-type="float">
            <text:p><text:s/>80.64 <text:s/></text:p>
          </table:table-cell>
          <table:table-cell table:style-name="ce30" office:value-type="float" office:value="45.3874" calcext:value-type="float">
            <text:p><text:s/>45.39 <text:s/></text:p>
          </table:table-cell>
          <table:table-cell table:style-name="ce30" office:value-type="float" office:value="4.6434" calcext:value-type="float">
            <text:p><text:s/>4.64 <text:s/></text:p>
          </table:table-cell>
          <table:table-cell table:style-name="ce30" office:value-type="float" office:value="30.6068" calcext:value-type="float">
            <text:p><text:s/>30.61 <text:s/></text:p>
          </table:table-cell>
          <table:table-cell table:style-name="ce30" office:value-type="float" office:value="14.1283" calcext:value-type="float">
            <text:p><text:s/>14.13 <text:s/></text:p>
          </table:table-cell>
          <table:table-cell table:style-name="ce30" office:value-type="float" office:value="4.0582" calcext:value-type="float">
            <text:p><text:s/>4.06 <text:s/></text:p>
          </table:table-cell>
          <table:table-cell table:style-name="ce30" office:value-type="float" office:value="1.7316" calcext:value-type="float">
            <text:p><text:s/>1.73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3293" calcext:value-type="float">
            <text:p><text:s/>0.33 <text:s/></text:p>
          </table:table-cell>
          <table:table-cell table:style-name="ce30" office:value-type="float" office:value="0.5908" calcext:value-type="float">
            <text:p><text:s/>0.59 <text:s/></text:p>
          </table:table-cell>
          <table:table-cell table:style-name="ce30" office:value-type="float" office:value="0.0953" calcext:value-type="float">
            <text:p><text:s/>0.10 <text:s/></text:p>
          </table:table-cell>
          <table:table-cell table:style-name="ce38" office:value-type="float" office:value="1.3109" calcext:value-type="float">
            <text:p><text:s/>1.31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105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247" calcext:value-type="float">
            <text:p><text:s/>1.25 <text:s/></text:p>
          </table:table-cell>
          <table:table-cell table:style-name="ce30" office:value-type="float" office:value="81.9448" calcext:value-type="float">
            <text:p><text:s/>81.94 <text:s/></text:p>
          </table:table-cell>
          <table:table-cell table:style-name="ce30" office:value-type="float" office:value="45.9029" calcext:value-type="float">
            <text:p><text:s/>45.90 <text:s/></text:p>
          </table:table-cell>
          <table:table-cell table:style-name="ce30" office:value-type="float" office:value="4.5015" calcext:value-type="float">
            <text:p><text:s/>4.50 <text:s/></text:p>
          </table:table-cell>
          <table:table-cell table:style-name="ce30" office:value-type="float" office:value="31.5403" calcext:value-type="float">
            <text:p><text:s/>31.54 <text:s/></text:p>
          </table:table-cell>
          <table:table-cell table:style-name="ce30" office:value-type="float" office:value="11.988" calcext:value-type="float">
            <text:p><text:s/>11.99 <text:s/></text:p>
          </table:table-cell>
          <table:table-cell table:style-name="ce30" office:value-type="float" office:value="4.82" calcext:value-type="float">
            <text:p><text:s/>4.82 <text:s/></text:p>
          </table:table-cell>
          <table:table-cell table:style-name="ce30" office:value-type="float" office:value="2.4846" calcext:value-type="float">
            <text:p><text:s/>2.48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4199" calcext:value-type="float">
            <text:p><text:s/>0.42 <text:s/></text:p>
          </table:table-cell>
          <table:table-cell table:style-name="ce30" office:value-type="float" office:value="0.5517" calcext:value-type="float">
            <text:p><text:s/>0.55 <text:s/></text:p>
          </table:table-cell>
          <table:table-cell table:style-name="ce30" office:value-type="float" office:value="0.0777" calcext:value-type="float">
            <text:p><text:s/>0.08 <text:s/></text:p>
          </table:table-cell>
          <table:table-cell table:style-name="ce38" office:value-type="float" office:value="1.286" calcext:value-type="float">
            <text:p><text:s/>1.29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106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2335" calcext:value-type="float">
            <text:p><text:s/>1.23 <text:s/></text:p>
          </table:table-cell>
          <table:table-cell table:style-name="ce30" office:value-type="float" office:value="85.8857" calcext:value-type="float">
            <text:p><text:s/>85.89 <text:s/></text:p>
          </table:table-cell>
          <table:table-cell table:style-name="ce30" office:value-type="float" office:value="47.3525" calcext:value-type="float">
            <text:p><text:s/>47.35 <text:s/></text:p>
          </table:table-cell>
          <table:table-cell table:style-name="ce30" office:value-type="float" office:value="4.7031" calcext:value-type="float">
            <text:p><text:s/>4.70 <text:s/></text:p>
          </table:table-cell>
          <table:table-cell table:style-name="ce30" office:value-type="float" office:value="33.8301" calcext:value-type="float">
            <text:p><text:s/>33.83 <text:s/></text:p>
          </table:table-cell>
          <table:table-cell table:style-name="ce30" office:value-type="float" office:value="8.3052" calcext:value-type="float">
            <text:p><text:s/>8.31 <text:s/></text:p>
          </table:table-cell>
          <table:table-cell table:style-name="ce30" office:value-type="float" office:value="4.5754" calcext:value-type="float">
            <text:p><text:s/>4.58 <text:s/></text:p>
          </table:table-cell>
          <table:table-cell table:style-name="ce30" office:value-type="float" office:value="2.0154" calcext:value-type="float">
            <text:p><text:s/>2.0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6169" calcext:value-type="float">
            <text:p><text:s/>0.62 <text:s/></text:p>
          </table:table-cell>
          <table:table-cell table:style-name="ce30" office:value-type="float" office:value="0.6373" calcext:value-type="float">
            <text:p><text:s/>0.64 <text:s/></text:p>
          </table:table-cell>
          <table:table-cell table:style-name="ce30" office:value-type="float" office:value="0.0694" calcext:value-type="float">
            <text:p><text:s/>0.07 <text:s/></text:p>
          </table:table-cell>
          <table:table-cell table:style-name="ce38" office:value-type="float" office:value="1.2362" calcext:value-type="float">
            <text:p><text:s/>1.24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107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2232" calcext:value-type="float">
            <text:p><text:s/>1.22 <text:s/></text:p>
          </table:table-cell>
          <table:table-cell table:style-name="ce30" office:value-type="float" office:value="84.1386" calcext:value-type="float">
            <text:p><text:s/>84.14 <text:s/></text:p>
          </table:table-cell>
          <table:table-cell table:style-name="ce30" office:value-type="float" office:value="47.6364" calcext:value-type="float">
            <text:p><text:s/>47.64 <text:s/></text:p>
          </table:table-cell>
          <table:table-cell table:style-name="ce30" office:value-type="float" office:value="2.9658" calcext:value-type="float">
            <text:p><text:s/>2.97 <text:s/></text:p>
          </table:table-cell>
          <table:table-cell table:style-name="ce30" office:value-type="float" office:value="33.5362" calcext:value-type="float">
            <text:p><text:s/>33.54 <text:s/></text:p>
          </table:table-cell>
          <table:table-cell table:style-name="ce30" office:value-type="float" office:value="10.0462" calcext:value-type="float">
            <text:p><text:s/>10.05 <text:s/></text:p>
          </table:table-cell>
          <table:table-cell table:style-name="ce30" office:value-type="float" office:value="4.5918" calcext:value-type="float">
            <text:p><text:s/>4.59 <text:s/></text:p>
          </table:table-cell>
          <table:table-cell table:style-name="ce30" office:value-type="float" office:value="1.6264" calcext:value-type="float">
            <text:p><text:s/>1.63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9842" calcext:value-type="float">
            <text:p><text:s/>0.98 <text:s/></text:p>
          </table:table-cell>
          <table:table-cell table:style-name="ce30" office:value-type="float" office:value="0.6195" calcext:value-type="float">
            <text:p><text:s/>0.62 <text:s/></text:p>
          </table:table-cell>
          <table:table-cell table:style-name="ce30" office:value-type="float" office:value="0.0672" calcext:value-type="float">
            <text:p><text:s/>0.07 <text:s/></text:p>
          </table:table-cell>
          <table:table-cell table:style-name="ce38" office:value-type="float" office:value="1.2943" calcext:value-type="float">
            <text:p><text:s/>1.29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108年</text:p>
          </table:table-cell>
          <table:table-cell table:style-name="ce12"/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7" calcext:value-type="float">
            <text:p><text:s/>1.17 <text:s/></text:p>
          </table:table-cell>
          <table:table-cell table:style-name="ce30" office:value-type="float" office:value="81.4786" calcext:value-type="float">
            <text:p><text:s/>81.48 <text:s/></text:p>
          </table:table-cell>
          <table:table-cell table:style-name="ce30" office:value-type="float" office:value="46.1035" calcext:value-type="float">
            <text:p><text:s/>46.10 <text:s/></text:p>
          </table:table-cell>
          <table:table-cell table:style-name="ce30" office:value-type="float" office:value="2.1335" calcext:value-type="float">
            <text:p><text:s/>2.13 <text:s/></text:p>
          </table:table-cell>
          <table:table-cell table:style-name="ce30" office:value-type="float" office:value="33.2416" calcext:value-type="float">
            <text:p><text:s/>33.24 <text:s/></text:p>
          </table:table-cell>
          <table:table-cell table:style-name="ce30" office:value-type="float" office:value="11.7886" calcext:value-type="float">
            <text:p><text:s/>11.79 <text:s/></text:p>
          </table:table-cell>
          <table:table-cell table:style-name="ce30" office:value-type="float" office:value="5.5626" calcext:value-type="float">
            <text:p><text:s/>5.56 <text:s/></text:p>
          </table:table-cell>
          <table:table-cell table:style-name="ce30" office:value-type="float" office:value="2.0222" calcext:value-type="float">
            <text:p><text:s/>2.02 <text:s/></text:p>
          </table:table-cell>
          <table:table-cell table:style-name="ce30" office:value-type="float" office:value="0.0002" calcext:value-type="float">
            <text:p><text:s/>0.00 <text:s/></text:p>
          </table:table-cell>
          <table:table-cell table:style-name="ce30" office:value-type="float" office:value="1.464" calcext:value-type="float">
            <text:p><text:s/>1.46 <text:s/></text:p>
          </table:table-cell>
          <table:table-cell table:style-name="ce30" office:value-type="float" office:value="0.6901" calcext:value-type="float">
            <text:p><text:s/>0.69 <text:s/></text:p>
          </table:table-cell>
          <table:table-cell table:style-name="ce30" office:value-type="float" office:value="0.0619" calcext:value-type="float">
            <text:p><text:s/>0.06 <text:s/></text:p>
          </table:table-cell>
          <table:table-cell table:style-name="ce38" office:value-type="float" office:value="1.324" calcext:value-type="float">
            <text:p><text:s/>1.32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/>
          <table:table-cell table:style-name="ce17"/>
          <table:table-cell table:style-name="ce24"/>
          <table:table-cell table:style-name="ce30" table:number-columns-repeated="12"/>
          <table:table-cell table:style-name="ce38"/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109年</text:p>
          </table:table-cell>
          <table:table-cell table:style-name="ce12" office:value-type="string" calcext:value-type="string">
            <text:p><text:s/>1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2034" calcext:value-type="float">
            <text:p><text:s/>1.20 <text:s/></text:p>
          </table:table-cell>
          <table:table-cell table:style-name="ce30" office:value-type="float" office:value="79.3314" calcext:value-type="float">
            <text:p><text:s/>79.33 <text:s/></text:p>
          </table:table-cell>
          <table:table-cell table:style-name="ce30" office:value-type="float" office:value="41.624" calcext:value-type="float">
            <text:p><text:s/>41.62 <text:s/></text:p>
          </table:table-cell>
          <table:table-cell table:style-name="ce30" office:value-type="float" office:value="1.9447" calcext:value-type="float">
            <text:p><text:s/>1.94 <text:s/></text:p>
          </table:table-cell>
          <table:table-cell table:style-name="ce30" office:value-type="float" office:value="35.7626" calcext:value-type="float">
            <text:p><text:s/>35.76 <text:s/></text:p>
          </table:table-cell>
          <table:table-cell table:style-name="ce30" office:value-type="float" office:value="14.4078" calcext:value-type="float">
            <text:p><text:s/>14.41 <text:s/></text:p>
          </table:table-cell>
          <table:table-cell table:style-name="ce30" office:value-type="float" office:value="5.0572" calcext:value-type="float">
            <text:p><text:s/>5.06 <text:s/></text:p>
          </table:table-cell>
          <table:table-cell table:style-name="ce30" office:value-type="float" office:value="0.9406" calcext:value-type="float">
            <text:p><text:s/>0.94 <text:s/></text:p>
          </table:table-cell>
          <table:table-cell table:style-name="ce30" office:value-type="float" office:value="0.0002" calcext:value-type="float">
            <text:p><text:s/>0.00 <text:s/></text:p>
          </table:table-cell>
          <table:table-cell table:style-name="ce30" office:value-type="float" office:value="1.4684" calcext:value-type="float">
            <text:p><text:s/>1.47 <text:s/></text:p>
          </table:table-cell>
          <table:table-cell table:style-name="ce30" office:value-type="float" office:value="0.8941" calcext:value-type="float">
            <text:p><text:s/>0.89 <text:s/></text:p>
          </table:table-cell>
          <table:table-cell table:style-name="ce30" office:value-type="float" office:value="0.0739" calcext:value-type="float">
            <text:p><text:s/>0.07 <text:s/></text:p>
          </table:table-cell>
          <table:table-cell table:style-name="ce38" office:value-type="float" office:value="1.6798" calcext:value-type="float">
            <text:p><text:s/>1.68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<text:s/>2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089" calcext:value-type="float">
            <text:p><text:s/>1.11 <text:s/></text:p>
          </table:table-cell>
          <table:table-cell table:style-name="ce30" office:value-type="float" office:value="80.6172" calcext:value-type="float">
            <text:p><text:s/>80.62 <text:s/></text:p>
          </table:table-cell>
          <table:table-cell table:style-name="ce30" office:value-type="float" office:value="41.5971" calcext:value-type="float">
            <text:p><text:s/>41.60 <text:s/></text:p>
          </table:table-cell>
          <table:table-cell table:style-name="ce30" office:value-type="float" office:value="1.7001" calcext:value-type="float">
            <text:p><text:s/>1.70 <text:s/></text:p>
          </table:table-cell>
          <table:table-cell table:style-name="ce30" office:value-type="float" office:value="37.3199" calcext:value-type="float">
            <text:p><text:s/>37.32 <text:s/></text:p>
          </table:table-cell>
          <table:table-cell table:style-name="ce30" office:value-type="float" office:value="12.4715" calcext:value-type="float">
            <text:p><text:s/>12.47 <text:s/></text:p>
          </table:table-cell>
          <table:table-cell table:style-name="ce30" office:value-type="float" office:value="5.8022" calcext:value-type="float">
            <text:p><text:s/>5.80 <text:s/></text:p>
          </table:table-cell>
          <table:table-cell table:style-name="ce30" office:value-type="float" office:value="1.1768" calcext:value-type="float">
            <text:p><text:s/>1.18 <text:s/></text:p>
          </table:table-cell>
          <table:table-cell table:style-name="ce30" office:value-type="float" office:value="0.0007" calcext:value-type="float">
            <text:p><text:s/>0.00 <text:s/></text:p>
          </table:table-cell>
          <table:table-cell table:style-name="ce30" office:value-type="float" office:value="2.137" calcext:value-type="float">
            <text:p><text:s/>2.14 <text:s/></text:p>
          </table:table-cell>
          <table:table-cell table:style-name="ce30" office:value-type="float" office:value="0.9322" calcext:value-type="float">
            <text:p><text:s/>0.93 <text:s/></text:p>
          </table:table-cell>
          <table:table-cell table:style-name="ce30" office:value-type="float" office:value="0.0671" calcext:value-type="float">
            <text:p><text:s/>0.07 <text:s/></text:p>
          </table:table-cell>
          <table:table-cell table:style-name="ce38" office:value-type="float" office:value="1.4883" calcext:value-type="float">
            <text:p><text:s/>1.49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<text:s/>3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0765" calcext:value-type="float">
            <text:p><text:s/>1.08 <text:s/></text:p>
          </table:table-cell>
          <table:table-cell table:style-name="ce30" office:value-type="float" office:value="82.8583" calcext:value-type="float">
            <text:p><text:s/>82.86 <text:s/></text:p>
          </table:table-cell>
          <table:table-cell table:style-name="ce30" office:value-type="float" office:value="43.2046" calcext:value-type="float">
            <text:p><text:s/>43.20 <text:s/></text:p>
          </table:table-cell>
          <table:table-cell table:style-name="ce30" office:value-type="float" office:value="1.5675" calcext:value-type="float">
            <text:p><text:s/>1.57 <text:s/></text:p>
          </table:table-cell>
          <table:table-cell table:style-name="ce30" office:value-type="float" office:value="38.0861" calcext:value-type="float">
            <text:p><text:s/>38.09 <text:s/></text:p>
          </table:table-cell>
          <table:table-cell table:style-name="ce30" office:value-type="float" office:value="10.0356" calcext:value-type="float">
            <text:p><text:s/>10.04 <text:s/></text:p>
          </table:table-cell>
          <table:table-cell table:style-name="ce30" office:value-type="float" office:value="6.0293" calcext:value-type="float">
            <text:p><text:s/>6.03 <text:s/></text:p>
          </table:table-cell>
          <table:table-cell table:style-name="ce30" office:value-type="float" office:value="1.1061" calcext:value-type="float">
            <text:p><text:s/>1.11 <text:s/></text:p>
          </table:table-cell>
          <table:table-cell table:style-name="ce30" office:value-type="float" office:value="0.0004" calcext:value-type="float">
            <text:p><text:s/>0.00 <text:s/></text:p>
          </table:table-cell>
          <table:table-cell table:style-name="ce30" office:value-type="float" office:value="2.0832" calcext:value-type="float">
            <text:p><text:s/>2.08 <text:s/></text:p>
          </table:table-cell>
          <table:table-cell table:style-name="ce30" office:value-type="float" office:value="1.4483" calcext:value-type="float">
            <text:p><text:s/>1.45 <text:s/></text:p>
          </table:table-cell>
          <table:table-cell table:style-name="ce30" office:value-type="float" office:value="0.0847" calcext:value-type="float">
            <text:p><text:s/>0.08 <text:s/></text:p>
          </table:table-cell>
          <table:table-cell table:style-name="ce38" office:value-type="float" office:value="1.3064" calcext:value-type="float">
            <text:p><text:s/>1.31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<text:s/>4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0775" calcext:value-type="float">
            <text:p><text:s/>1.08 <text:s/></text:p>
          </table:table-cell>
          <table:table-cell table:style-name="ce30" office:value-type="float" office:value="82.58" calcext:value-type="float">
            <text:p><text:s/>82.58 <text:s/></text:p>
          </table:table-cell>
          <table:table-cell table:style-name="ce30" office:value-type="float" office:value="45.6011" calcext:value-type="float">
            <text:p><text:s/>45.60 <text:s/></text:p>
          </table:table-cell>
          <table:table-cell table:style-name="ce30" office:value-type="float" office:value="1.2937" calcext:value-type="float">
            <text:p><text:s/>1.29 <text:s/></text:p>
          </table:table-cell>
          <table:table-cell table:style-name="ce30" office:value-type="float" office:value="35.6852" calcext:value-type="float">
            <text:p><text:s/>35.69 <text:s/></text:p>
          </table:table-cell>
          <table:table-cell table:style-name="ce30" office:value-type="float" office:value="10.8329" calcext:value-type="float">
            <text:p><text:s/>10.83 <text:s/></text:p>
          </table:table-cell>
          <table:table-cell table:style-name="ce30" office:value-type="float" office:value="5.5093" calcext:value-type="float">
            <text:p><text:s/>5.51 <text:s/></text:p>
          </table:table-cell>
          <table:table-cell table:style-name="ce30" office:value-type="float" office:value="1.0422" calcext:value-type="float">
            <text:p><text:s/>1.04 <text:s/></text:p>
          </table:table-cell>
          <table:table-cell table:style-name="ce30" office:value-type="float" office:value="0.002" calcext:value-type="float">
            <text:p><text:s/>0.00 <text:s/></text:p>
          </table:table-cell>
          <table:table-cell table:style-name="ce30" office:value-type="float" office:value="2.318" calcext:value-type="float">
            <text:p><text:s/>2.32 <text:s/></text:p>
          </table:table-cell>
          <table:table-cell table:style-name="ce30" office:value-type="float" office:value="0.8478" calcext:value-type="float">
            <text:p><text:s/>0.85 <text:s/></text:p>
          </table:table-cell>
          <table:table-cell table:style-name="ce30" office:value-type="float" office:value="0.0779" calcext:value-type="float">
            <text:p><text:s/>0.08 <text:s/></text:p>
          </table:table-cell>
          <table:table-cell table:style-name="ce38" office:value-type="float" office:value="1.2212" calcext:value-type="float">
            <text:p><text:s/>1.22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<text:s/>5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0.999" calcext:value-type="float">
            <text:p><text:s/>1.00 <text:s/></text:p>
          </table:table-cell>
          <table:table-cell table:style-name="ce30" office:value-type="float" office:value="84.4602" calcext:value-type="float">
            <text:p><text:s/>84.46 <text:s/></text:p>
          </table:table-cell>
          <table:table-cell table:style-name="ce30" office:value-type="float" office:value="46.9298" calcext:value-type="float">
            <text:p><text:s/>46.93 <text:s/></text:p>
          </table:table-cell>
          <table:table-cell table:style-name="ce30" office:value-type="float" office:value="1.209" calcext:value-type="float">
            <text:p><text:s/>1.21 <text:s/></text:p>
          </table:table-cell>
          <table:table-cell table:style-name="ce30" office:value-type="float" office:value="36.3212" calcext:value-type="float">
            <text:p><text:s/>36.32 <text:s/></text:p>
          </table:table-cell>
          <table:table-cell table:style-name="ce30" office:value-type="float" office:value="9.525" calcext:value-type="float">
            <text:p><text:s/>9.53 <text:s/></text:p>
          </table:table-cell>
          <table:table-cell table:style-name="ce30" office:value-type="float" office:value="5.0156" calcext:value-type="float">
            <text:p><text:s/>5.02 <text:s/></text:p>
          </table:table-cell>
          <table:table-cell table:style-name="ce30" office:value-type="float" office:value="1.3083" calcext:value-type="float">
            <text:p><text:s/>1.31 <text:s/></text:p>
          </table:table-cell>
          <table:table-cell table:style-name="ce30" office:value-type="float" office:value="0.0005" calcext:value-type="float">
            <text:p><text:s/>0.00 <text:s/></text:p>
          </table:table-cell>
          <table:table-cell table:style-name="ce30" office:value-type="float" office:value="2.1688" calcext:value-type="float">
            <text:p><text:s/>2.17 <text:s/></text:p>
          </table:table-cell>
          <table:table-cell table:style-name="ce30" office:value-type="float" office:value="0.3527" calcext:value-type="float">
            <text:p><text:s/>0.35 <text:s/></text:p>
          </table:table-cell>
          <table:table-cell table:style-name="ce30" office:value-type="float" office:value="0.0639" calcext:value-type="float">
            <text:p><text:s/>0.06 <text:s/></text:p>
          </table:table-cell>
          <table:table-cell table:style-name="ce38" office:value-type="float" office:value="1.1212" calcext:value-type="float">
            <text:p><text:s/>1.12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<text:s/>6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048" calcext:value-type="float">
            <text:p><text:s/>1.10 <text:s/></text:p>
          </table:table-cell>
          <table:table-cell table:style-name="ce30" office:value-type="float" office:value="82.2504" calcext:value-type="float">
            <text:p><text:s/>82.25 <text:s/></text:p>
          </table:table-cell>
          <table:table-cell table:style-name="ce30" office:value-type="float" office:value="47.2293" calcext:value-type="float">
            <text:p><text:s/>47.23 <text:s/></text:p>
          </table:table-cell>
          <table:table-cell table:style-name="ce30" office:value-type="float" office:value="1.1303" calcext:value-type="float">
            <text:p><text:s/>1.13 <text:s/></text:p>
          </table:table-cell>
          <table:table-cell table:style-name="ce30" office:value-type="float" office:value="33.8907" calcext:value-type="float">
            <text:p><text:s/>33.89 <text:s/></text:p>
          </table:table-cell>
          <table:table-cell table:style-name="ce30" office:value-type="float" office:value="11.286" calcext:value-type="float">
            <text:p><text:s/>11.29 <text:s/></text:p>
          </table:table-cell>
          <table:table-cell table:style-name="ce30" office:value-type="float" office:value="5.3586" calcext:value-type="float">
            <text:p><text:s/>5.36 <text:s/></text:p>
          </table:table-cell>
          <table:table-cell table:style-name="ce30" office:value-type="float" office:value="1.4216" calcext:value-type="float">
            <text:p><text:s/>1.42 <text:s/></text:p>
          </table:table-cell>
          <table:table-cell table:style-name="ce30" office:value-type="float" office:value="0.0006" calcext:value-type="float">
            <text:p><text:s/>0.00 <text:s/></text:p>
          </table:table-cell>
          <table:table-cell table:style-name="ce30" office:value-type="float" office:value="2.1584" calcext:value-type="float">
            <text:p><text:s/>2.16 <text:s/></text:p>
          </table:table-cell>
          <table:table-cell table:style-name="ce30" office:value-type="float" office:value="0.5899" calcext:value-type="float">
            <text:p><text:s/>0.59 <text:s/></text:p>
          </table:table-cell>
          <table:table-cell table:style-name="ce30" office:value-type="float" office:value="0.0478" calcext:value-type="float">
            <text:p><text:s/>0.05 <text:s/></text:p>
          </table:table-cell>
          <table:table-cell table:style-name="ce38" office:value-type="float" office:value="1.1399" calcext:value-type="float">
            <text:p><text:s/>1.14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<text:s/>7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204" calcext:value-type="float">
            <text:p><text:s/>1.12 <text:s/></text:p>
          </table:table-cell>
          <table:table-cell table:style-name="ce30" office:value-type="float" office:value="83.0646" calcext:value-type="float">
            <text:p><text:s/>83.06 <text:s/></text:p>
          </table:table-cell>
          <table:table-cell table:style-name="ce30" office:value-type="float" office:value="48.1594" calcext:value-type="float">
            <text:p><text:s/>48.16 <text:s/></text:p>
          </table:table-cell>
          <table:table-cell table:style-name="ce30" office:value-type="float" office:value="1.6572" calcext:value-type="float">
            <text:p><text:s/>1.66 <text:s/></text:p>
          </table:table-cell>
          <table:table-cell table:style-name="ce30" office:value-type="float" office:value="33.248" calcext:value-type="float">
            <text:p><text:s/>33.25 <text:s/></text:p>
          </table:table-cell>
          <table:table-cell table:style-name="ce30" office:value-type="float" office:value="10.8055" calcext:value-type="float">
            <text:p><text:s/>10.81 <text:s/></text:p>
          </table:table-cell>
          <table:table-cell table:style-name="ce30" office:value-type="float" office:value="5.0093" calcext:value-type="float">
            <text:p><text:s/>5.01 <text:s/></text:p>
          </table:table-cell>
          <table:table-cell table:style-name="ce30" office:value-type="float" office:value="1.0259" calcext:value-type="float">
            <text:p><text:s/>1.03 <text:s/></text:p>
          </table:table-cell>
          <table:table-cell table:style-name="ce30" office:value-type="float" office:value="0.0006" calcext:value-type="float">
            <text:p><text:s/>0.00 <text:s/></text:p>
          </table:table-cell>
          <table:table-cell table:style-name="ce30" office:value-type="float" office:value="2.3583" calcext:value-type="float">
            <text:p><text:s/>2.36 <text:s/></text:p>
          </table:table-cell>
          <table:table-cell table:style-name="ce30" office:value-type="float" office:value="0.3877" calcext:value-type="float">
            <text:p><text:s/>0.39 <text:s/></text:p>
          </table:table-cell>
          <table:table-cell table:style-name="ce30" office:value-type="float" office:value="0.0514" calcext:value-type="float">
            <text:p><text:s/>0.05 <text:s/></text:p>
          </table:table-cell>
          <table:table-cell table:style-name="ce38" office:value-type="float" office:value="1.1852" calcext:value-type="float">
            <text:p><text:s/>1.19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<text:s/>8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801" calcext:value-type="float">
            <text:p><text:s/>1.18 <text:s/></text:p>
          </table:table-cell>
          <table:table-cell table:style-name="ce30" office:value-type="float" office:value="83.2339" calcext:value-type="float">
            <text:p><text:s/>83.23 <text:s/></text:p>
          </table:table-cell>
          <table:table-cell table:style-name="ce30" office:value-type="float" office:value="48.6455" calcext:value-type="float">
            <text:p><text:s/>48.65 <text:s/></text:p>
          </table:table-cell>
          <table:table-cell table:style-name="ce30" office:value-type="float" office:value="1.5832" calcext:value-type="float">
            <text:p><text:s/>1.58 <text:s/></text:p>
          </table:table-cell>
          <table:table-cell table:style-name="ce30" office:value-type="float" office:value="33.0051" calcext:value-type="float">
            <text:p><text:s/>33.01 <text:s/></text:p>
          </table:table-cell>
          <table:table-cell table:style-name="ce30" office:value-type="float" office:value="11.1058" calcext:value-type="float">
            <text:p><text:s/>11.11 <text:s/></text:p>
          </table:table-cell>
          <table:table-cell table:style-name="ce30" office:value-type="float" office:value="4.4801" calcext:value-type="float">
            <text:p><text:s/>4.48 <text:s/></text:p>
          </table:table-cell>
          <table:table-cell table:style-name="ce30" office:value-type="float" office:value="0.7934" calcext:value-type="float">
            <text:p><text:s/>0.79 <text:s/></text:p>
          </table:table-cell>
          <table:table-cell table:style-name="ce30" office:value-type="float" office:value="0.0005" calcext:value-type="float">
            <text:p><text:s/>0.00 <text:s/></text:p>
          </table:table-cell>
          <table:table-cell table:style-name="ce30" office:value-type="float" office:value="2.2161" calcext:value-type="float">
            <text:p><text:s/>2.22 <text:s/></text:p>
          </table:table-cell>
          <table:table-cell table:style-name="ce30" office:value-type="float" office:value="0.2552" calcext:value-type="float">
            <text:p><text:s/>0.26 <text:s/></text:p>
          </table:table-cell>
          <table:table-cell table:style-name="ce30" office:value-type="float" office:value="0.0296" calcext:value-type="float">
            <text:p><text:s/>0.03 <text:s/></text:p>
          </table:table-cell>
          <table:table-cell table:style-name="ce38" office:value-type="float" office:value="1.1851" calcext:value-type="float">
            <text:p><text:s/>1.19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<text:s/>9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345" calcext:value-type="float">
            <text:p><text:s/>1.13 <text:s/></text:p>
          </table:table-cell>
          <table:table-cell table:style-name="ce30" office:value-type="float" office:value="82.91" calcext:value-type="float">
            <text:p><text:s/>82.91 <text:s/></text:p>
          </table:table-cell>
          <table:table-cell table:style-name="ce30" office:value-type="float" office:value="49.2153" calcext:value-type="float">
            <text:p><text:s/>49.22 <text:s/></text:p>
          </table:table-cell>
          <table:table-cell table:style-name="ce30" office:value-type="float" office:value="1.7123" calcext:value-type="float">
            <text:p><text:s/>1.71 <text:s/></text:p>
          </table:table-cell>
          <table:table-cell table:style-name="ce30" office:value-type="float" office:value="31.9823" calcext:value-type="float">
            <text:p><text:s/>31.98 <text:s/></text:p>
          </table:table-cell>
          <table:table-cell table:style-name="ce30" office:value-type="float" office:value="11.1452" calcext:value-type="float">
            <text:p><text:s/>11.15 <text:s/></text:p>
          </table:table-cell>
          <table:table-cell table:style-name="ce30" office:value-type="float" office:value="4.8101" calcext:value-type="float">
            <text:p><text:s/>4.81 <text:s/></text:p>
          </table:table-cell>
          <table:table-cell table:style-name="ce30" office:value-type="float" office:value="0.9" calcext:value-type="float">
            <text:p><text:s/>0.90 <text:s/></text:p>
          </table:table-cell>
          <table:table-cell table:style-name="ce30" office:value-type="float" office:value="0.0007" calcext:value-type="float">
            <text:p><text:s/>0.00 <text:s/></text:p>
          </table:table-cell>
          <table:table-cell table:style-name="ce30" office:value-type="float" office:value="2.1963" calcext:value-type="float">
            <text:p><text:s/>2.20 <text:s/></text:p>
          </table:table-cell>
          <table:table-cell table:style-name="ce30" office:value-type="float" office:value="0.4415" calcext:value-type="float">
            <text:p><text:s/>0.44 <text:s/></text:p>
          </table:table-cell>
          <table:table-cell table:style-name="ce30" office:value-type="float" office:value="0.0405" calcext:value-type="float">
            <text:p><text:s/>0.04 <text:s/></text:p>
          </table:table-cell>
          <table:table-cell table:style-name="ce38" office:value-type="float" office:value="1.2309" calcext:value-type="float">
            <text:p><text:s/>1.23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10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2631" calcext:value-type="float">
            <text:p><text:s/>1.26 <text:s/></text:p>
          </table:table-cell>
          <table:table-cell table:style-name="ce30" office:value-type="float" office:value="79.5991" calcext:value-type="float">
            <text:p><text:s/>79.60 <text:s/></text:p>
          </table:table-cell>
          <table:table-cell table:style-name="ce30" office:value-type="float" office:value="42.4144" calcext:value-type="float">
            <text:p><text:s/>42.41 <text:s/></text:p>
          </table:table-cell>
          <table:table-cell table:style-name="ce30" office:value-type="float" office:value="1.5356" calcext:value-type="float">
            <text:p><text:s/>1.54 <text:s/></text:p>
          </table:table-cell>
          <table:table-cell table:style-name="ce30" office:value-type="float" office:value="35.649" calcext:value-type="float">
            <text:p><text:s/>35.65 <text:s/></text:p>
          </table:table-cell>
          <table:table-cell table:style-name="ce30" office:value-type="float" office:value="12.5342" calcext:value-type="float">
            <text:p><text:s/>12.53 <text:s/></text:p>
          </table:table-cell>
          <table:table-cell table:style-name="ce30" office:value-type="float" office:value="6.6034" calcext:value-type="float">
            <text:p><text:s/>6.60 <text:s/></text:p>
          </table:table-cell>
          <table:table-cell table:style-name="ce30" office:value-type="float" office:value="1.289" calcext:value-type="float">
            <text:p><text:s/>1.29 <text:s/></text:p>
          </table:table-cell>
          <table:table-cell table:style-name="ce30" office:value-type="float" office:value="0.0008" calcext:value-type="float">
            <text:p><text:s/>0.00 <text:s/></text:p>
          </table:table-cell>
          <table:table-cell table:style-name="ce30" office:value-type="float" office:value="2.5322" calcext:value-type="float">
            <text:p><text:s/>2.53 <text:s/></text:p>
          </table:table-cell>
          <table:table-cell table:style-name="ce30" office:value-type="float" office:value="1.5527" calcext:value-type="float">
            <text:p><text:s/>1.55 <text:s/></text:p>
          </table:table-cell>
          <table:table-cell table:style-name="ce30" office:value-type="float" office:value="0.0688" calcext:value-type="float">
            <text:p><text:s/>0.07 <text:s/></text:p>
          </table:table-cell>
          <table:table-cell table:style-name="ce38" office:value-type="float" office:value="1.1597" calcext:value-type="float">
            <text:p><text:s/>1.16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11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155" calcext:value-type="float">
            <text:p><text:s/>1.12 <text:s/></text:p>
          </table:table-cell>
          <table:table-cell table:style-name="ce30" office:value-type="float" office:value="81.0037" calcext:value-type="float">
            <text:p><text:s/>81.00 <text:s/></text:p>
          </table:table-cell>
          <table:table-cell table:style-name="ce30" office:value-type="float" office:value="40.8023" calcext:value-type="float">
            <text:p><text:s/>40.80 <text:s/></text:p>
          </table:table-cell>
          <table:table-cell table:style-name="ce30" office:value-type="float" office:value="1.5302" calcext:value-type="float">
            <text:p><text:s/>1.53 <text:s/></text:p>
          </table:table-cell>
          <table:table-cell table:style-name="ce30" office:value-type="float" office:value="38.671" calcext:value-type="float">
            <text:p><text:s/>38.67 <text:s/></text:p>
          </table:table-cell>
          <table:table-cell table:style-name="ce30" office:value-type="float" office:value="11.7078" calcext:value-type="float">
            <text:p><text:s/>11.71 <text:s/></text:p>
          </table:table-cell>
          <table:table-cell table:style-name="ce30" office:value-type="float" office:value="6.1728" calcext:value-type="float">
            <text:p><text:s/>6.17 <text:s/></text:p>
          </table:table-cell>
          <table:table-cell table:style-name="ce30" office:value-type="float" office:value="0.9086" calcext:value-type="float">
            <text:p><text:s/>0.91 <text:s/></text:p>
          </table:table-cell>
          <table:table-cell table:style-name="ce30" office:value-type="float" office:value="0.0006" calcext:value-type="float">
            <text:p><text:s/>0.00 <text:s/></text:p>
          </table:table-cell>
          <table:table-cell table:style-name="ce30" office:value-type="float" office:value="2.5957" calcext:value-type="float">
            <text:p><text:s/>2.60 <text:s/></text:p>
          </table:table-cell>
          <table:table-cell table:style-name="ce30" office:value-type="float" office:value="1.3441" calcext:value-type="float">
            <text:p><text:s/>1.34 <text:s/></text:p>
          </table:table-cell>
          <table:table-cell table:style-name="ce30" office:value-type="float" office:value="0.069" calcext:value-type="float">
            <text:p><text:s/>0.07 <text:s/></text:p>
          </table:table-cell>
          <table:table-cell table:style-name="ce38" office:value-type="float" office:value="1.2545" calcext:value-type="float">
            <text:p><text:s/>1.25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1 - 11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262" calcext:value-type="float">
            <text:p><text:s/>1.13 <text:s/></text:p>
          </table:table-cell>
          <table:table-cell table:style-name="ce30" office:value-type="float" office:value="82.0698" calcext:value-type="float">
            <text:p><text:s/>82.07 <text:s/></text:p>
          </table:table-cell>
          <table:table-cell table:style-name="ce30" office:value-type="float" office:value="45.2614" calcext:value-type="float">
            <text:p><text:s/>45.26 <text:s/></text:p>
          </table:table-cell>
          <table:table-cell table:style-name="ce30" office:value-type="float" office:value="1.5288" calcext:value-type="float">
            <text:p><text:s/>1.53 <text:s/></text:p>
          </table:table-cell>
          <table:table-cell table:style-name="ce30" office:value-type="float" office:value="35.2795" calcext:value-type="float">
            <text:p><text:s/>35.28 <text:s/></text:p>
          </table:table-cell>
          <table:table-cell table:style-name="ce30" office:value-type="float" office:value="11.3906" calcext:value-type="float">
            <text:p><text:s/>11.39 <text:s/></text:p>
          </table:table-cell>
          <table:table-cell table:style-name="ce30" office:value-type="float" office:value="5.4132" calcext:value-type="float">
            <text:p><text:s/>5.41 <text:s/></text:p>
          </table:table-cell>
          <table:table-cell table:style-name="ce30" office:value-type="float" office:value="1.0822" calcext:value-type="float">
            <text:p><text:s/>1.08 <text:s/></text:p>
          </table:table-cell>
          <table:table-cell table:style-name="ce30" office:value-type="float" office:value="0.0007" calcext:value-type="float">
            <text:p><text:s/>0.00 <text:s/></text:p>
          </table:table-cell>
          <table:table-cell table:style-name="ce30" office:value-type="float" office:value="2.2117" calcext:value-type="float">
            <text:p><text:s/>2.21 <text:s/></text:p>
          </table:table-cell>
          <table:table-cell table:style-name="ce30" office:value-type="float" office:value="0.7984" calcext:value-type="float">
            <text:p><text:s/>0.80 <text:s/></text:p>
          </table:table-cell>
          <table:table-cell table:style-name="ce30" office:value-type="float" office:value="0.0601" calcext:value-type="float">
            <text:p><text:s/>0.06 <text:s/></text:p>
          </table:table-cell>
          <table:table-cell table:style-name="ce38" office:value-type="float" office:value="1.2599" calcext:value-type="float">
            <text:p><text:s/>1.26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12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435" calcext:value-type="float">
            <text:p><text:s/>1.14 <text:s/></text:p>
          </table:table-cell>
          <table:table-cell table:style-name="ce30" office:value-type="float" office:value="83.4809" calcext:value-type="float">
            <text:p><text:s/>83.48 <text:s/></text:p>
          </table:table-cell>
          <table:table-cell table:style-name="ce30" office:value-type="float" office:value="41.3742" calcext:value-type="float">
            <text:p><text:s/>41.37 <text:s/></text:p>
          </table:table-cell>
          <table:table-cell table:style-name="ce30" office:value-type="float" office:value="2.1411" calcext:value-type="float">
            <text:p><text:s/>2.14 <text:s/></text:p>
          </table:table-cell>
          <table:table-cell table:style-name="ce30" office:value-type="float" office:value="39.9655" calcext:value-type="float">
            <text:p><text:s/>39.97 <text:s/></text:p>
          </table:table-cell>
          <table:table-cell table:style-name="ce30" office:value-type="float" office:value="9.3055" calcext:value-type="float">
            <text:p><text:s/>9.31 <text:s/></text:p>
          </table:table-cell>
          <table:table-cell table:style-name="ce30" office:value-type="float" office:value="6.07" calcext:value-type="float">
            <text:p><text:s/>6.07 <text:s/></text:p>
          </table:table-cell>
          <table:table-cell table:style-name="ce30" office:value-type="float" office:value="1.0265" calcext:value-type="float">
            <text:p><text:s/>1.03 <text:s/></text:p>
          </table:table-cell>
          <table:table-cell table:style-name="ce30" office:value-type="float" office:value="0.0002" calcext:value-type="float">
            <text:p><text:s/>0.00 <text:s/></text:p>
          </table:table-cell>
          <table:table-cell table:style-name="ce30" office:value-type="float" office:value="1.7644" calcext:value-type="float">
            <text:p><text:s/>1.76 <text:s/></text:p>
          </table:table-cell>
          <table:table-cell table:style-name="ce30" office:value-type="float" office:value="1.6705" calcext:value-type="float">
            <text:p><text:s/>1.67 <text:s/></text:p>
          </table:table-cell>
          <table:table-cell table:style-name="ce30" office:value-type="float" office:value="0.2109" calcext:value-type="float">
            <text:p><text:s/>0.21 <text:s/></text:p>
          </table:table-cell>
          <table:table-cell table:style-name="ce38" office:value-type="float" office:value="1.3972" calcext:value-type="float">
            <text:p><text:s/>1.40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1 - 12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276" calcext:value-type="float">
            <text:p><text:s/>1.13 <text:s/></text:p>
          </table:table-cell>
          <table:table-cell table:style-name="ce30" office:value-type="float" office:value="82.1832" calcext:value-type="float">
            <text:p><text:s/>82.18 <text:s/></text:p>
          </table:table-cell>
          <table:table-cell table:style-name="ce30" office:value-type="float" office:value="44.949" calcext:value-type="float">
            <text:p><text:s/>44.95 <text:s/></text:p>
          </table:table-cell>
          <table:table-cell table:style-name="ce30" office:value-type="float" office:value="1.578" calcext:value-type="float">
            <text:p><text:s/>1.58 <text:s/></text:p>
          </table:table-cell>
          <table:table-cell table:style-name="ce30" office:value-type="float" office:value="35.6561" calcext:value-type="float">
            <text:p><text:s/>35.66 <text:s/></text:p>
          </table:table-cell>
          <table:table-cell table:style-name="ce30" office:value-type="float" office:value="11.223" calcext:value-type="float">
            <text:p><text:s/>11.22 <text:s/></text:p>
          </table:table-cell>
          <table:table-cell table:style-name="ce30" office:value-type="float" office:value="5.466" calcext:value-type="float">
            <text:p><text:s/>5.47 <text:s/></text:p>
          </table:table-cell>
          <table:table-cell table:style-name="ce30" office:value-type="float" office:value="1.0777" calcext:value-type="float">
            <text:p><text:s/>1.08 <text:s/></text:p>
          </table:table-cell>
          <table:table-cell table:style-name="ce30" office:value-type="float" office:value="0.0006" calcext:value-type="float">
            <text:p><text:s/>0.00 <text:s/></text:p>
          </table:table-cell>
          <table:table-cell table:style-name="ce30" office:value-type="float" office:value="2.1758" calcext:value-type="float">
            <text:p><text:s/>2.18 <text:s/></text:p>
          </table:table-cell>
          <table:table-cell table:style-name="ce30" office:value-type="float" office:value="0.8685" calcext:value-type="float">
            <text:p><text:s/>0.87 <text:s/></text:p>
          </table:table-cell>
          <table:table-cell table:style-name="ce30" office:value-type="float" office:value="0.0722" calcext:value-type="float">
            <text:p><text:s/>0.07 <text:s/></text:p>
          </table:table-cell>
          <table:table-cell table:style-name="ce38" office:value-type="float" office:value="1.271" calcext:value-type="float">
            <text:p><text:s/>1.27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/>
          <table:table-cell table:style-name="ce17"/>
          <table:table-cell table:style-name="ce24"/>
          <table:table-cell table:style-name="ce30" table:number-columns-repeated="12"/>
          <table:table-cell table:style-name="ce38"/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 office:value-type="string" calcext:value-type="string">
            <text:p>民國110年</text:p>
          </table:table-cell>
          <table:table-cell table:style-name="ce12" office:value-type="string" calcext:value-type="string">
            <text:p><text:s/>1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527" calcext:value-type="float">
            <text:p><text:s/>1.15 <text:s/></text:p>
          </table:table-cell>
          <table:table-cell table:style-name="ce30" office:value-type="float" office:value="80.6761" calcext:value-type="float">
            <text:p><text:s/>80.68 <text:s/></text:p>
          </table:table-cell>
          <table:table-cell table:style-name="ce30" office:value-type="float" office:value="40.8612" calcext:value-type="float">
            <text:p><text:s/>40.86 <text:s/></text:p>
          </table:table-cell>
          <table:table-cell table:style-name="ce30" office:value-type="float" office:value="2.0046" calcext:value-type="float">
            <text:p><text:s/>2.00 <text:s/></text:p>
          </table:table-cell>
          <table:table-cell table:style-name="ce30" office:value-type="float" office:value="37.8102" calcext:value-type="float">
            <text:p><text:s/>37.81 <text:s/></text:p>
          </table:table-cell>
          <table:table-cell table:style-name="ce30" office:value-type="float" office:value="12.6257" calcext:value-type="float">
            <text:p><text:s/>12.63 <text:s/></text:p>
          </table:table-cell>
          <table:table-cell table:style-name="ce30" office:value-type="float" office:value="5.5452" calcext:value-type="float">
            <text:p><text:s/>5.55 <text:s/></text:p>
          </table:table-cell>
          <table:table-cell table:style-name="ce30" office:value-type="float" office:value="0.977" calcext:value-type="float">
            <text:p><text:s/>0.98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.7909" calcext:value-type="float">
            <text:p><text:s/>1.79 <text:s/></text:p>
          </table:table-cell>
          <table:table-cell table:style-name="ce30" office:value-type="float" office:value="1.1904" calcext:value-type="float">
            <text:p><text:s/>1.19 <text:s/></text:p>
          </table:table-cell>
          <table:table-cell table:style-name="ce30" office:value-type="float" office:value="0.0858" calcext:value-type="float">
            <text:p><text:s/>0.09 <text:s/></text:p>
          </table:table-cell>
          <table:table-cell table:style-name="ce38" office:value-type="float" office:value="1.5009" calcext:value-type="float">
            <text:p><text:s/>1.50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<text:s/>2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2947" calcext:value-type="float">
            <text:p><text:s/>1.29 <text:s/></text:p>
          </table:table-cell>
          <table:table-cell table:style-name="ce30" office:value-type="float" office:value="79.0728" calcext:value-type="float">
            <text:p><text:s/>79.07 <text:s/></text:p>
          </table:table-cell>
          <table:table-cell table:style-name="ce30" office:value-type="float" office:value="43.0848" calcext:value-type="float">
            <text:p><text:s/>43.08 <text:s/></text:p>
          </table:table-cell>
          <table:table-cell table:style-name="ce30" office:value-type="float" office:value="1.9036" calcext:value-type="float">
            <text:p><text:s/>1.90 <text:s/></text:p>
          </table:table-cell>
          <table:table-cell table:style-name="ce30" office:value-type="float" office:value="34.0843" calcext:value-type="float">
            <text:p><text:s/>34.08 <text:s/></text:p>
          </table:table-cell>
          <table:table-cell table:style-name="ce30" office:value-type="float" office:value="14.0375" calcext:value-type="float">
            <text:p><text:s/>14.04 <text:s/></text:p>
          </table:table-cell>
          <table:table-cell table:style-name="ce30" office:value-type="float" office:value="5.5948" calcext:value-type="float">
            <text:p><text:s/>5.59 <text:s/></text:p>
          </table:table-cell>
          <table:table-cell table:style-name="ce30" office:value-type="float" office:value="0.9529" calcext:value-type="float">
            <text:p><text:s/>0.9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.112" calcext:value-type="float">
            <text:p><text:s/>2.11 <text:s/></text:p>
          </table:table-cell>
          <table:table-cell table:style-name="ce30" office:value-type="float" office:value="0.8773" calcext:value-type="float">
            <text:p><text:s/>0.88 <text:s/></text:p>
          </table:table-cell>
          <table:table-cell table:style-name="ce30" office:value-type="float" office:value="0.0739" calcext:value-type="float">
            <text:p><text:s/>0.07 <text:s/></text:p>
          </table:table-cell>
          <table:table-cell table:style-name="ce38" office:value-type="float" office:value="1.5784" calcext:value-type="float">
            <text:p><text:s/>1.58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<text:s/>3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282" calcext:value-type="float">
            <text:p><text:s/>1.13 <text:s/></text:p>
          </table:table-cell>
          <table:table-cell table:style-name="ce30" office:value-type="float" office:value="80.7238" calcext:value-type="float">
            <text:p><text:s/>80.72 <text:s/></text:p>
          </table:table-cell>
          <table:table-cell table:style-name="ce30" office:value-type="float" office:value="40.8244" calcext:value-type="float">
            <text:p><text:s/>40.82 <text:s/></text:p>
          </table:table-cell>
          <table:table-cell table:style-name="ce30" office:value-type="float" office:value="1.8276" calcext:value-type="float">
            <text:p><text:s/>1.83 <text:s/></text:p>
          </table:table-cell>
          <table:table-cell table:style-name="ce30" office:value-type="float" office:value="38.0717" calcext:value-type="float">
            <text:p><text:s/>38.07 <text:s/></text:p>
          </table:table-cell>
          <table:table-cell table:style-name="ce30" office:value-type="float" office:value="12.8769" calcext:value-type="float">
            <text:p><text:s/>12.88 <text:s/></text:p>
          </table:table-cell>
          <table:table-cell table:style-name="ce30" office:value-type="float" office:value="5.2709" calcext:value-type="float">
            <text:p><text:s/>5.27 <text:s/></text:p>
          </table:table-cell>
          <table:table-cell table:style-name="ce30" office:value-type="float" office:value="0.7231" calcext:value-type="float">
            <text:p><text:s/>0.7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.4217" calcext:value-type="float">
            <text:p><text:s/>2.42 <text:s/></text:p>
          </table:table-cell>
          <table:table-cell table:style-name="ce30" office:value-type="float" office:value="0.7939" calcext:value-type="float">
            <text:p><text:s/>0.79 <text:s/></text:p>
          </table:table-cell>
          <table:table-cell table:style-name="ce30" office:value-type="float" office:value="0.0781" calcext:value-type="float">
            <text:p><text:s/>0.08 <text:s/></text:p>
          </table:table-cell>
          <table:table-cell table:style-name="ce38" office:value-type="float" office:value="1.2539" calcext:value-type="float">
            <text:p><text:s/>1.25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<text:s/>4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0918" calcext:value-type="float">
            <text:p><text:s/>1.09 <text:s/></text:p>
          </table:table-cell>
          <table:table-cell table:style-name="ce30" office:value-type="float" office:value="83.3413" calcext:value-type="float">
            <text:p><text:s/>83.34 <text:s/></text:p>
          </table:table-cell>
          <table:table-cell table:style-name="ce30" office:value-type="float" office:value="44.9172" calcext:value-type="float">
            <text:p><text:s/>44.92 <text:s/></text:p>
          </table:table-cell>
          <table:table-cell table:style-name="ce30" office:value-type="float" office:value="1.4651" calcext:value-type="float">
            <text:p><text:s/>1.47 <text:s/></text:p>
          </table:table-cell>
          <table:table-cell table:style-name="ce30" office:value-type="float" office:value="36.9589" calcext:value-type="float">
            <text:p><text:s/>36.96 <text:s/></text:p>
          </table:table-cell>
          <table:table-cell table:style-name="ce30" office:value-type="float" office:value="10.0479" calcext:value-type="float">
            <text:p><text:s/>10.05 <text:s/></text:p>
          </table:table-cell>
          <table:table-cell table:style-name="ce30" office:value-type="float" office:value="5.5188" calcext:value-type="float">
            <text:p><text:s/>5.52 <text:s/></text:p>
          </table:table-cell>
          <table:table-cell table:style-name="ce30" office:value-type="float" office:value="0.6098" calcext:value-type="float">
            <text:p><text:s/>0.61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.9087" calcext:value-type="float">
            <text:p><text:s/>2.91 <text:s/></text:p>
          </table:table-cell>
          <table:table-cell table:style-name="ce30" office:value-type="float" office:value="0.7822" calcext:value-type="float">
            <text:p><text:s/>0.78 <text:s/></text:p>
          </table:table-cell>
          <table:table-cell table:style-name="ce30" office:value-type="float" office:value="0.0711" calcext:value-type="float">
            <text:p><text:s/>0.07 <text:s/></text:p>
          </table:table-cell>
          <table:table-cell table:style-name="ce38" office:value-type="float" office:value="1.1468" calcext:value-type="float">
            <text:p><text:s/>1.15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<text:s/>5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412" calcext:value-type="float">
            <text:p><text:s/>1.14 <text:s/></text:p>
          </table:table-cell>
          <table:table-cell table:style-name="ce30" office:value-type="float" office:value="84.5731" calcext:value-type="float">
            <text:p><text:s/>84.57 <text:s/></text:p>
          </table:table-cell>
          <table:table-cell table:style-name="ce30" office:value-type="float" office:value="47.2963" calcext:value-type="float">
            <text:p><text:s/>47.30 <text:s/></text:p>
          </table:table-cell>
          <table:table-cell table:style-name="ce30" office:value-type="float" office:value="1.6917" calcext:value-type="float">
            <text:p><text:s/>1.69 <text:s/></text:p>
          </table:table-cell>
          <table:table-cell table:style-name="ce30" office:value-type="float" office:value="35.585" calcext:value-type="float">
            <text:p><text:s/>35.59 <text:s/></text:p>
          </table:table-cell>
          <table:table-cell table:style-name="ce30" office:value-type="float" office:value="9.18" calcext:value-type="float">
            <text:p><text:s/>9.18 <text:s/></text:p>
          </table:table-cell>
          <table:table-cell table:style-name="ce30" office:value-type="float" office:value="5.1055" calcext:value-type="float">
            <text:p><text:s/>5.11 <text:s/></text:p>
          </table:table-cell>
          <table:table-cell table:style-name="ce30" office:value-type="float" office:value="0.5676" calcext:value-type="float">
            <text:p><text:s/>0.57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.9898" calcext:value-type="float">
            <text:p><text:s/>2.99 <text:s/></text:p>
          </table:table-cell>
          <table:table-cell table:style-name="ce30" office:value-type="float" office:value="0.3895" calcext:value-type="float">
            <text:p><text:s/>0.39 <text:s/></text:p>
          </table:table-cell>
          <table:table-cell table:style-name="ce30" office:value-type="float" office:value="0.0572" calcext:value-type="float">
            <text:p><text:s/>0.06 <text:s/></text:p>
          </table:table-cell>
          <table:table-cell table:style-name="ce38" office:value-type="float" office:value="1.1012" calcext:value-type="float">
            <text:p><text:s/>1.10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<text:s/>6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015" calcext:value-type="float">
            <text:p><text:s/>1.02 <text:s/></text:p>
          </table:table-cell>
          <table:table-cell table:style-name="ce30" office:value-type="float" office:value="82.8524" calcext:value-type="float">
            <text:p><text:s/>82.85 <text:s/></text:p>
          </table:table-cell>
          <table:table-cell table:style-name="ce30" office:value-type="float" office:value="47.0439" calcext:value-type="float">
            <text:p><text:s/>47.04 <text:s/></text:p>
          </table:table-cell>
          <table:table-cell table:style-name="ce30" office:value-type="float" office:value="1.8307" calcext:value-type="float">
            <text:p><text:s/>1.83 <text:s/></text:p>
          </table:table-cell>
          <table:table-cell table:style-name="ce30" office:value-type="float" office:value="33.9777" calcext:value-type="float">
            <text:p><text:s/>33.98 <text:s/></text:p>
          </table:table-cell>
          <table:table-cell table:style-name="ce30" office:value-type="float" office:value="10.6699" calcext:value-type="float">
            <text:p><text:s/>10.67 <text:s/></text:p>
          </table:table-cell>
          <table:table-cell table:style-name="ce30" office:value-type="float" office:value="5.4625" calcext:value-type="float">
            <text:p><text:s/>5.46 <text:s/></text:p>
          </table:table-cell>
          <table:table-cell table:style-name="ce30" office:value-type="float" office:value="1.1498" calcext:value-type="float">
            <text:p><text:s/>1.1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.6272" calcext:value-type="float">
            <text:p><text:s/>2.63 <text:s/></text:p>
          </table:table-cell>
          <table:table-cell table:style-name="ce30" office:value-type="float" office:value="0.4111" calcext:value-type="float">
            <text:p><text:s/>0.41 <text:s/></text:p>
          </table:table-cell>
          <table:table-cell table:style-name="ce30" office:value-type="float" office:value="0.0588" calcext:value-type="float">
            <text:p><text:s/>0.06 <text:s/></text:p>
          </table:table-cell>
          <table:table-cell table:style-name="ce38" office:value-type="float" office:value="1.2155" calcext:value-type="float">
            <text:p><text:s/>1.22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<text:s/>7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0826" calcext:value-type="float">
            <text:p><text:s/>1.08 <text:s/></text:p>
          </table:table-cell>
          <table:table-cell table:style-name="ce30" office:value-type="float" office:value="85.1517" calcext:value-type="float">
            <text:p><text:s/>85.15 <text:s/></text:p>
          </table:table-cell>
          <table:table-cell table:style-name="ce30" office:value-type="float" office:value="47.0708" calcext:value-type="float">
            <text:p><text:s/>47.07 <text:s/></text:p>
          </table:table-cell>
          <table:table-cell table:style-name="ce30" office:value-type="float" office:value="1.7777" calcext:value-type="float">
            <text:p><text:s/>1.78 <text:s/></text:p>
          </table:table-cell>
          <table:table-cell table:style-name="ce30" office:value-type="float" office:value="36.3031" calcext:value-type="float">
            <text:p><text:s/>36.30 <text:s/></text:p>
          </table:table-cell>
          <table:table-cell table:style-name="ce30" office:value-type="float" office:value="7.7881" calcext:value-type="float">
            <text:p><text:s/>7.79 <text:s/></text:p>
          </table:table-cell>
          <table:table-cell table:style-name="ce30" office:value-type="float" office:value="5.9774" calcext:value-type="float">
            <text:p><text:s/>5.98 <text:s/></text:p>
          </table:table-cell>
          <table:table-cell table:style-name="ce30" office:value-type="float" office:value="1.1264" calcext:value-type="float">
            <text:p><text:s/>1.13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3.0626" calcext:value-type="float">
            <text:p><text:s/>3.06 <text:s/></text:p>
          </table:table-cell>
          <table:table-cell table:style-name="ce30" office:value-type="float" office:value="0.5957" calcext:value-type="float">
            <text:p><text:s/>0.60 <text:s/></text:p>
          </table:table-cell>
          <table:table-cell table:style-name="ce30" office:value-type="float" office:value="0.056" calcext:value-type="float">
            <text:p><text:s/>0.06 <text:s/></text:p>
          </table:table-cell>
          <table:table-cell table:style-name="ce38" office:value-type="float" office:value="1.1365" calcext:value-type="float">
            <text:p><text:s/>1.14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<text:s/>8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0476" calcext:value-type="float">
            <text:p><text:s/>1.05 <text:s/></text:p>
          </table:table-cell>
          <table:table-cell table:style-name="ce30" office:value-type="float" office:value="84.9655" calcext:value-type="float">
            <text:p><text:s/>84.97 <text:s/></text:p>
          </table:table-cell>
          <table:table-cell table:style-name="ce30" office:value-type="float" office:value="47.8557" calcext:value-type="float">
            <text:p><text:s/>47.86 <text:s/></text:p>
          </table:table-cell>
          <table:table-cell table:style-name="ce30" office:value-type="float" office:value="1.5449" calcext:value-type="float">
            <text:p><text:s/>1.54 <text:s/></text:p>
          </table:table-cell>
          <table:table-cell table:style-name="ce30" office:value-type="float" office:value="35.5648" calcext:value-type="float">
            <text:p><text:s/>35.56 <text:s/></text:p>
          </table:table-cell>
          <table:table-cell table:style-name="ce30" office:value-type="float" office:value="7.8929" calcext:value-type="float">
            <text:p><text:s/>7.89 <text:s/></text:p>
          </table:table-cell>
          <table:table-cell table:style-name="ce30" office:value-type="float" office:value="6.0938" calcext:value-type="float">
            <text:p><text:s/>6.09 <text:s/></text:p>
          </table:table-cell>
          <table:table-cell table:style-name="ce30" office:value-type="float" office:value="2.1184" calcext:value-type="float">
            <text:p><text:s/>2.1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2.5089" calcext:value-type="float">
            <text:p><text:s/>2.51 <text:s/></text:p>
          </table:table-cell>
          <table:table-cell table:style-name="ce30" office:value-type="float" office:value="0.2373" calcext:value-type="float">
            <text:p><text:s/>0.24 <text:s/></text:p>
          </table:table-cell>
          <table:table-cell table:style-name="ce30" office:value-type="float" office:value="0.0514" calcext:value-type="float">
            <text:p><text:s/>0.05 <text:s/></text:p>
          </table:table-cell>
          <table:table-cell table:style-name="ce38" office:value-type="float" office:value="1.1776" calcext:value-type="float">
            <text:p><text:s/>1.18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<text:s/>9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0.9543" calcext:value-type="float">
            <text:p><text:s/>0.95 <text:s/></text:p>
          </table:table-cell>
          <table:table-cell table:style-name="ce30" office:value-type="float" office:value="85.1282" calcext:value-type="float">
            <text:p><text:s/>85.13 <text:s/></text:p>
          </table:table-cell>
          <table:table-cell table:style-name="ce30" office:value-type="float" office:value="48.0188" calcext:value-type="float">
            <text:p><text:s/>48.02 <text:s/></text:p>
          </table:table-cell>
          <table:table-cell table:style-name="ce30" office:value-type="float" office:value="2.045" calcext:value-type="float">
            <text:p><text:s/>2.05 <text:s/></text:p>
          </table:table-cell>
          <table:table-cell table:style-name="ce30" office:value-type="float" office:value="35.0643" calcext:value-type="float">
            <text:p><text:s/>35.06 <text:s/></text:p>
          </table:table-cell>
          <table:table-cell table:style-name="ce30" office:value-type="float" office:value="8.0231" calcext:value-type="float">
            <text:p><text:s/>8.02 <text:s/></text:p>
          </table:table-cell>
          <table:table-cell table:style-name="ce30" office:value-type="float" office:value="5.8943" calcext:value-type="float">
            <text:p><text:s/>5.89 <text:s/></text:p>
          </table:table-cell>
          <table:table-cell table:style-name="ce30" office:value-type="float" office:value="1.4371" calcext:value-type="float">
            <text:p><text:s/>1.44 <text:s/></text:p>
          </table:table-cell>
          <table:table-cell table:style-name="ce30" office:value-type="float" office:value="0.0135" calcext:value-type="float">
            <text:p><text:s/>0.01 <text:s/></text:p>
          </table:table-cell>
          <table:table-cell table:style-name="ce30" office:value-type="float" office:value="3.008" calcext:value-type="float">
            <text:p><text:s/>3.01 <text:s/></text:p>
          </table:table-cell>
          <table:table-cell table:style-name="ce30" office:value-type="float" office:value="0.2071" calcext:value-type="float">
            <text:p><text:s/>0.21 <text:s/></text:p>
          </table:table-cell>
          <table:table-cell table:style-name="ce30" office:value-type="float" office:value="0.0599" calcext:value-type="float">
            <text:p><text:s/>0.06 <text:s/></text:p>
          </table:table-cell>
          <table:table-cell table:style-name="ce38" office:value-type="float" office:value="1.1685" calcext:value-type="float">
            <text:p><text:s/>1.17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10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1902" calcext:value-type="float">
            <text:p><text:s/>1.19 <text:s/></text:p>
          </table:table-cell>
          <table:table-cell table:style-name="ce30" office:value-type="float" office:value="82.7328" calcext:value-type="float">
            <text:p><text:s/>82.73 <text:s/></text:p>
          </table:table-cell>
          <table:table-cell table:style-name="ce30" office:value-type="float" office:value="41.421" calcext:value-type="float">
            <text:p><text:s/>41.42 <text:s/></text:p>
          </table:table-cell>
          <table:table-cell table:style-name="ce30" office:value-type="float" office:value="2.3582" calcext:value-type="float">
            <text:p><text:s/>2.36 <text:s/></text:p>
          </table:table-cell>
          <table:table-cell table:style-name="ce30" office:value-type="float" office:value="38.9535" calcext:value-type="float">
            <text:p><text:s/>38.95 <text:s/></text:p>
          </table:table-cell>
          <table:table-cell table:style-name="ce30" office:value-type="float" office:value="8.3897" calcext:value-type="float">
            <text:p><text:s/>8.39 <text:s/></text:p>
          </table:table-cell>
          <table:table-cell table:style-name="ce30" office:value-type="float" office:value="7.6871" calcext:value-type="float">
            <text:p><text:s/>7.69 <text:s/></text:p>
          </table:table-cell>
          <table:table-cell table:style-name="ce30" office:value-type="float" office:value="2.0889" calcext:value-type="float">
            <text:p><text:s/>2.09 <text:s/></text:p>
          </table:table-cell>
          <table:table-cell table:style-name="ce30" office:value-type="float" office:value="0.0071" calcext:value-type="float">
            <text:p><text:s/>0.01 <text:s/></text:p>
          </table:table-cell>
          <table:table-cell table:style-name="ce30" office:value-type="float" office:value="3.5556" calcext:value-type="float">
            <text:p><text:s/>3.56 <text:s/></text:p>
          </table:table-cell>
          <table:table-cell table:style-name="ce30" office:value-type="float" office:value="0.8933" calcext:value-type="float">
            <text:p><text:s/>0.89 <text:s/></text:p>
          </table:table-cell>
          <table:table-cell table:style-name="ce30" office:value-type="float" office:value="0.0607" calcext:value-type="float">
            <text:p><text:s/>0.06 <text:s/></text:p>
          </table:table-cell>
          <table:table-cell table:style-name="ce38" office:value-type="float" office:value="1.0811" calcext:value-type="float">
            <text:p><text:s/>1.08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6"/>
          <table:table-cell table:style-name="ce12" office:value-type="string" calcext:value-type="string">
            <text:p>11月</text:p>
          </table:table-cell>
          <table:table-cell table:style-name="ce17"/>
          <table:table-cell table:style-name="ce24" office:value-type="float" office:value="100" calcext:value-type="float">
            <text:p><text:s/>100.00 <text:s/></text:p>
          </table:table-cell>
          <table:table-cell table:style-name="ce30" office:value-type="float" office:value="1.0926" calcext:value-type="float">
            <text:p><text:s/>1.09 <text:s/></text:p>
          </table:table-cell>
          <table:table-cell table:style-name="ce30" office:value-type="float" office:value="85.6032" calcext:value-type="float">
            <text:p><text:s/>85.60 <text:s/></text:p>
          </table:table-cell>
          <table:table-cell table:style-name="ce30" office:value-type="float" office:value="40.9859" calcext:value-type="float">
            <text:p><text:s/>40.99 <text:s/></text:p>
          </table:table-cell>
          <table:table-cell table:style-name="ce30" office:value-type="float" office:value="2.1895" calcext:value-type="float">
            <text:p><text:s/>2.19 <text:s/></text:p>
          </table:table-cell>
          <table:table-cell table:style-name="ce30" office:value-type="float" office:value="42.4277" calcext:value-type="float">
            <text:p><text:s/>42.43 <text:s/></text:p>
          </table:table-cell>
          <table:table-cell table:style-name="ce30" office:value-type="float" office:value="6.2869" calcext:value-type="float">
            <text:p><text:s/>6.29 <text:s/></text:p>
          </table:table-cell>
          <table:table-cell table:style-name="ce30" office:value-type="float" office:value="7.0171" calcext:value-type="float">
            <text:p><text:s/>7.02 <text:s/></text:p>
          </table:table-cell>
          <table:table-cell table:style-name="ce30" office:value-type="float" office:value="1.354" calcext:value-type="float">
            <text:p><text:s/>1.35 <text:s/></text:p>
          </table:table-cell>
          <table:table-cell table:style-name="ce30" office:value-type="float" office:value="0.0081" calcext:value-type="float">
            <text:p><text:s/>0.01 <text:s/></text:p>
          </table:table-cell>
          <table:table-cell table:style-name="ce30" office:value-type="float" office:value="2.9333" calcext:value-type="float">
            <text:p><text:s/>2.93 <text:s/></text:p>
          </table:table-cell>
          <table:table-cell table:style-name="ce30" office:value-type="float" office:value="1.441" calcext:value-type="float">
            <text:p><text:s/>1.44 <text:s/></text:p>
          </table:table-cell>
          <table:table-cell table:style-name="ce30" office:value-type="float" office:value="0.0628" calcext:value-type="float">
            <text:p><text:s/>0.06 <text:s/></text:p>
          </table:table-cell>
          <table:table-cell table:style-name="ce38" office:value-type="float" office:value="1.2178" calcext:value-type="float">
            <text:p><text:s/>1.22 <text:s/></text:p>
          </table:table-cell>
          <table:table-cell table:style-name="ce41" table:number-columns-repeated="11"/>
          <table:table-cell table:number-columns-repeated="996"/>
        </table:table-row>
        <table:table-row table:style-name="ro3">
          <table:table-cell table:style-name="ce7"/>
          <table:table-cell table:style-name="ce13" office:value-type="string" calcext:value-type="string">
            <text:p>1 - 11月</text:p>
          </table:table-cell>
          <table:table-cell table:style-name="ce18"/>
          <table:table-cell table:style-name="ce25" office:value-type="float" office:value="100" calcext:value-type="float">
            <text:p><text:s/>100.00 <text:s/></text:p>
          </table:table-cell>
          <table:table-cell table:style-name="ce31" office:value-type="float" office:value="1.1025" calcext:value-type="float">
            <text:p><text:s/>1.10 <text:s/></text:p>
          </table:table-cell>
          <table:table-cell table:style-name="ce31" office:value-type="float" office:value="83.3263" calcext:value-type="float">
            <text:p><text:s/>83.33 <text:s/></text:p>
          </table:table-cell>
          <table:table-cell table:style-name="ce31" office:value-type="float" office:value="44.6872" calcext:value-type="float">
            <text:p><text:s/>44.69 <text:s/></text:p>
          </table:table-cell>
          <table:table-cell table:style-name="ce31" office:value-type="float" office:value="1.874" calcext:value-type="float">
            <text:p><text:s/>1.87 <text:s/></text:p>
          </table:table-cell>
          <table:table-cell table:style-name="ce31" office:value-type="float" office:value="36.765" calcext:value-type="float">
            <text:p><text:s/>36.77 <text:s/></text:p>
          </table:table-cell>
          <table:table-cell table:style-name="ce31" office:value-type="float" office:value="9.634" calcext:value-type="float">
            <text:p><text:s/>9.63 <text:s/></text:p>
          </table:table-cell>
          <table:table-cell table:style-name="ce31" office:value-type="float" office:value="5.937" calcext:value-type="float">
            <text:p><text:s/>5.94 <text:s/></text:p>
          </table:table-cell>
          <table:table-cell table:style-name="ce31" office:value-type="float" office:value="1.213" calcext:value-type="float">
            <text:p><text:s/>1.21 <text:s/></text:p>
          </table:table-cell>
          <table:table-cell table:style-name="ce31" office:value-type="float" office:value="0.0027" calcext:value-type="float">
            <text:p><text:s/>0.00 <text:s/></text:p>
          </table:table-cell>
          <table:table-cell table:style-name="ce31" office:value-type="float" office:value="2.7478" calcext:value-type="float">
            <text:p><text:s/>2.75 <text:s/></text:p>
          </table:table-cell>
          <table:table-cell table:style-name="ce31" office:value-type="float" office:value="0.6867" calcext:value-type="float">
            <text:p><text:s/>0.69 <text:s/></text:p>
          </table:table-cell>
          <table:table-cell table:style-name="ce31" office:value-type="float" office:value="0.0642" calcext:value-type="float">
            <text:p><text:s/>0.06 <text:s/></text:p>
          </table:table-cell>
          <table:table-cell table:style-name="ce39" office:value-type="float" office:value="1.2223" calcext:value-type="float">
            <text:p><text:s/>1.22 <text:s/>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 table:number-columns-spanned="17" table:number-rows-spanned="1">
            <text:p>註：地熱統計數據自107年9月起新增，因初期運轉未能穏定發電，致部分月份統計數據間斷呈現。</text:p>
          </table:table-cell>
          <table:covered-table-cell table:number-columns-repeated="16" table:style-name="ce14"/>
          <table:table-cell table:number-columns-repeated="1007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RowStartCell" table:base-cell-address="$Page1.$A$1" table:cell-range-address="$Page1.$A$6"/>
        </table:named-expressions>
      </table:table>
      <table:table table:name="Page2" table:style-name="ta2">
        <table:table-column table:style-name="co1" table:default-cell-style-name="ce36"/>
        <table:table-column table:style-name="co2" table:default-cell-style-name="ce36"/>
        <table:table-column table:style-name="co3" table:default-cell-style-name="ce19"/>
        <table:table-column table:style-name="co10" table:number-columns-repeated="12" table:default-cell-style-name="ce26"/>
        <table:table-column table:style-name="co8" table:default-cell-style-name="ce42"/>
        <table:table-column table:style-name="co3" table:default-cell-style-name="ce42"/>
        <table:table-column table:style-name="co9" table:number-columns-repeated="240" table:default-cell-style-name="ce42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10-5 發電結構（二）</text:p>
          </table:table-cell>
          <table:covered-table-cell table:number-columns-repeated="14" table:style-name="ce10"/>
          <table:table-cell table:style-name="ce79" table:number-columns-repeated="1009"/>
        </table:table-row>
        <table:table-row table:style-name="ro2">
          <table:table-cell table:style-name="ce15" table:number-columns-repeated="2"/>
          <table:table-cell table:style-name="ce57"/>
          <table:table-cell table:style-name="ce36" table:number-columns-repeated="2"/>
          <table:table-cell table:style-name="ce71" table:number-columns-repeated="6"/>
          <table:table-cell table:style-name="ce20" table:number-columns-repeated="2"/>
          <table:table-cell table:style-name="ce71"/>
          <table:table-cell table:style-name="ce36" office:value-type="string" calcext:value-type="string">
            <text:p>單位:%</text:p>
          </table:table-cell>
          <table:table-cell table:style-name="ce80" table:number-columns-repeated="1009"/>
        </table:table-row>
        <table:table-row table:style-name="ro2">
          <table:table-cell table:style-name="ce47" office:value-type="string" calcext:value-type="string" table:number-columns-spanned="3" table:number-rows-spanned="3">
            <text:p>年月</text:p>
          </table:table-cell>
          <table:covered-table-cell table:style-name="ce53"/>
          <table:covered-table-cell table:style-name="ce58"/>
          <table:table-cell table:style-name="ce60" office:value-type="string" calcext:value-type="string" table:number-columns-spanned="12" table:number-rows-spanned="1">
            <text:p>台電</text:p>
          </table:table-cell>
          <table:covered-table-cell table:number-columns-repeated="10" table:style-name="ce66"/>
          <table:covered-table-cell table:style-name="ce75"/>
          <table:table-cell table:style-name="ce81" table:number-columns-repeated="1009"/>
        </table:table-row>
        <table:table-row table:style-name="ro2">
          <table:covered-table-cell table:style-name="ce48"/>
          <table:covered-table-cell table:style-name="ce43"/>
          <table:covered-table-cell table:style-name="ce59"/>
          <table:table-cell table:style-name="ce61" office:value-type="string" calcext:value-type="string" table:number-columns-spanned="1" table:number-rows-spanned="2">
            <text:p>合計</text:p>
          </table:table-cell>
          <table:table-cell table:style-name="ce61" office:value-type="string" calcext:value-type="string" table:number-columns-spanned="1" table:number-rows-spanned="2">
            <text:p>抽蓄水力</text:p>
          </table:table-cell>
          <table:table-cell table:style-name="ce72" office:value-type="string" calcext:value-type="string" table:number-columns-spanned="4" table:number-rows-spanned="1">
            <text:p>火力</text:p>
          </table:table-cell>
          <table:covered-table-cell table:number-columns-repeated="2" table:style-name="ce73"/>
          <table:covered-table-cell table:style-name="ce74"/>
          <table:table-cell table:style-name="ce61" office:value-type="string" calcext:value-type="string" table:number-columns-spanned="1" table:number-rows-spanned="2">
            <text:p>核能</text:p>
          </table:table-cell>
          <table:table-cell table:style-name="ce72" office:value-type="string" calcext:value-type="string" table:number-columns-spanned="5" table:number-rows-spanned="1">
            <text:p>再生能源</text:p>
          </table:table-cell>
          <table:covered-table-cell table:number-columns-repeated="3" table:style-name="ce73"/>
          <table:covered-table-cell table:style-name="ce74"/>
          <table:table-cell table:style-name="ce81" table:number-columns-repeated="1009"/>
        </table:table-row>
        <table:table-row table:style-name="ro2">
          <table:covered-table-cell table:style-name="ce48"/>
          <table:covered-table-cell table:style-name="ce43"/>
          <table:covered-table-cell table:style-name="ce59"/>
          <table:covered-table-cell table:style-name="ce62"/>
          <table:covered-table-cell table:style-name="ce67"/>
          <table:table-cell table:style-name="ce47" office:value-type="string" calcext:value-type="string">
            <text:p>小計</text:p>
          </table:table-cell>
          <table:table-cell table:style-name="ce61" office:value-type="string" calcext:value-type="string">
            <text:p>燃煤</text:p>
          </table:table-cell>
          <table:table-cell table:style-name="ce61" office:value-type="string" calcext:value-type="string">
            <text:p>燃油</text:p>
          </table:table-cell>
          <table:table-cell table:style-name="ce61" office:value-type="string" calcext:value-type="string">
            <text:p>燃氣</text:p>
          </table:table-cell>
          <table:covered-table-cell table:style-name="ce67"/>
          <table:table-cell table:style-name="ce47" office:value-type="string" calcext:value-type="string">
            <text:p>小計</text:p>
          </table:table-cell>
          <table:table-cell table:style-name="ce61" office:value-type="string" calcext:value-type="string">
            <text:p>慣常水力</text:p>
          </table:table-cell>
          <table:table-cell table:style-name="ce61" office:value-type="string" calcext:value-type="string">
            <text:p>地熱</text:p>
          </table:table-cell>
          <table:table-cell table:style-name="ce61" office:value-type="string" calcext:value-type="string">
            <text:p>太陽光電</text:p>
          </table:table-cell>
          <table:table-cell table:style-name="ce61" office:value-type="string" calcext:value-type="string">
            <text:p>風力</text:p>
          </table:table-cell>
          <table:table-cell table:style-name="ce81" table:number-columns-repeated="1009"/>
        </table:table-row>
        <table:table-row table:style-name="ro3">
          <table:table-cell table:style-name="ce49" office:value-type="string" calcext:value-type="string">
            <text:p>民國 91年</text:p>
          </table:table-cell>
          <table:table-cell table:style-name="ce54"/>
          <table:table-cell table:style-name="ce16"/>
          <table:table-cell table:style-name="ce63" office:value-type="float" office:value="71.2591" calcext:value-type="float">
            <text:p><text:s/>71.26 <text:s text:c="5"/></text:p>
          </table:table-cell>
          <table:table-cell table:style-name="ce68" office:value-type="float" office:value="1.8009" calcext:value-type="float">
            <text:p><text:s/>1.80 <text:s text:c="5"/></text:p>
          </table:table-cell>
          <table:table-cell table:style-name="ce68" office:value-type="float" office:value="48.1692" calcext:value-type="float">
            <text:p><text:s/>48.17 <text:s text:c="5"/></text:p>
          </table:table-cell>
          <table:table-cell table:style-name="ce68" office:value-type="float" office:value="29.9833" calcext:value-type="float">
            <text:p><text:s/>29.98 <text:s text:c="5"/></text:p>
          </table:table-cell>
          <table:table-cell table:style-name="ce68" office:value-type="float" office:value="8.0617" calcext:value-type="float">
            <text:p><text:s/>8.06 <text:s text:c="5"/></text:p>
          </table:table-cell>
          <table:table-cell table:style-name="ce68" office:value-type="float" office:value="10.1241" calcext:value-type="float">
            <text:p><text:s/>10.12 <text:s text:c="5"/></text:p>
          </table:table-cell>
          <table:table-cell table:style-name="ce68" office:value-type="float" office:value="19.8929" calcext:value-type="float">
            <text:p><text:s/>19.89 <text:s text:c="5"/></text:p>
          </table:table-cell>
          <table:table-cell table:style-name="ce68" office:value-type="float" office:value="1.3959" calcext:value-type="float">
            <text:p><text:s/>1.40 <text:s text:c="5"/></text:p>
          </table:table-cell>
          <table:table-cell table:style-name="ce68" office:value-type="float" office:value="1.392" calcext:value-type="float">
            <text:p><text:s/>1.39 <text:s text:c="5"/></text:p>
          </table:table-cell>
          <table:table-cell table:number-columns-repeated="2" table:style-name="ce68" office:value-type="float" office:value="0" calcext:value-type="float">
            <text:p>- <text:s text:c="5"/></text:p>
          </table:table-cell>
          <table:table-cell table:style-name="ce76" office:value-type="float" office:value="0.0039" calcext:value-type="float">
            <text:p><text:s/>0.00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 92年</text:p>
          </table:table-cell>
          <table:table-cell table:style-name="ce55"/>
          <table:table-cell table:style-name="ce17"/>
          <table:table-cell table:style-name="ce64" office:value-type="float" office:value="68.1862" calcext:value-type="float">
            <text:p><text:s/>68.19 <text:s text:c="5"/></text:p>
          </table:table-cell>
          <table:table-cell table:style-name="ce69" office:value-type="float" office:value="1.8465" calcext:value-type="float">
            <text:p><text:s/>1.85 <text:s text:c="5"/></text:p>
          </table:table-cell>
          <table:table-cell table:style-name="ce69" office:value-type="float" office:value="46.2929" calcext:value-type="float">
            <text:p><text:s/>46.29 <text:s text:c="5"/></text:p>
          </table:table-cell>
          <table:table-cell table:style-name="ce69" office:value-type="float" office:value="29.3076" calcext:value-type="float">
            <text:p><text:s/>29.31 <text:s text:c="5"/></text:p>
          </table:table-cell>
          <table:table-cell table:style-name="ce69" office:value-type="float" office:value="6.704" calcext:value-type="float">
            <text:p><text:s/>6.70 <text:s text:c="5"/></text:p>
          </table:table-cell>
          <table:table-cell table:style-name="ce69" office:value-type="float" office:value="10.2812" calcext:value-type="float">
            <text:p><text:s/>10.28 <text:s text:c="5"/></text:p>
          </table:table-cell>
          <table:table-cell table:style-name="ce69" office:value-type="float" office:value="18.6019" calcext:value-type="float">
            <text:p><text:s/>18.60 <text:s text:c="5"/></text:p>
          </table:table-cell>
          <table:table-cell table:style-name="ce69" office:value-type="float" office:value="1.4448" calcext:value-type="float">
            <text:p><text:s/>1.44 <text:s text:c="5"/></text:p>
          </table:table-cell>
          <table:table-cell table:style-name="ce69" office:value-type="float" office:value="1.4401" calcext:value-type="float">
            <text:p><text:s/>1.44 <text:s text:c="5"/></text:p>
          </table:table-cell>
          <table:table-cell table:number-columns-repeated="2" table:style-name="ce69" office:value-type="float" office:value="0" calcext:value-type="float">
            <text:p>- <text:s text:c="5"/></text:p>
          </table:table-cell>
          <table:table-cell table:style-name="ce77" office:value-type="float" office:value="0.0046" calcext:value-type="float">
            <text:p><text:s/>0.00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 93年</text:p>
          </table:table-cell>
          <table:table-cell table:style-name="ce55"/>
          <table:table-cell table:style-name="ce17"/>
          <table:table-cell table:style-name="ce64" office:value-type="float" office:value="64.2741" calcext:value-type="float">
            <text:p><text:s/>64.27 <text:s text:c="5"/></text:p>
          </table:table-cell>
          <table:table-cell table:style-name="ce69" office:value-type="float" office:value="1.5319" calcext:value-type="float">
            <text:p><text:s/>1.53 <text:s text:c="5"/></text:p>
          </table:table-cell>
          <table:table-cell table:style-name="ce69" office:value-type="float" office:value="43.1966" calcext:value-type="float">
            <text:p><text:s/>43.20 <text:s text:c="5"/></text:p>
          </table:table-cell>
          <table:table-cell table:style-name="ce69" office:value-type="float" office:value="28.3791" calcext:value-type="float">
            <text:p><text:s/>28.38 <text:s text:c="5"/></text:p>
          </table:table-cell>
          <table:table-cell table:style-name="ce69" office:value-type="float" office:value="5.2122" calcext:value-type="float">
            <text:p><text:s/>5.21 <text:s text:c="5"/></text:p>
          </table:table-cell>
          <table:table-cell table:style-name="ce69" office:value-type="float" office:value="9.6052" calcext:value-type="float">
            <text:p><text:s/>9.61 <text:s text:c="5"/></text:p>
          </table:table-cell>
          <table:table-cell table:style-name="ce69" office:value-type="float" office:value="18.0818" calcext:value-type="float">
            <text:p><text:s/>18.08 <text:s text:c="5"/></text:p>
          </table:table-cell>
          <table:table-cell table:style-name="ce69" office:value-type="float" office:value="1.4637" calcext:value-type="float">
            <text:p><text:s/>1.46 <text:s text:c="5"/></text:p>
          </table:table-cell>
          <table:table-cell table:style-name="ce69" office:value-type="float" office:value="1.4578" calcext:value-type="float">
            <text:p><text:s/>1.46 <text:s text:c="5"/></text:p>
          </table:table-cell>
          <table:table-cell table:number-columns-repeated="2" table:style-name="ce69" office:value-type="float" office:value="0" calcext:value-type="float">
            <text:p>- <text:s text:c="5"/></text:p>
          </table:table-cell>
          <table:table-cell table:style-name="ce77" office:value-type="float" office:value="0.0058" calcext:value-type="float">
            <text:p><text:s/>0.01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 94年</text:p>
          </table:table-cell>
          <table:table-cell table:style-name="ce55"/>
          <table:table-cell table:style-name="ce17"/>
          <table:table-cell table:style-name="ce64" office:value-type="float" office:value="64.8169" calcext:value-type="float">
            <text:p><text:s/>64.82 <text:s text:c="5"/></text:p>
          </table:table-cell>
          <table:table-cell table:style-name="ce69" office:value-type="float" office:value="1.6871" calcext:value-type="float">
            <text:p><text:s/>1.69 <text:s text:c="5"/></text:p>
          </table:table-cell>
          <table:table-cell table:style-name="ce69" office:value-type="float" office:value="43.7565" calcext:value-type="float">
            <text:p><text:s/>43.76 <text:s text:c="5"/></text:p>
          </table:table-cell>
          <table:table-cell table:style-name="ce69" office:value-type="float" office:value="28.9082" calcext:value-type="float">
            <text:p><text:s/>28.91 <text:s text:c="5"/></text:p>
          </table:table-cell>
          <table:table-cell table:style-name="ce69" office:value-type="float" office:value="4.7995" calcext:value-type="float">
            <text:p><text:s/>4.80 <text:s text:c="5"/></text:p>
          </table:table-cell>
          <table:table-cell table:style-name="ce69" office:value-type="float" office:value="10.0487" calcext:value-type="float">
            <text:p><text:s/>10.05 <text:s text:c="5"/></text:p>
          </table:table-cell>
          <table:table-cell table:style-name="ce69" office:value-type="float" office:value="17.5691" calcext:value-type="float">
            <text:p><text:s/>17.57 <text:s text:c="5"/></text:p>
          </table:table-cell>
          <table:table-cell table:style-name="ce69" office:value-type="float" office:value="1.804" calcext:value-type="float">
            <text:p><text:s/>1.80 <text:s text:c="5"/></text:p>
          </table:table-cell>
          <table:table-cell table:style-name="ce69" office:value-type="float" office:value="1.7702" calcext:value-type="float">
            <text:p><text:s/>1.77 <text:s text:c="5"/></text:p>
          </table:table-cell>
          <table:table-cell table:number-columns-repeated="2" table:style-name="ce69" office:value-type="float" office:value="0" calcext:value-type="float">
            <text:p>- <text:s text:c="5"/></text:p>
          </table:table-cell>
          <table:table-cell table:style-name="ce77" office:value-type="float" office:value="0.0338" calcext:value-type="float">
            <text:p><text:s/>0.03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 95年</text:p>
          </table:table-cell>
          <table:table-cell table:style-name="ce55"/>
          <table:table-cell table:style-name="ce17"/>
          <table:table-cell table:style-name="ce64" office:value-type="float" office:value="66.3068" calcext:value-type="float">
            <text:p><text:s/>66.31 <text:s text:c="5"/></text:p>
          </table:table-cell>
          <table:table-cell table:style-name="ce69" office:value-type="float" office:value="1.6603" calcext:value-type="float">
            <text:p><text:s/>1.66 <text:s text:c="5"/></text:p>
          </table:table-cell>
          <table:table-cell table:style-name="ce69" office:value-type="float" office:value="45.9343" calcext:value-type="float">
            <text:p><text:s/>45.93 <text:s text:c="5"/></text:p>
          </table:table-cell>
          <table:table-cell table:style-name="ce69" office:value-type="float" office:value="29.2081" calcext:value-type="float">
            <text:p><text:s/>29.21 <text:s text:c="5"/></text:p>
          </table:table-cell>
          <table:table-cell table:style-name="ce69" office:value-type="float" office:value="6.1414" calcext:value-type="float">
            <text:p><text:s/>6.14 <text:s text:c="5"/></text:p>
          </table:table-cell>
          <table:table-cell table:style-name="ce69" office:value-type="float" office:value="10.5846" calcext:value-type="float">
            <text:p><text:s/>10.58 <text:s text:c="5"/></text:p>
          </table:table-cell>
          <table:table-cell table:style-name="ce69" office:value-type="float" office:value="16.9279" calcext:value-type="float">
            <text:p><text:s/>16.93 <text:s text:c="5"/></text:p>
          </table:table-cell>
          <table:table-cell table:style-name="ce69" office:value-type="float" office:value="1.7842" calcext:value-type="float">
            <text:p><text:s/>1.78 <text:s text:c="5"/></text:p>
          </table:table-cell>
          <table:table-cell table:style-name="ce69" office:value-type="float" office:value="1.7102" calcext:value-type="float">
            <text:p><text:s/>1.71 <text:s text:c="5"/></text:p>
          </table:table-cell>
          <table:table-cell table:number-columns-repeated="2" table:style-name="ce69" office:value-type="float" office:value="0" calcext:value-type="float">
            <text:p>- <text:s text:c="5"/></text:p>
          </table:table-cell>
          <table:table-cell table:style-name="ce77" office:value-type="float" office:value="0.0739" calcext:value-type="float">
            <text:p><text:s/>0.07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 96年</text:p>
          </table:table-cell>
          <table:table-cell table:style-name="ce55"/>
          <table:table-cell table:style-name="ce17"/>
          <table:table-cell table:style-name="ce64" office:value-type="float" office:value="66.2861" calcext:value-type="float">
            <text:p><text:s/>66.29 <text:s text:c="5"/></text:p>
          </table:table-cell>
          <table:table-cell table:style-name="ce69" office:value-type="float" office:value="1.6176" calcext:value-type="float">
            <text:p><text:s/>1.62 <text:s text:c="5"/></text:p>
          </table:table-cell>
          <table:table-cell table:style-name="ce69" office:value-type="float" office:value="46.1022" calcext:value-type="float">
            <text:p><text:s/>46.10 <text:s text:c="5"/></text:p>
          </table:table-cell>
          <table:table-cell table:style-name="ce69" office:value-type="float" office:value="29.0631" calcext:value-type="float">
            <text:p><text:s/>29.06 <text:s text:c="5"/></text:p>
          </table:table-cell>
          <table:table-cell table:style-name="ce69" office:value-type="float" office:value="5.0175" calcext:value-type="float">
            <text:p><text:s/>5.02 <text:s text:c="5"/></text:p>
          </table:table-cell>
          <table:table-cell table:style-name="ce69" office:value-type="float" office:value="12.0215" calcext:value-type="float">
            <text:p><text:s/>12.02 <text:s text:c="5"/></text:p>
          </table:table-cell>
          <table:table-cell table:style-name="ce69" office:value-type="float" office:value="16.6747" calcext:value-type="float">
            <text:p><text:s/>16.67 <text:s text:c="5"/></text:p>
          </table:table-cell>
          <table:table-cell table:style-name="ce69" office:value-type="float" office:value="1.8914" calcext:value-type="float">
            <text:p><text:s/>1.89 <text:s text:c="5"/></text:p>
          </table:table-cell>
          <table:table-cell table:style-name="ce69" office:value-type="float" office:value="1.7777" calcext:value-type="float">
            <text:p><text:s/>1.78 <text:s text:c="5"/></text:p>
          </table:table-cell>
          <table:table-cell table:number-columns-repeated="2" table:style-name="ce69" office:value-type="float" office:value="0" calcext:value-type="float">
            <text:p>- <text:s text:c="5"/></text:p>
          </table:table-cell>
          <table:table-cell table:style-name="ce77" office:value-type="float" office:value="0.1137" calcext:value-type="float">
            <text:p><text:s/>0.11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 97年</text:p>
          </table:table-cell>
          <table:table-cell table:style-name="ce55"/>
          <table:table-cell table:style-name="ce17"/>
          <table:table-cell table:style-name="ce64" office:value-type="float" office:value="67.9987" calcext:value-type="float">
            <text:p><text:s/>68.00 <text:s text:c="5"/></text:p>
          </table:table-cell>
          <table:table-cell table:style-name="ce69" office:value-type="float" office:value="1.4549" calcext:value-type="float">
            <text:p><text:s/>1.45 <text:s text:c="5"/></text:p>
          </table:table-cell>
          <table:table-cell table:style-name="ce69" office:value-type="float" office:value="47.5512" calcext:value-type="float">
            <text:p><text:s/>47.55 <text:s text:c="5"/></text:p>
          </table:table-cell>
          <table:table-cell table:style-name="ce69" office:value-type="float" office:value="29.046" calcext:value-type="float">
            <text:p><text:s/>29.05 <text:s text:c="5"/></text:p>
          </table:table-cell>
          <table:table-cell table:style-name="ce69" office:value-type="float" office:value="4.8032" calcext:value-type="float">
            <text:p><text:s/>4.80 <text:s text:c="5"/></text:p>
          </table:table-cell>
          <table:table-cell table:style-name="ce69" office:value-type="float" office:value="13.7019" calcext:value-type="float">
            <text:p><text:s/>13.70 <text:s text:c="5"/></text:p>
          </table:table-cell>
          <table:table-cell table:style-name="ce69" office:value-type="float" office:value="17.1321" calcext:value-type="float">
            <text:p><text:s/>17.13 <text:s text:c="5"/></text:p>
          </table:table-cell>
          <table:table-cell table:style-name="ce69" office:value-type="float" office:value="1.8604" calcext:value-type="float">
            <text:p><text:s/>1.86 <text:s text:c="5"/></text:p>
          </table:table-cell>
          <table:table-cell table:style-name="ce69" office:value-type="float" office:value="1.7459" calcext:value-type="float">
            <text:p><text:s/>1.75 <text:s text:c="5"/></text:p>
          </table:table-cell>
          <table:table-cell table:number-columns-repeated="2" table:style-name="ce69" office:value-type="float" office:value="0" calcext:value-type="float">
            <text:p>- <text:s text:c="5"/></text:p>
          </table:table-cell>
          <table:table-cell table:style-name="ce77" office:value-type="float" office:value="0.1144" calcext:value-type="float">
            <text:p><text:s/>0.11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 98年</text:p>
          </table:table-cell>
          <table:table-cell table:style-name="ce55"/>
          <table:table-cell table:style-name="ce17"/>
          <table:table-cell table:style-name="ce64" office:value-type="float" office:value="65.2631" calcext:value-type="float">
            <text:p><text:s/>65.26 <text:s text:c="5"/></text:p>
          </table:table-cell>
          <table:table-cell table:style-name="ce69" office:value-type="float" office:value="1.4367" calcext:value-type="float">
            <text:p><text:s/>1.44 <text:s text:c="5"/></text:p>
          </table:table-cell>
          <table:table-cell table:style-name="ce69" office:value-type="float" office:value="44.0277" calcext:value-type="float">
            <text:p><text:s/>44.03 <text:s text:c="5"/></text:p>
          </table:table-cell>
          <table:table-cell table:style-name="ce69" office:value-type="float" office:value="27.954" calcext:value-type="float">
            <text:p><text:s/>27.95 <text:s text:c="5"/></text:p>
          </table:table-cell>
          <table:table-cell table:style-name="ce69" office:value-type="float" office:value="2.6632" calcext:value-type="float">
            <text:p><text:s/>2.66 <text:s text:c="5"/></text:p>
          </table:table-cell>
          <table:table-cell table:style-name="ce69" office:value-type="float" office:value="13.4104" calcext:value-type="float">
            <text:p><text:s/>13.41 <text:s text:c="5"/></text:p>
          </table:table-cell>
          <table:table-cell table:style-name="ce69" office:value-type="float" office:value="18.0714" calcext:value-type="float">
            <text:p><text:s/>18.07 <text:s text:c="5"/></text:p>
          </table:table-cell>
          <table:table-cell table:style-name="ce69" office:value-type="float" office:value="1.7272" calcext:value-type="float">
            <text:p><text:s/>1.73 <text:s text:c="5"/></text:p>
          </table:table-cell>
          <table:table-cell table:style-name="ce69" office:value-type="float" office:value="1.5656" calcext:value-type="float">
            <text:p><text:s/>1.57 <text:s text:c="5"/></text:p>
          </table:table-cell>
          <table:table-cell table:number-columns-repeated="2" table:style-name="ce69" office:value-type="float" office:value="0" calcext:value-type="float">
            <text:p>- <text:s text:c="5"/></text:p>
          </table:table-cell>
          <table:table-cell table:style-name="ce77" office:value-type="float" office:value="0.1615" calcext:value-type="float">
            <text:p><text:s/>0.16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 99年</text:p>
          </table:table-cell>
          <table:table-cell table:style-name="ce55"/>
          <table:table-cell table:style-name="ce17"/>
          <table:table-cell table:style-name="ce64" office:value-type="float" office:value="66.7892" calcext:value-type="float">
            <text:p><text:s/>66.79 <text:s text:c="5"/></text:p>
          </table:table-cell>
          <table:table-cell table:style-name="ce69" office:value-type="float" office:value="1.2389" calcext:value-type="float">
            <text:p><text:s/>1.24 <text:s text:c="5"/></text:p>
          </table:table-cell>
          <table:table-cell table:style-name="ce69" office:value-type="float" office:value="46.8417" calcext:value-type="float">
            <text:p><text:s/>46.84 <text:s text:c="5"/></text:p>
          </table:table-cell>
          <table:table-cell table:style-name="ce69" office:value-type="float" office:value="26.2699" calcext:value-type="float">
            <text:p><text:s/>26.27 <text:s text:c="5"/></text:p>
          </table:table-cell>
          <table:table-cell table:style-name="ce69" office:value-type="float" office:value="3.3411" calcext:value-type="float">
            <text:p><text:s/>3.34 <text:s text:c="5"/></text:p>
          </table:table-cell>
          <table:table-cell table:style-name="ce69" office:value-type="float" office:value="17.2306" calcext:value-type="float">
            <text:p><text:s/>17.23 <text:s text:c="5"/></text:p>
          </table:table-cell>
          <table:table-cell table:style-name="ce69" office:value-type="float" office:value="16.8497" calcext:value-type="float">
            <text:p><text:s/>16.85 <text:s text:c="5"/></text:p>
          </table:table-cell>
          <table:table-cell table:style-name="ce69" office:value-type="float" office:value="1.8588" calcext:value-type="float">
            <text:p><text:s/>1.86 <text:s text:c="5"/></text:p>
          </table:table-cell>
          <table:table-cell table:style-name="ce69" office:value-type="float" office:value="1.6487" calcext:value-type="float">
            <text:p><text:s/>1.65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015" calcext:value-type="float">
            <text:p><text:s/>0.00 <text:s text:c="5"/></text:p>
          </table:table-cell>
          <table:table-cell table:style-name="ce77" office:value-type="float" office:value="0.2085" calcext:value-type="float">
            <text:p><text:s/>0.21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100年</text:p>
          </table:table-cell>
          <table:table-cell table:style-name="ce55"/>
          <table:table-cell table:style-name="ce17"/>
          <table:table-cell table:style-name="ce64" office:value-type="float" office:value="67.4421" calcext:value-type="float">
            <text:p><text:s/>67.44 <text:s text:c="5"/></text:p>
          </table:table-cell>
          <table:table-cell table:style-name="ce69" office:value-type="float" office:value="1.1508" calcext:value-type="float">
            <text:p><text:s/>1.15 <text:s text:c="5"/></text:p>
          </table:table-cell>
          <table:table-cell table:style-name="ce69" office:value-type="float" office:value="47.7276" calcext:value-type="float">
            <text:p><text:s/>47.73 <text:s text:c="5"/></text:p>
          </table:table-cell>
          <table:table-cell table:style-name="ce69" office:value-type="float" office:value="26.9253" calcext:value-type="float">
            <text:p><text:s/>26.93 <text:s text:c="5"/></text:p>
          </table:table-cell>
          <table:table-cell table:style-name="ce69" office:value-type="float" office:value="2.8979" calcext:value-type="float">
            <text:p><text:s/>2.90 <text:s text:c="5"/></text:p>
          </table:table-cell>
          <table:table-cell table:style-name="ce69" office:value-type="float" office:value="17.9044" calcext:value-type="float">
            <text:p><text:s/>17.90 <text:s text:c="5"/></text:p>
          </table:table-cell>
          <table:table-cell table:style-name="ce69" office:value-type="float" office:value="16.7018" calcext:value-type="float">
            <text:p><text:s/>16.70 <text:s text:c="5"/></text:p>
          </table:table-cell>
          <table:table-cell table:style-name="ce69" office:value-type="float" office:value="1.8617" calcext:value-type="float">
            <text:p><text:s/>1.86 <text:s text:c="5"/></text:p>
          </table:table-cell>
          <table:table-cell table:style-name="ce69" office:value-type="float" office:value="1.5399" calcext:value-type="float">
            <text:p><text:s/>1.54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034" calcext:value-type="float">
            <text:p><text:s/>0.00 <text:s text:c="5"/></text:p>
          </table:table-cell>
          <table:table-cell table:style-name="ce77" office:value-type="float" office:value="0.3184" calcext:value-type="float">
            <text:p><text:s/>0.32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101年</text:p>
          </table:table-cell>
          <table:table-cell table:style-name="ce55"/>
          <table:table-cell table:style-name="ce17"/>
          <table:table-cell table:style-name="ce64" office:value-type="float" office:value="68.9967" calcext:value-type="float">
            <text:p><text:s/>69.00 <text:s text:c="5"/></text:p>
          </table:table-cell>
          <table:table-cell table:style-name="ce69" office:value-type="float" office:value="1.173" calcext:value-type="float">
            <text:p><text:s/>1.17 <text:s text:c="5"/></text:p>
          </table:table-cell>
          <table:table-cell table:style-name="ce69" office:value-type="float" office:value="49.178" calcext:value-type="float">
            <text:p><text:s/>49.18 <text:s text:c="5"/></text:p>
          </table:table-cell>
          <table:table-cell table:style-name="ce69" office:value-type="float" office:value="26.9597" calcext:value-type="float">
            <text:p><text:s/>26.96 <text:s text:c="5"/></text:p>
          </table:table-cell>
          <table:table-cell table:style-name="ce69" office:value-type="float" office:value="2.2605" calcext:value-type="float">
            <text:p><text:s/>2.26 <text:s text:c="5"/></text:p>
          </table:table-cell>
          <table:table-cell table:style-name="ce69" office:value-type="float" office:value="19.9577" calcext:value-type="float">
            <text:p><text:s/>19.96 <text:s text:c="5"/></text:p>
          </table:table-cell>
          <table:table-cell table:style-name="ce69" office:value-type="float" office:value="16.1445" calcext:value-type="float">
            <text:p><text:s/>16.14 <text:s text:c="5"/></text:p>
          </table:table-cell>
          <table:table-cell table:style-name="ce69" office:value-type="float" office:value="2.501" calcext:value-type="float">
            <text:p><text:s/>2.50 <text:s text:c="5"/></text:p>
          </table:table-cell>
          <table:table-cell table:style-name="ce69" office:value-type="float" office:value="2.2016" calcext:value-type="float">
            <text:p><text:s/>2.20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052" calcext:value-type="float">
            <text:p><text:s/>0.01 <text:s text:c="5"/></text:p>
          </table:table-cell>
          <table:table-cell table:style-name="ce77" office:value-type="float" office:value="0.2941" calcext:value-type="float">
            <text:p><text:s/>0.29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102年</text:p>
          </table:table-cell>
          <table:table-cell table:style-name="ce55"/>
          <table:table-cell table:style-name="ce17"/>
          <table:table-cell table:style-name="ce64" office:value-type="float" office:value="67.8757" calcext:value-type="float">
            <text:p><text:s/>67.88 <text:s text:c="5"/></text:p>
          </table:table-cell>
          <table:table-cell table:style-name="ce69" office:value-type="float" office:value="1.263" calcext:value-type="float">
            <text:p><text:s/>1.26 <text:s text:c="5"/></text:p>
          </table:table-cell>
          <table:table-cell table:style-name="ce69" office:value-type="float" office:value="47.7188" calcext:value-type="float">
            <text:p><text:s/>47.72 <text:s text:c="5"/></text:p>
          </table:table-cell>
          <table:table-cell table:style-name="ce69" office:value-type="float" office:value="25.2884" calcext:value-type="float">
            <text:p><text:s/>25.29 <text:s text:c="5"/></text:p>
          </table:table-cell>
          <table:table-cell table:style-name="ce69" office:value-type="float" office:value="2.0905" calcext:value-type="float">
            <text:p><text:s/>2.09 <text:s text:c="5"/></text:p>
          </table:table-cell>
          <table:table-cell table:style-name="ce69" office:value-type="float" office:value="20.3398" calcext:value-type="float">
            <text:p><text:s/>20.34 <text:s text:c="5"/></text:p>
          </table:table-cell>
          <table:table-cell table:style-name="ce69" office:value-type="float" office:value="16.5012" calcext:value-type="float">
            <text:p><text:s/>16.50 <text:s text:c="5"/></text:p>
          </table:table-cell>
          <table:table-cell table:style-name="ce69" office:value-type="float" office:value="2.3926" calcext:value-type="float">
            <text:p><text:s/>2.39 <text:s text:c="5"/></text:p>
          </table:table-cell>
          <table:table-cell table:style-name="ce69" office:value-type="float" office:value="2.0895" calcext:value-type="float">
            <text:p><text:s/>2.09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066" calcext:value-type="float">
            <text:p><text:s/>0.01 <text:s text:c="5"/></text:p>
          </table:table-cell>
          <table:table-cell table:style-name="ce77" office:value-type="float" office:value="0.2964" calcext:value-type="float">
            <text:p><text:s/>0.30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103年</text:p>
          </table:table-cell>
          <table:table-cell table:style-name="ce55"/>
          <table:table-cell table:style-name="ce17"/>
          <table:table-cell table:style-name="ce64" office:value-type="float" office:value="67.7381" calcext:value-type="float">
            <text:p><text:s/>67.74 <text:s text:c="5"/></text:p>
          </table:table-cell>
          <table:table-cell table:style-name="ce69" office:value-type="float" office:value="1.2006" calcext:value-type="float">
            <text:p><text:s/>1.20 <text:s text:c="5"/></text:p>
          </table:table-cell>
          <table:table-cell table:style-name="ce69" office:value-type="float" office:value="48.3421" calcext:value-type="float">
            <text:p><text:s/>48.34 <text:s text:c="5"/></text:p>
          </table:table-cell>
          <table:table-cell table:style-name="ce69" office:value-type="float" office:value="24.683" calcext:value-type="float">
            <text:p><text:s/>24.68 <text:s text:c="5"/></text:p>
          </table:table-cell>
          <table:table-cell table:style-name="ce69" office:value-type="float" office:value="2.5401" calcext:value-type="float">
            <text:p><text:s/>2.54 <text:s text:c="5"/></text:p>
          </table:table-cell>
          <table:table-cell table:style-name="ce69" office:value-type="float" office:value="21.1189" calcext:value-type="float">
            <text:p><text:s/>21.12 <text:s text:c="5"/></text:p>
          </table:table-cell>
          <table:table-cell table:style-name="ce69" office:value-type="float" office:value="16.3057" calcext:value-type="float">
            <text:p><text:s/>16.31 <text:s text:c="5"/></text:p>
          </table:table-cell>
          <table:table-cell table:style-name="ce69" office:value-type="float" office:value="1.8897" calcext:value-type="float">
            <text:p><text:s/>1.89 <text:s text:c="5"/></text:p>
          </table:table-cell>
          <table:table-cell table:style-name="ce69" office:value-type="float" office:value="1.6091" calcext:value-type="float">
            <text:p><text:s/>1.61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088" calcext:value-type="float">
            <text:p><text:s/>0.01 <text:s text:c="5"/></text:p>
          </table:table-cell>
          <table:table-cell table:style-name="ce77" office:value-type="float" office:value="0.2717" calcext:value-type="float">
            <text:p><text:s/>0.27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104年</text:p>
          </table:table-cell>
          <table:table-cell table:style-name="ce55"/>
          <table:table-cell table:style-name="ce17"/>
          <table:table-cell table:style-name="ce64" office:value-type="float" office:value="68.0534" calcext:value-type="float">
            <text:p><text:s/>68.05 <text:s text:c="5"/></text:p>
          </table:table-cell>
          <table:table-cell table:style-name="ce69" office:value-type="float" office:value="1.1756" calcext:value-type="float">
            <text:p><text:s/>1.18 <text:s text:c="5"/></text:p>
          </table:table-cell>
          <table:table-cell table:style-name="ce69" office:value-type="float" office:value="50.7736" calcext:value-type="float">
            <text:p><text:s/>50.77 <text:s text:c="5"/></text:p>
          </table:table-cell>
          <table:table-cell table:style-name="ce69" office:value-type="float" office:value="23.2759" calcext:value-type="float">
            <text:p><text:s/>23.28 <text:s text:c="5"/></text:p>
          </table:table-cell>
          <table:table-cell table:style-name="ce69" office:value-type="float" office:value="4.1402" calcext:value-type="float">
            <text:p><text:s/>4.14 <text:s text:c="5"/></text:p>
          </table:table-cell>
          <table:table-cell table:style-name="ce69" office:value-type="float" office:value="23.3574" calcext:value-type="float">
            <text:p><text:s/>23.36 <text:s text:c="5"/></text:p>
          </table:table-cell>
          <table:table-cell table:style-name="ce69" office:value-type="float" office:value="14.1283" calcext:value-type="float">
            <text:p><text:s/>14.13 <text:s text:c="5"/></text:p>
          </table:table-cell>
          <table:table-cell table:style-name="ce69" office:value-type="float" office:value="1.9757" calcext:value-type="float">
            <text:p><text:s/>1.98 <text:s text:c="5"/></text:p>
          </table:table-cell>
          <table:table-cell table:style-name="ce69" office:value-type="float" office:value="1.6884" calcext:value-type="float">
            <text:p><text:s/>1.69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097" calcext:value-type="float">
            <text:p><text:s/>0.01 <text:s text:c="5"/></text:p>
          </table:table-cell>
          <table:table-cell table:style-name="ce77" office:value-type="float" office:value="0.2775" calcext:value-type="float">
            <text:p><text:s/>0.28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105年</text:p>
          </table:table-cell>
          <table:table-cell table:style-name="ce55"/>
          <table:table-cell table:style-name="ce17"/>
          <table:table-cell table:style-name="ce64" office:value-type="float" office:value="68.5948" calcext:value-type="float">
            <text:p><text:s/>68.59 <text:s text:c="5"/></text:p>
          </table:table-cell>
          <table:table-cell table:style-name="ce69" office:value-type="float" office:value="1.247" calcext:value-type="float">
            <text:p><text:s/>1.25 <text:s text:c="5"/></text:p>
          </table:table-cell>
          <table:table-cell table:style-name="ce69" office:value-type="float" office:value="52.6847" calcext:value-type="float">
            <text:p><text:s/>52.68 <text:s text:c="5"/></text:p>
          </table:table-cell>
          <table:table-cell table:style-name="ce69" office:value-type="float" office:value="24.7095" calcext:value-type="float">
            <text:p><text:s/>24.71 <text:s text:c="5"/></text:p>
          </table:table-cell>
          <table:table-cell table:style-name="ce69" office:value-type="float" office:value="3.9559" calcext:value-type="float">
            <text:p><text:s/>3.96 <text:s text:c="5"/></text:p>
          </table:table-cell>
          <table:table-cell table:style-name="ce69" office:value-type="float" office:value="24.0192" calcext:value-type="float">
            <text:p><text:s/>24.02 <text:s text:c="5"/></text:p>
          </table:table-cell>
          <table:table-cell table:style-name="ce69" office:value-type="float" office:value="11.988" calcext:value-type="float">
            <text:p><text:s/>11.99 <text:s text:c="5"/></text:p>
          </table:table-cell>
          <table:table-cell table:style-name="ce69" office:value-type="float" office:value="2.6749" calcext:value-type="float">
            <text:p><text:s/>2.67 <text:s text:c="5"/></text:p>
          </table:table-cell>
          <table:table-cell table:style-name="ce69" office:value-type="float" office:value="2.4216" calcext:value-type="float">
            <text:p><text:s/>2.42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087" calcext:value-type="float">
            <text:p><text:s/>0.01 <text:s text:c="5"/></text:p>
          </table:table-cell>
          <table:table-cell table:style-name="ce77" office:value-type="float" office:value="0.2444" calcext:value-type="float">
            <text:p><text:s/>0.24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106年</text:p>
          </table:table-cell>
          <table:table-cell table:style-name="ce55"/>
          <table:table-cell table:style-name="ce17"/>
          <table:table-cell table:style-name="ce64" office:value-type="float" office:value="69.4583" calcext:value-type="float">
            <text:p><text:s/>69.46 <text:s text:c="5"/></text:p>
          </table:table-cell>
          <table:table-cell table:style-name="ce69" office:value-type="float" office:value="1.2335" calcext:value-type="float">
            <text:p><text:s/>1.23 <text:s text:c="5"/></text:p>
          </table:table-cell>
          <table:table-cell table:style-name="ce69" office:value-type="float" office:value="57.6726" calcext:value-type="float">
            <text:p><text:s/>57.67 <text:s text:c="5"/></text:p>
          </table:table-cell>
          <table:table-cell table:style-name="ce69" office:value-type="float" office:value="27.0998" calcext:value-type="float">
            <text:p><text:s/>27.10 <text:s text:c="5"/></text:p>
          </table:table-cell>
          <table:table-cell table:style-name="ce69" office:value-type="float" office:value="4.2904" calcext:value-type="float">
            <text:p><text:s/>4.29 <text:s text:c="5"/></text:p>
          </table:table-cell>
          <table:table-cell table:style-name="ce69" office:value-type="float" office:value="26.2822" calcext:value-type="float">
            <text:p><text:s/>26.28 <text:s text:c="5"/></text:p>
          </table:table-cell>
          <table:table-cell table:style-name="ce69" office:value-type="float" office:value="8.3052" calcext:value-type="float">
            <text:p><text:s/>8.31 <text:s text:c="5"/></text:p>
          </table:table-cell>
          <table:table-cell table:style-name="ce69" office:value-type="float" office:value="2.2468" calcext:value-type="float">
            <text:p><text:s/>2.25 <text:s text:c="5"/></text:p>
          </table:table-cell>
          <table:table-cell table:style-name="ce69" office:value-type="float" office:value="1.9619" calcext:value-type="float">
            <text:p><text:s/>1.96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089" calcext:value-type="float">
            <text:p><text:s/>0.01 <text:s text:c="5"/></text:p>
          </table:table-cell>
          <table:table-cell table:style-name="ce77" office:value-type="float" office:value="0.2759" calcext:value-type="float">
            <text:p><text:s/>0.28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107年</text:p>
          </table:table-cell>
          <table:table-cell table:style-name="ce55"/>
          <table:table-cell table:style-name="ce17"/>
          <table:table-cell table:style-name="ce64" office:value-type="float" office:value="68.9636" calcext:value-type="float">
            <text:p><text:s/>68.96 <text:s text:c="5"/></text:p>
          </table:table-cell>
          <table:table-cell table:style-name="ce69" office:value-type="float" office:value="1.2232" calcext:value-type="float">
            <text:p><text:s/>1.22 <text:s text:c="5"/></text:p>
          </table:table-cell>
          <table:table-cell table:style-name="ce69" office:value-type="float" office:value="55.8374" calcext:value-type="float">
            <text:p><text:s/>55.84 <text:s text:c="5"/></text:p>
          </table:table-cell>
          <table:table-cell table:style-name="ce69" office:value-type="float" office:value="27.1437" calcext:value-type="float">
            <text:p><text:s/>27.14 <text:s text:c="5"/></text:p>
          </table:table-cell>
          <table:table-cell table:style-name="ce69" office:value-type="float" office:value="2.4498" calcext:value-type="float">
            <text:p><text:s/>2.45 <text:s text:c="5"/></text:p>
          </table:table-cell>
          <table:table-cell table:style-name="ce69" office:value-type="float" office:value="26.2437" calcext:value-type="float">
            <text:p><text:s/>26.24 <text:s text:c="5"/></text:p>
          </table:table-cell>
          <table:table-cell table:style-name="ce69" office:value-type="float" office:value="10.0462" calcext:value-type="float">
            <text:p><text:s/>10.05 <text:s text:c="5"/></text:p>
          </table:table-cell>
          <table:table-cell table:style-name="ce69" office:value-type="float" office:value="1.8566" calcext:value-type="float">
            <text:p><text:s/>1.86 <text:s text:c="5"/></text:p>
          </table:table-cell>
          <table:table-cell table:style-name="ce69" office:value-type="float" office:value="1.5729" calcext:value-type="float">
            <text:p><text:s/>1.57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114" calcext:value-type="float">
            <text:p><text:s/>0.01 <text:s text:c="5"/></text:p>
          </table:table-cell>
          <table:table-cell table:style-name="ce77" office:value-type="float" office:value="0.2722" calcext:value-type="float">
            <text:p><text:s/>0.27 <text:s text:c="5"/></text:p>
          </table:table-cell>
          <table:table-cell table:number-columns-repeated="1009"/>
        </table:table-row>
        <table:table-row table:style-name="ro3">
          <table:table-cell table:style-name="ce50" office:value-type="string" calcext:value-type="string">
            <text:p>民國108年</text:p>
          </table:table-cell>
          <table:table-cell table:style-name="ce55"/>
          <table:table-cell table:style-name="ce17"/>
          <table:table-cell table:style-name="ce64" office:value-type="float" office:value="68.5452" calcext:value-type="float">
            <text:p><text:s/>68.55 <text:s text:c="5"/></text:p>
          </table:table-cell>
          <table:table-cell table:style-name="ce69" office:value-type="float" office:value="1.17" calcext:value-type="float">
            <text:p><text:s/>1.17 <text:s text:c="5"/></text:p>
          </table:table-cell>
          <table:table-cell table:style-name="ce69" office:value-type="float" office:value="53.2718" calcext:value-type="float">
            <text:p><text:s/>53.27 <text:s text:c="5"/></text:p>
          </table:table-cell>
          <table:table-cell table:style-name="ce69" office:value-type="float" office:value="26.0112" calcext:value-type="float">
            <text:p><text:s/>26.01 <text:s text:c="5"/></text:p>
          </table:table-cell>
          <table:table-cell table:style-name="ce69" office:value-type="float" office:value="1.6622" calcext:value-type="float">
            <text:p><text:s/>1.66 <text:s text:c="5"/></text:p>
          </table:table-cell>
          <table:table-cell table:style-name="ce69" office:value-type="float" office:value="25.5983" calcext:value-type="float">
            <text:p><text:s/>25.60 <text:s text:c="5"/></text:p>
          </table:table-cell>
          <table:table-cell table:style-name="ce69" office:value-type="float" office:value="11.7886" calcext:value-type="float">
            <text:p><text:s/>11.79 <text:s text:c="5"/></text:p>
          </table:table-cell>
          <table:table-cell table:style-name="ce69" office:value-type="float" office:value="2.3146" calcext:value-type="float">
            <text:p><text:s/>2.31 <text:s text:c="5"/></text:p>
          </table:table-cell>
          <table:table-cell table:style-name="ce69" office:value-type="float" office:value="1.9755" calcext:value-type="float">
            <text:p><text:s/>1.98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546" calcext:value-type="float">
            <text:p><text:s/>0.05 <text:s text:c="5"/></text:p>
          </table:table-cell>
          <table:table-cell table:style-name="ce77" office:value-type="float" office:value="0.2844" calcext:value-type="float">
            <text:p><text:s/>0.28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/>
          <table:table-cell table:style-name="ce17"/>
          <table:table-cell table:style-name="ce64"/>
          <table:table-cell table:style-name="ce69" table:number-columns-repeated="10"/>
          <table:table-cell table:style-name="ce77"/>
          <table:table-cell table:number-columns-repeated="1009"/>
        </table:table-row>
        <table:table-row table:style-name="ro3">
          <table:table-cell table:style-name="ce50" office:value-type="string" calcext:value-type="string">
            <text:p>民國109年</text:p>
          </table:table-cell>
          <table:table-cell table:style-name="ce55" office:value-type="string" calcext:value-type="string">
            <text:p><text:s/>1月</text:p>
          </table:table-cell>
          <table:table-cell table:style-name="ce17"/>
          <table:table-cell table:style-name="ce64" office:value-type="float" office:value="67.3287" calcext:value-type="float">
            <text:p><text:s/>67.33 <text:s text:c="5"/></text:p>
          </table:table-cell>
          <table:table-cell table:style-name="ce69" office:value-type="float" office:value="1.2034" calcext:value-type="float">
            <text:p><text:s/>1.20 <text:s text:c="5"/></text:p>
          </table:table-cell>
          <table:table-cell table:style-name="ce69" office:value-type="float" office:value="50.3338" calcext:value-type="float">
            <text:p><text:s/>50.33 <text:s text:c="5"/></text:p>
          </table:table-cell>
          <table:table-cell table:style-name="ce69" office:value-type="float" office:value="20.8288" calcext:value-type="float">
            <text:p><text:s/>20.83 <text:s text:c="5"/></text:p>
          </table:table-cell>
          <table:table-cell table:style-name="ce69" office:value-type="float" office:value="1.4855" calcext:value-type="float">
            <text:p><text:s/>1.49 <text:s text:c="5"/></text:p>
          </table:table-cell>
          <table:table-cell table:style-name="ce69" office:value-type="float" office:value="28.0194" calcext:value-type="float">
            <text:p><text:s/>28.02 <text:s text:c="5"/></text:p>
          </table:table-cell>
          <table:table-cell table:style-name="ce69" office:value-type="float" office:value="14.4078" calcext:value-type="float">
            <text:p><text:s/>14.41 <text:s text:c="5"/></text:p>
          </table:table-cell>
          <table:table-cell table:style-name="ce69" office:value-type="float" office:value="1.3836" calcext:value-type="float">
            <text:p><text:s/>1.38 <text:s text:c="5"/></text:p>
          </table:table-cell>
          <table:table-cell table:style-name="ce69" office:value-type="float" office:value="0.9215" calcext:value-type="float">
            <text:p><text:s/>0.92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669" calcext:value-type="float">
            <text:p><text:s/>0.07 <text:s text:c="5"/></text:p>
          </table:table-cell>
          <table:table-cell table:style-name="ce77" office:value-type="float" office:value="0.3951" calcext:value-type="float">
            <text:p><text:s/>0.40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<text:s/>2月</text:p>
          </table:table-cell>
          <table:table-cell table:style-name="ce17"/>
          <table:table-cell table:style-name="ce64" office:value-type="float" office:value="67.0857" calcext:value-type="float">
            <text:p><text:s/>67.09 <text:s text:c="5"/></text:p>
          </table:table-cell>
          <table:table-cell table:style-name="ce69" office:value-type="float" office:value="1.1089" calcext:value-type="float">
            <text:p><text:s/>1.11 <text:s text:c="5"/></text:p>
          </table:table-cell>
          <table:table-cell table:style-name="ce69" office:value-type="float" office:value="51.9744" calcext:value-type="float">
            <text:p><text:s/>51.97 <text:s text:c="5"/></text:p>
          </table:table-cell>
          <table:table-cell table:style-name="ce69" office:value-type="float" office:value="22.7432" calcext:value-type="float">
            <text:p><text:s/>22.74 <text:s text:c="5"/></text:p>
          </table:table-cell>
          <table:table-cell table:style-name="ce69" office:value-type="float" office:value="1.2903" calcext:value-type="float">
            <text:p><text:s/>1.29 <text:s text:c="5"/></text:p>
          </table:table-cell>
          <table:table-cell table:style-name="ce69" office:value-type="float" office:value="27.9408" calcext:value-type="float">
            <text:p><text:s/>27.94 <text:s text:c="5"/></text:p>
          </table:table-cell>
          <table:table-cell table:style-name="ce69" office:value-type="float" office:value="12.4715" calcext:value-type="float">
            <text:p><text:s/>12.47 <text:s text:c="5"/></text:p>
          </table:table-cell>
          <table:table-cell table:style-name="ce69" office:value-type="float" office:value="1.5307" calcext:value-type="float">
            <text:p><text:s/>1.53 <text:s text:c="5"/></text:p>
          </table:table-cell>
          <table:table-cell table:style-name="ce69" office:value-type="float" office:value="1.1129" calcext:value-type="float">
            <text:p><text:s/>1.11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626" calcext:value-type="float">
            <text:p><text:s/>0.06 <text:s text:c="5"/></text:p>
          </table:table-cell>
          <table:table-cell table:style-name="ce77" office:value-type="float" office:value="0.3551" calcext:value-type="float">
            <text:p><text:s/>0.36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<text:s/>3月</text:p>
          </table:table-cell>
          <table:table-cell table:style-name="ce17"/>
          <table:table-cell table:style-name="ce64" office:value-type="float" office:value="65.6975" calcext:value-type="float">
            <text:p><text:s/>65.70 <text:s text:c="5"/></text:p>
          </table:table-cell>
          <table:table-cell table:style-name="ce69" office:value-type="float" office:value="1.0765" calcext:value-type="float">
            <text:p><text:s/>1.08 <text:s text:c="5"/></text:p>
          </table:table-cell>
          <table:table-cell table:style-name="ce69" office:value-type="float" office:value="53.1721" calcext:value-type="float">
            <text:p><text:s/>53.17 <text:s text:c="5"/></text:p>
          </table:table-cell>
          <table:table-cell table:style-name="ce69" office:value-type="float" office:value="22.7772" calcext:value-type="float">
            <text:p><text:s/>22.78 <text:s text:c="5"/></text:p>
          </table:table-cell>
          <table:table-cell table:style-name="ce69" office:value-type="float" office:value="1.1133" calcext:value-type="float">
            <text:p><text:s/>1.11 <text:s text:c="5"/></text:p>
          </table:table-cell>
          <table:table-cell table:style-name="ce69" office:value-type="float" office:value="29.2814" calcext:value-type="float">
            <text:p><text:s/>29.28 <text:s text:c="5"/></text:p>
          </table:table-cell>
          <table:table-cell table:style-name="ce69" office:value-type="float" office:value="10.0356" calcext:value-type="float">
            <text:p><text:s/>10.04 <text:s text:c="5"/></text:p>
          </table:table-cell>
          <table:table-cell table:style-name="ce69" office:value-type="float" office:value="1.4132" calcext:value-type="float">
            <text:p><text:s/>1.41 <text:s text:c="5"/></text:p>
          </table:table-cell>
          <table:table-cell table:style-name="ce69" office:value-type="float" office:value="1.0682" calcext:value-type="float">
            <text:p><text:s/>1.07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668" calcext:value-type="float">
            <text:p><text:s/>0.07 <text:s text:c="5"/></text:p>
          </table:table-cell>
          <table:table-cell table:style-name="ce77" office:value-type="float" office:value="0.278" calcext:value-type="float">
            <text:p><text:s/>0.28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<text:s/>4月</text:p>
          </table:table-cell>
          <table:table-cell table:style-name="ce17"/>
          <table:table-cell table:style-name="ce64" office:value-type="float" office:value="68.638" calcext:value-type="float">
            <text:p><text:s/>68.64 <text:s text:c="5"/></text:p>
          </table:table-cell>
          <table:table-cell table:style-name="ce69" office:value-type="float" office:value="1.0775" calcext:value-type="float">
            <text:p><text:s/>1.08 <text:s text:c="5"/></text:p>
          </table:table-cell>
          <table:table-cell table:style-name="ce69" office:value-type="float" office:value="55.3141" calcext:value-type="float">
            <text:p><text:s/>55.31 <text:s text:c="5"/></text:p>
          </table:table-cell>
          <table:table-cell table:style-name="ce69" office:value-type="float" office:value="25.4376" calcext:value-type="float">
            <text:p><text:s/>25.44 <text:s text:c="5"/></text:p>
          </table:table-cell>
          <table:table-cell table:style-name="ce69" office:value-type="float" office:value="0.8044" calcext:value-type="float">
            <text:p><text:s/>0.80 <text:s text:c="5"/></text:p>
          </table:table-cell>
          <table:table-cell table:style-name="ce69" office:value-type="float" office:value="29.072" calcext:value-type="float">
            <text:p><text:s/>29.07 <text:s text:c="5"/></text:p>
          </table:table-cell>
          <table:table-cell table:style-name="ce69" office:value-type="float" office:value="10.8329" calcext:value-type="float">
            <text:p><text:s/>10.83 <text:s text:c="5"/></text:p>
          </table:table-cell>
          <table:table-cell table:style-name="ce69" office:value-type="float" office:value="1.4133" calcext:value-type="float">
            <text:p><text:s/>1.41 <text:s text:c="5"/></text:p>
          </table:table-cell>
          <table:table-cell table:style-name="ce69" office:value-type="float" office:value="1.0067" calcext:value-type="float">
            <text:p><text:s/>1.01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922" calcext:value-type="float">
            <text:p><text:s/>0.09 <text:s text:c="5"/></text:p>
          </table:table-cell>
          <table:table-cell table:style-name="ce77" office:value-type="float" office:value="0.3143" calcext:value-type="float">
            <text:p><text:s/>0.31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<text:s/>5月</text:p>
          </table:table-cell>
          <table:table-cell table:style-name="ce17"/>
          <table:table-cell table:style-name="ce64" office:value-type="float" office:value="68.3368" calcext:value-type="float">
            <text:p><text:s/>68.34 <text:s text:c="5"/></text:p>
          </table:table-cell>
          <table:table-cell table:style-name="ce69" office:value-type="float" office:value="0.999" calcext:value-type="float">
            <text:p><text:s/>1.00 <text:s text:c="5"/></text:p>
          </table:table-cell>
          <table:table-cell table:style-name="ce69" office:value-type="float" office:value="56.3266" calcext:value-type="float">
            <text:p><text:s/>56.33 <text:s text:c="5"/></text:p>
          </table:table-cell>
          <table:table-cell table:style-name="ce69" office:value-type="float" office:value="26.1777" calcext:value-type="float">
            <text:p><text:s/>26.18 <text:s text:c="5"/></text:p>
          </table:table-cell>
          <table:table-cell table:style-name="ce69" office:value-type="float" office:value="0.7894" calcext:value-type="float">
            <text:p><text:s/>0.79 <text:s text:c="5"/></text:p>
          </table:table-cell>
          <table:table-cell table:style-name="ce69" office:value-type="float" office:value="29.3594" calcext:value-type="float">
            <text:p><text:s/>29.36 <text:s text:c="5"/></text:p>
          </table:table-cell>
          <table:table-cell table:style-name="ce69" office:value-type="float" office:value="9.525" calcext:value-type="float">
            <text:p><text:s/>9.53 <text:s text:c="5"/></text:p>
          </table:table-cell>
          <table:table-cell table:style-name="ce69" office:value-type="float" office:value="1.4861" calcext:value-type="float">
            <text:p><text:s/>1.49 <text:s text:c="5"/></text:p>
          </table:table-cell>
          <table:table-cell table:style-name="ce69" office:value-type="float" office:value="1.2887" calcext:value-type="float">
            <text:p><text:s/>1.29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937" calcext:value-type="float">
            <text:p><text:s/>0.09 <text:s text:c="5"/></text:p>
          </table:table-cell>
          <table:table-cell table:style-name="ce77" office:value-type="float" office:value="0.1035" calcext:value-type="float">
            <text:p><text:s/>0.10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<text:s/>6月</text:p>
          </table:table-cell>
          <table:table-cell table:style-name="ce17"/>
          <table:table-cell table:style-name="ce64" office:value-type="float" office:value="68.7861" calcext:value-type="float">
            <text:p><text:s/>68.79 <text:s text:c="5"/></text:p>
          </table:table-cell>
          <table:table-cell table:style-name="ce69" office:value-type="float" office:value="1.1048" calcext:value-type="float">
            <text:p><text:s/>1.10 <text:s text:c="5"/></text:p>
          </table:table-cell>
          <table:table-cell table:style-name="ce69" office:value-type="float" office:value="54.7763" calcext:value-type="float">
            <text:p><text:s/>54.78 <text:s text:c="5"/></text:p>
          </table:table-cell>
          <table:table-cell table:style-name="ce69" office:value-type="float" office:value="26.8662" calcext:value-type="float">
            <text:p><text:s/>26.87 <text:s text:c="5"/></text:p>
          </table:table-cell>
          <table:table-cell table:style-name="ce69" office:value-type="float" office:value="0.8093" calcext:value-type="float">
            <text:p><text:s/>0.81 <text:s text:c="5"/></text:p>
          </table:table-cell>
          <table:table-cell table:style-name="ce69" office:value-type="float" office:value="27.1007" calcext:value-type="float">
            <text:p><text:s/>27.10 <text:s text:c="5"/></text:p>
          </table:table-cell>
          <table:table-cell table:style-name="ce69" office:value-type="float" office:value="11.286" calcext:value-type="float">
            <text:p><text:s/>11.29 <text:s text:c="5"/></text:p>
          </table:table-cell>
          <table:table-cell table:style-name="ce69" office:value-type="float" office:value="1.6188" calcext:value-type="float">
            <text:p><text:s/>1.62 <text:s text:c="5"/></text:p>
          </table:table-cell>
          <table:table-cell table:style-name="ce69" office:value-type="float" office:value="1.3744" calcext:value-type="float">
            <text:p><text:s/>1.37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1093" calcext:value-type="float">
            <text:p><text:s/>0.11 <text:s text:c="5"/></text:p>
          </table:table-cell>
          <table:table-cell table:style-name="ce77" office:value-type="float" office:value="0.135" calcext:value-type="float">
            <text:p><text:s/>0.14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<text:s/>7月</text:p>
          </table:table-cell>
          <table:table-cell table:style-name="ce17"/>
          <table:table-cell table:style-name="ce64" office:value-type="float" office:value="69.9503" calcext:value-type="float">
            <text:p><text:s/>69.95 <text:s text:c="5"/></text:p>
          </table:table-cell>
          <table:table-cell table:style-name="ce69" office:value-type="float" office:value="1.1204" calcext:value-type="float">
            <text:p><text:s/>1.12 <text:s text:c="5"/></text:p>
          </table:table-cell>
          <table:table-cell table:style-name="ce69" office:value-type="float" office:value="56.843" calcext:value-type="float">
            <text:p><text:s/>56.84 <text:s text:c="5"/></text:p>
          </table:table-cell>
          <table:table-cell table:style-name="ce69" office:value-type="float" office:value="28.798" calcext:value-type="float">
            <text:p><text:s/>28.80 <text:s text:c="5"/></text:p>
          </table:table-cell>
          <table:table-cell table:style-name="ce69" office:value-type="float" office:value="1.1943" calcext:value-type="float">
            <text:p><text:s/>1.19 <text:s text:c="5"/></text:p>
          </table:table-cell>
          <table:table-cell table:style-name="ce69" office:value-type="float" office:value="26.8506" calcext:value-type="float">
            <text:p><text:s/>26.85 <text:s text:c="5"/></text:p>
          </table:table-cell>
          <table:table-cell table:style-name="ce69" office:value-type="float" office:value="10.8055" calcext:value-type="float">
            <text:p><text:s/>10.81 <text:s text:c="5"/></text:p>
          </table:table-cell>
          <table:table-cell table:style-name="ce69" office:value-type="float" office:value="1.1814" calcext:value-type="float">
            <text:p><text:s/>1.18 <text:s text:c="5"/></text:p>
          </table:table-cell>
          <table:table-cell table:style-name="ce69" office:value-type="float" office:value="0.9736" calcext:value-type="float">
            <text:p><text:s/>0.97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1144" calcext:value-type="float">
            <text:p><text:s/>0.11 <text:s text:c="5"/></text:p>
          </table:table-cell>
          <table:table-cell table:style-name="ce77" office:value-type="float" office:value="0.0932" calcext:value-type="float">
            <text:p><text:s/>0.09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<text:s/>8月</text:p>
          </table:table-cell>
          <table:table-cell table:style-name="ce17"/>
          <table:table-cell table:style-name="ce64" office:value-type="float" office:value="70.6603" calcext:value-type="float">
            <text:p><text:s/>70.66 <text:s text:c="5"/></text:p>
          </table:table-cell>
          <table:table-cell table:style-name="ce69" office:value-type="float" office:value="1.1801" calcext:value-type="float">
            <text:p><text:s/>1.18 <text:s text:c="5"/></text:p>
          </table:table-cell>
          <table:table-cell table:style-name="ce69" office:value-type="float" office:value="57.4027" calcext:value-type="float">
            <text:p><text:s/>57.40 <text:s text:c="5"/></text:p>
          </table:table-cell>
          <table:table-cell table:style-name="ce69" office:value-type="float" office:value="28.8923" calcext:value-type="float">
            <text:p><text:s/>28.89 <text:s text:c="5"/></text:p>
          </table:table-cell>
          <table:table-cell table:style-name="ce69" office:value-type="float" office:value="1.1043" calcext:value-type="float">
            <text:p><text:s/>1.10 <text:s text:c="5"/></text:p>
          </table:table-cell>
          <table:table-cell table:style-name="ce69" office:value-type="float" office:value="27.406" calcext:value-type="float">
            <text:p><text:s/>27.41 <text:s text:c="5"/></text:p>
          </table:table-cell>
          <table:table-cell table:style-name="ce69" office:value-type="float" office:value="11.1058" calcext:value-type="float">
            <text:p><text:s/>11.11 <text:s text:c="5"/></text:p>
          </table:table-cell>
          <table:table-cell table:style-name="ce69" office:value-type="float" office:value="0.9716" calcext:value-type="float">
            <text:p><text:s/>0.97 <text:s text:c="5"/></text:p>
          </table:table-cell>
          <table:table-cell table:style-name="ce69" office:value-type="float" office:value="0.7633" calcext:value-type="float">
            <text:p><text:s/>0.76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1182" calcext:value-type="float">
            <text:p><text:s/>0.12 <text:s text:c="5"/></text:p>
          </table:table-cell>
          <table:table-cell table:style-name="ce77" office:value-type="float" office:value="0.09" calcext:value-type="float">
            <text:p><text:s/>0.09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<text:s/>9月</text:p>
          </table:table-cell>
          <table:table-cell table:style-name="ce17"/>
          <table:table-cell table:style-name="ce64" office:value-type="float" office:value="68.1012" calcext:value-type="float">
            <text:p><text:s/>68.10 <text:s text:c="5"/></text:p>
          </table:table-cell>
          <table:table-cell table:style-name="ce69" office:value-type="float" office:value="1.1345" calcext:value-type="float">
            <text:p><text:s/>1.13 <text:s text:c="5"/></text:p>
          </table:table-cell>
          <table:table-cell table:style-name="ce69" office:value-type="float" office:value="54.6681" calcext:value-type="float">
            <text:p><text:s/>54.67 <text:s text:c="5"/></text:p>
          </table:table-cell>
          <table:table-cell table:style-name="ce69" office:value-type="float" office:value="28.5308" calcext:value-type="float">
            <text:p><text:s/>28.53 <text:s text:c="5"/></text:p>
          </table:table-cell>
          <table:table-cell table:style-name="ce69" office:value-type="float" office:value="1.2791" calcext:value-type="float">
            <text:p><text:s/>1.28 <text:s text:c="5"/></text:p>
          </table:table-cell>
          <table:table-cell table:style-name="ce69" office:value-type="float" office:value="24.8582" calcext:value-type="float">
            <text:p><text:s/>24.86 <text:s text:c="5"/></text:p>
          </table:table-cell>
          <table:table-cell table:style-name="ce69" office:value-type="float" office:value="11.1452" calcext:value-type="float">
            <text:p><text:s/>11.15 <text:s text:c="5"/></text:p>
          </table:table-cell>
          <table:table-cell table:style-name="ce69" office:value-type="float" office:value="1.1533" calcext:value-type="float">
            <text:p><text:s/>1.15 <text:s text:c="5"/></text:p>
          </table:table-cell>
          <table:table-cell table:style-name="ce69" office:value-type="float" office:value="0.8691" calcext:value-type="float">
            <text:p><text:s/>0.87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1052" calcext:value-type="float">
            <text:p><text:s/>0.11 <text:s text:c="5"/></text:p>
          </table:table-cell>
          <table:table-cell table:style-name="ce77" office:value-type="float" office:value="0.179" calcext:value-type="float">
            <text:p><text:s/>0.18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10月</text:p>
          </table:table-cell>
          <table:table-cell table:style-name="ce17"/>
          <table:table-cell table:style-name="ce64" office:value-type="float" office:value="67.6542" calcext:value-type="float">
            <text:p><text:s/>67.65 <text:s text:c="5"/></text:p>
          </table:table-cell>
          <table:table-cell table:style-name="ce69" office:value-type="float" office:value="1.2631" calcext:value-type="float">
            <text:p><text:s/>1.26 <text:s text:c="5"/></text:p>
          </table:table-cell>
          <table:table-cell table:style-name="ce69" office:value-type="float" office:value="51.9909" calcext:value-type="float">
            <text:p><text:s/>51.99 <text:s text:c="5"/></text:p>
          </table:table-cell>
          <table:table-cell table:style-name="ce69" office:value-type="float" office:value="22.4594" calcext:value-type="float">
            <text:p><text:s/>22.46 <text:s text:c="5"/></text:p>
          </table:table-cell>
          <table:table-cell table:style-name="ce69" office:value-type="float" office:value="0.9962" calcext:value-type="float">
            <text:p><text:s/>1.00 <text:s text:c="5"/></text:p>
          </table:table-cell>
          <table:table-cell table:style-name="ce69" office:value-type="float" office:value="28.5352" calcext:value-type="float">
            <text:p><text:s/>28.54 <text:s text:c="5"/></text:p>
          </table:table-cell>
          <table:table-cell table:style-name="ce69" office:value-type="float" office:value="12.5342" calcext:value-type="float">
            <text:p><text:s/>12.53 <text:s text:c="5"/></text:p>
          </table:table-cell>
          <table:table-cell table:style-name="ce69" office:value-type="float" office:value="1.8659" calcext:value-type="float">
            <text:p><text:s/>1.87 <text:s text:c="5"/></text:p>
          </table:table-cell>
          <table:table-cell table:style-name="ce69" office:value-type="float" office:value="1.2523" calcext:value-type="float">
            <text:p><text:s/>1.25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654" calcext:value-type="float">
            <text:p><text:s/>0.07 <text:s text:c="5"/></text:p>
          </table:table-cell>
          <table:table-cell table:style-name="ce77" office:value-type="float" office:value="0.5482" calcext:value-type="float">
            <text:p><text:s/>0.55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11月</text:p>
          </table:table-cell>
          <table:table-cell table:style-name="ce17"/>
          <table:table-cell table:style-name="ce64" office:value-type="float" office:value="68.1974" calcext:value-type="float">
            <text:p><text:s/>68.20 <text:s text:c="5"/></text:p>
          </table:table-cell>
          <table:table-cell table:style-name="ce69" office:value-type="float" office:value="1.1155" calcext:value-type="float">
            <text:p><text:s/>1.12 <text:s text:c="5"/></text:p>
          </table:table-cell>
          <table:table-cell table:style-name="ce69" office:value-type="float" office:value="53.9363" calcext:value-type="float">
            <text:p><text:s/>53.94 <text:s text:c="5"/></text:p>
          </table:table-cell>
          <table:table-cell table:style-name="ce69" office:value-type="float" office:value="21.9026" calcext:value-type="float">
            <text:p><text:s/>21.90 <text:s text:c="5"/></text:p>
          </table:table-cell>
          <table:table-cell table:style-name="ce69" office:value-type="float" office:value="1.0244" calcext:value-type="float">
            <text:p><text:s/>1.02 <text:s text:c="5"/></text:p>
          </table:table-cell>
          <table:table-cell table:style-name="ce69" office:value-type="float" office:value="31.0092" calcext:value-type="float">
            <text:p><text:s/>31.01 <text:s text:c="5"/></text:p>
          </table:table-cell>
          <table:table-cell table:style-name="ce69" office:value-type="float" office:value="11.7078" calcext:value-type="float">
            <text:p><text:s/>11.71 <text:s text:c="5"/></text:p>
          </table:table-cell>
          <table:table-cell table:style-name="ce69" office:value-type="float" office:value="1.4376" calcext:value-type="float">
            <text:p><text:s/>1.44 <text:s text:c="5"/></text:p>
          </table:table-cell>
          <table:table-cell table:style-name="ce69" office:value-type="float" office:value="0.892" calcext:value-type="float">
            <text:p><text:s/>0.89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872" calcext:value-type="float">
            <text:p><text:s/>0.09 <text:s text:c="5"/></text:p>
          </table:table-cell>
          <table:table-cell table:style-name="ce77" office:value-type="float" office:value="0.4583" calcext:value-type="float">
            <text:p><text:s/>0.46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1 - 11月</text:p>
          </table:table-cell>
          <table:table-cell table:style-name="ce17"/>
          <table:table-cell table:style-name="ce64" office:value-type="float" office:value="68.3076" calcext:value-type="float">
            <text:p><text:s/>68.31 <text:s text:c="5"/></text:p>
          </table:table-cell>
          <table:table-cell table:style-name="ce69" office:value-type="float" office:value="1.1262" calcext:value-type="float">
            <text:p><text:s/>1.13 <text:s text:c="5"/></text:p>
          </table:table-cell>
          <table:table-cell table:style-name="ce69" office:value-type="float" office:value="54.3947" calcext:value-type="float">
            <text:p><text:s/>54.39 <text:s text:c="5"/></text:p>
          </table:table-cell>
          <table:table-cell table:style-name="ce69" office:value-type="float" office:value="25.2591" calcext:value-type="float">
            <text:p><text:s/>25.26 <text:s text:c="5"/></text:p>
          </table:table-cell>
          <table:table-cell table:style-name="ce69" office:value-type="float" office:value="1.0774" calcext:value-type="float">
            <text:p><text:s/>1.08 <text:s text:c="5"/></text:p>
          </table:table-cell>
          <table:table-cell table:style-name="ce69" office:value-type="float" office:value="28.0581" calcext:value-type="float">
            <text:p><text:s/>28.06 <text:s text:c="5"/></text:p>
          </table:table-cell>
          <table:table-cell table:style-name="ce69" office:value-type="float" office:value="11.3906" calcext:value-type="float">
            <text:p><text:s/>11.39 <text:s text:c="5"/></text:p>
          </table:table-cell>
          <table:table-cell table:style-name="ce69" office:value-type="float" office:value="1.396" calcext:value-type="float">
            <text:p><text:s/>1.40 <text:s text:c="5"/></text:p>
          </table:table-cell>
          <table:table-cell table:style-name="ce69" office:value-type="float" office:value="1.0466" calcext:value-type="float">
            <text:p><text:s/>1.05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908" calcext:value-type="float">
            <text:p><text:s/>0.09 <text:s text:c="5"/></text:p>
          </table:table-cell>
          <table:table-cell table:style-name="ce77" office:value-type="float" office:value="0.2585" calcext:value-type="float">
            <text:p><text:s/>0.26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12月</text:p>
          </table:table-cell>
          <table:table-cell table:style-name="ce17"/>
          <table:table-cell table:style-name="ce64" office:value-type="float" office:value="67.1668" calcext:value-type="float">
            <text:p><text:s/>67.17 <text:s text:c="5"/></text:p>
          </table:table-cell>
          <table:table-cell table:style-name="ce69" office:value-type="float" office:value="1.1435" calcext:value-type="float">
            <text:p><text:s/>1.14 <text:s text:c="5"/></text:p>
          </table:table-cell>
          <table:table-cell table:style-name="ce69" office:value-type="float" office:value="55.0239" calcext:value-type="float">
            <text:p><text:s/>55.02 <text:s text:c="5"/></text:p>
          </table:table-cell>
          <table:table-cell table:style-name="ce69" office:value-type="float" office:value="22.5514" calcext:value-type="float">
            <text:p><text:s/>22.55 <text:s text:c="5"/></text:p>
          </table:table-cell>
          <table:table-cell table:style-name="ce69" office:value-type="float" office:value="1.607" calcext:value-type="float">
            <text:p><text:s/>1.61 <text:s text:c="5"/></text:p>
          </table:table-cell>
          <table:table-cell table:style-name="ce69" office:value-type="float" office:value="30.8655" calcext:value-type="float">
            <text:p><text:s/>30.87 <text:s text:c="5"/></text:p>
          </table:table-cell>
          <table:table-cell table:style-name="ce69" office:value-type="float" office:value="9.3055" calcext:value-type="float">
            <text:p><text:s/>9.31 <text:s text:c="5"/></text:p>
          </table:table-cell>
          <table:table-cell table:style-name="ce69" office:value-type="float" office:value="1.6938" calcext:value-type="float">
            <text:p><text:s/>1.69 <text:s text:c="5"/></text:p>
          </table:table-cell>
          <table:table-cell table:style-name="ce69" office:value-type="float" office:value="1.018" calcext:value-type="float">
            <text:p><text:s/>1.02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1078" calcext:value-type="float">
            <text:p><text:s/>0.11 <text:s text:c="5"/></text:p>
          </table:table-cell>
          <table:table-cell table:style-name="ce77" office:value-type="float" office:value="0.568" calcext:value-type="float">
            <text:p><text:s/>0.57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1 - 12月</text:p>
          </table:table-cell>
          <table:table-cell table:style-name="ce17"/>
          <table:table-cell table:style-name="ce64" office:value-type="float" office:value="68.2159" calcext:value-type="float">
            <text:p><text:s/>68.22 <text:s text:c="5"/></text:p>
          </table:table-cell>
          <table:table-cell table:style-name="ce69" office:value-type="float" office:value="1.1276" calcext:value-type="float">
            <text:p><text:s/>1.13 <text:s text:c="5"/></text:p>
          </table:table-cell>
          <table:table-cell table:style-name="ce69" office:value-type="float" office:value="54.4452" calcext:value-type="float">
            <text:p><text:s/>54.45 <text:s text:c="5"/></text:p>
          </table:table-cell>
          <table:table-cell table:style-name="ce69" office:value-type="float" office:value="25.0414" calcext:value-type="float">
            <text:p><text:s/>25.04 <text:s text:c="5"/></text:p>
          </table:table-cell>
          <table:table-cell table:style-name="ce69" office:value-type="float" office:value="1.1199" calcext:value-type="float">
            <text:p><text:s/>1.12 <text:s text:c="5"/></text:p>
          </table:table-cell>
          <table:table-cell table:style-name="ce69" office:value-type="float" office:value="28.2838" calcext:value-type="float">
            <text:p><text:s/>28.28 <text:s text:c="5"/></text:p>
          </table:table-cell>
          <table:table-cell table:style-name="ce69" office:value-type="float" office:value="11.223" calcext:value-type="float">
            <text:p><text:s/>11.22 <text:s text:c="5"/></text:p>
          </table:table-cell>
          <table:table-cell table:style-name="ce69" office:value-type="float" office:value="1.4199" calcext:value-type="float">
            <text:p><text:s/>1.42 <text:s text:c="5"/></text:p>
          </table:table-cell>
          <table:table-cell table:style-name="ce69" office:value-type="float" office:value="1.0443" calcext:value-type="float">
            <text:p><text:s/>1.04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0922" calcext:value-type="float">
            <text:p><text:s/>0.09 <text:s text:c="5"/></text:p>
          </table:table-cell>
          <table:table-cell table:style-name="ce77" office:value-type="float" office:value="0.2833" calcext:value-type="float">
            <text:p><text:s/>0.28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/>
          <table:table-cell table:style-name="ce17"/>
          <table:table-cell table:style-name="ce64"/>
          <table:table-cell table:style-name="ce69" table:number-columns-repeated="10"/>
          <table:table-cell table:style-name="ce77"/>
          <table:table-cell table:number-columns-repeated="1009"/>
        </table:table-row>
        <table:table-row table:style-name="ro3">
          <table:table-cell table:style-name="ce50" office:value-type="string" calcext:value-type="string">
            <text:p>民國110年</text:p>
          </table:table-cell>
          <table:table-cell table:style-name="ce55" office:value-type="string" calcext:value-type="string">
            <text:p><text:s/>1月</text:p>
          </table:table-cell>
          <table:table-cell table:style-name="ce17"/>
          <table:table-cell table:style-name="ce64" office:value-type="float" office:value="68.8915" calcext:value-type="float">
            <text:p><text:s/>68.89 <text:s text:c="5"/></text:p>
          </table:table-cell>
          <table:table-cell table:style-name="ce69" office:value-type="float" office:value="1.1527" calcext:value-type="float">
            <text:p><text:s/>1.15 <text:s text:c="5"/></text:p>
          </table:table-cell>
          <table:table-cell table:style-name="ce69" office:value-type="float" office:value="53.5767" calcext:value-type="float">
            <text:p><text:s/>53.58 <text:s text:c="5"/></text:p>
          </table:table-cell>
          <table:table-cell table:style-name="ce69" office:value-type="float" office:value="22.5593" calcext:value-type="float">
            <text:p><text:s/>22.56 <text:s text:c="5"/></text:p>
          </table:table-cell>
          <table:table-cell table:style-name="ce69" office:value-type="float" office:value="1.3414" calcext:value-type="float">
            <text:p><text:s/>1.34 <text:s text:c="5"/></text:p>
          </table:table-cell>
          <table:table-cell table:style-name="ce69" office:value-type="float" office:value="29.6759" calcext:value-type="float">
            <text:p><text:s/>29.68 <text:s text:c="5"/></text:p>
          </table:table-cell>
          <table:table-cell table:style-name="ce69" office:value-type="float" office:value="12.6257" calcext:value-type="float">
            <text:p><text:s/>12.63 <text:s text:c="5"/></text:p>
          </table:table-cell>
          <table:table-cell table:style-name="ce69" office:value-type="float" office:value="1.5363" calcext:value-type="float">
            <text:p><text:s/>1.54 <text:s text:c="5"/></text:p>
          </table:table-cell>
          <table:table-cell table:style-name="ce69" office:value-type="float" office:value="0.969" calcext:value-type="float">
            <text:p><text:s/>0.97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1348" calcext:value-type="float">
            <text:p><text:s/>0.13 <text:s text:c="5"/></text:p>
          </table:table-cell>
          <table:table-cell table:style-name="ce77" office:value-type="float" office:value="0.4324" calcext:value-type="float">
            <text:p><text:s/>0.43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<text:s/>2月</text:p>
          </table:table-cell>
          <table:table-cell table:style-name="ce17"/>
          <table:table-cell table:style-name="ce64" office:value-type="float" office:value="69.1945" calcext:value-type="float">
            <text:p><text:s/>69.19 <text:s text:c="5"/></text:p>
          </table:table-cell>
          <table:table-cell table:style-name="ce69" office:value-type="float" office:value="1.2947" calcext:value-type="float">
            <text:p><text:s/>1.29 <text:s text:c="5"/></text:p>
          </table:table-cell>
          <table:table-cell table:style-name="ce69" office:value-type="float" office:value="52.4196" calcext:value-type="float">
            <text:p><text:s/>52.42 <text:s text:c="5"/></text:p>
          </table:table-cell>
          <table:table-cell table:style-name="ce69" office:value-type="float" office:value="23.5553" calcext:value-type="float">
            <text:p><text:s/>23.56 <text:s text:c="5"/></text:p>
          </table:table-cell>
          <table:table-cell table:style-name="ce69" office:value-type="float" office:value="1.4059" calcext:value-type="float">
            <text:p><text:s/>1.41 <text:s text:c="5"/></text:p>
          </table:table-cell>
          <table:table-cell table:style-name="ce69" office:value-type="float" office:value="27.4583" calcext:value-type="float">
            <text:p><text:s/>27.46 <text:s text:c="5"/></text:p>
          </table:table-cell>
          <table:table-cell table:style-name="ce69" office:value-type="float" office:value="14.0375" calcext:value-type="float">
            <text:p><text:s/>14.04 <text:s text:c="5"/></text:p>
          </table:table-cell>
          <table:table-cell table:style-name="ce69" office:value-type="float" office:value="1.4426" calcext:value-type="float">
            <text:p><text:s/>1.44 <text:s text:c="5"/></text:p>
          </table:table-cell>
          <table:table-cell table:style-name="ce69" office:value-type="float" office:value="0.9422" calcext:value-type="float">
            <text:p><text:s/>0.94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1663" calcext:value-type="float">
            <text:p><text:s/>0.17 <text:s text:c="5"/></text:p>
          </table:table-cell>
          <table:table-cell table:style-name="ce77" office:value-type="float" office:value="0.3339" calcext:value-type="float">
            <text:p><text:s/>0.33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<text:s/>3月</text:p>
          </table:table-cell>
          <table:table-cell table:style-name="ce17"/>
          <table:table-cell table:style-name="ce64" office:value-type="float" office:value="67.7277" calcext:value-type="float">
            <text:p><text:s/>67.73 <text:s text:c="5"/></text:p>
          </table:table-cell>
          <table:table-cell table:style-name="ce69" office:value-type="float" office:value="1.1282" calcext:value-type="float">
            <text:p><text:s/>1.13 <text:s text:c="5"/></text:p>
          </table:table-cell>
          <table:table-cell table:style-name="ce69" office:value-type="float" office:value="52.6216" calcext:value-type="float">
            <text:p><text:s/>52.62 <text:s text:c="5"/></text:p>
          </table:table-cell>
          <table:table-cell table:style-name="ce69" office:value-type="float" office:value="21.6037" calcext:value-type="float">
            <text:p><text:s/>21.60 <text:s text:c="5"/></text:p>
          </table:table-cell>
          <table:table-cell table:style-name="ce69" office:value-type="float" office:value="1.3813" calcext:value-type="float">
            <text:p><text:s/>1.38 <text:s text:c="5"/></text:p>
          </table:table-cell>
          <table:table-cell table:style-name="ce69" office:value-type="float" office:value="29.6365" calcext:value-type="float">
            <text:p><text:s/>29.64 <text:s text:c="5"/></text:p>
          </table:table-cell>
          <table:table-cell table:style-name="ce69" office:value-type="float" office:value="12.8769" calcext:value-type="float">
            <text:p><text:s/>12.88 <text:s text:c="5"/></text:p>
          </table:table-cell>
          <table:table-cell table:style-name="ce69" office:value-type="float" office:value="1.1008" calcext:value-type="float">
            <text:p><text:s/>1.10 <text:s text:c="5"/></text:p>
          </table:table-cell>
          <table:table-cell table:style-name="ce69" office:value-type="float" office:value="0.7129" calcext:value-type="float">
            <text:p><text:s/>0.71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1043" calcext:value-type="float">
            <text:p><text:s/>0.10 <text:s text:c="5"/></text:p>
          </table:table-cell>
          <table:table-cell table:style-name="ce77" office:value-type="float" office:value="0.2835" calcext:value-type="float">
            <text:p><text:s/>0.28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<text:s/>4月</text:p>
          </table:table-cell>
          <table:table-cell table:style-name="ce17"/>
          <table:table-cell table:style-name="ce64" office:value-type="float" office:value="69.9288" calcext:value-type="float">
            <text:p><text:s/>69.93 <text:s text:c="5"/></text:p>
          </table:table-cell>
          <table:table-cell table:style-name="ce69" office:value-type="float" office:value="1.0918" calcext:value-type="float">
            <text:p><text:s/>1.09 <text:s text:c="5"/></text:p>
          </table:table-cell>
          <table:table-cell table:style-name="ce69" office:value-type="float" office:value="57.7398" calcext:value-type="float">
            <text:p><text:s/>57.74 <text:s text:c="5"/></text:p>
          </table:table-cell>
          <table:table-cell table:style-name="ce69" office:value-type="float" office:value="26.6518" calcext:value-type="float">
            <text:p><text:s/>26.65 <text:s text:c="5"/></text:p>
          </table:table-cell>
          <table:table-cell table:style-name="ce69" office:value-type="float" office:value="1.0252" calcext:value-type="float">
            <text:p><text:s/>1.03 <text:s text:c="5"/></text:p>
          </table:table-cell>
          <table:table-cell table:style-name="ce69" office:value-type="float" office:value="30.0627" calcext:value-type="float">
            <text:p><text:s/>30.06 <text:s text:c="5"/></text:p>
          </table:table-cell>
          <table:table-cell table:style-name="ce69" office:value-type="float" office:value="10.0479" calcext:value-type="float">
            <text:p><text:s/>10.05 <text:s text:c="5"/></text:p>
          </table:table-cell>
          <table:table-cell table:style-name="ce69" office:value-type="float" office:value="1.0491" calcext:value-type="float">
            <text:p><text:s/>1.05 <text:s text:c="5"/></text:p>
          </table:table-cell>
          <table:table-cell table:style-name="ce69" office:value-type="float" office:value="0.6026" calcext:value-type="float">
            <text:p><text:s/>0.60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1648" calcext:value-type="float">
            <text:p><text:s/>0.16 <text:s text:c="5"/></text:p>
          </table:table-cell>
          <table:table-cell table:style-name="ce77" office:value-type="float" office:value="0.2817" calcext:value-type="float">
            <text:p><text:s/>0.28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<text:s/>5月</text:p>
          </table:table-cell>
          <table:table-cell table:style-name="ce17"/>
          <table:table-cell table:style-name="ce64" office:value-type="float" office:value="67.8603" calcext:value-type="float">
            <text:p><text:s/>67.86 <text:s text:c="5"/></text:p>
          </table:table-cell>
          <table:table-cell table:style-name="ce69" office:value-type="float" office:value="1.1412" calcext:value-type="float">
            <text:p><text:s/>1.14 <text:s text:c="5"/></text:p>
          </table:table-cell>
          <table:table-cell table:style-name="ce69" office:value-type="float" office:value="56.7183" calcext:value-type="float">
            <text:p><text:s/>56.72 <text:s text:c="5"/></text:p>
          </table:table-cell>
          <table:table-cell table:style-name="ce69" office:value-type="float" office:value="27.8995" calcext:value-type="float">
            <text:p><text:s/>27.90 <text:s text:c="5"/></text:p>
          </table:table-cell>
          <table:table-cell table:style-name="ce69" office:value-type="float" office:value="1.231" calcext:value-type="float">
            <text:p><text:s/>1.23 <text:s text:c="5"/></text:p>
          </table:table-cell>
          <table:table-cell table:style-name="ce69" office:value-type="float" office:value="27.5876" calcext:value-type="float">
            <text:p><text:s/>27.59 <text:s text:c="5"/></text:p>
          </table:table-cell>
          <table:table-cell table:style-name="ce69" office:value-type="float" office:value="9.18" calcext:value-type="float">
            <text:p><text:s/>9.18 <text:s text:c="5"/></text:p>
          </table:table-cell>
          <table:table-cell table:style-name="ce69" office:value-type="float" office:value="0.8206" calcext:value-type="float">
            <text:p><text:s/>0.82 <text:s text:c="5"/></text:p>
          </table:table-cell>
          <table:table-cell table:style-name="ce69" office:value-type="float" office:value="0.5565" calcext:value-type="float">
            <text:p><text:s/>0.56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1635" calcext:value-type="float">
            <text:p><text:s/>0.16 <text:s text:c="5"/></text:p>
          </table:table-cell>
          <table:table-cell table:style-name="ce77" office:value-type="float" office:value="0.1006" calcext:value-type="float">
            <text:p><text:s/>0.10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<text:s/>6月</text:p>
          </table:table-cell>
          <table:table-cell table:style-name="ce17"/>
          <table:table-cell table:style-name="ce64" office:value-type="float" office:value="68.1503" calcext:value-type="float">
            <text:p><text:s/>68.15 <text:s text:c="5"/></text:p>
          </table:table-cell>
          <table:table-cell table:style-name="ce69" office:value-type="float" office:value="1.015" calcext:value-type="float">
            <text:p><text:s/>1.02 <text:s text:c="5"/></text:p>
          </table:table-cell>
          <table:table-cell table:style-name="ce69" office:value-type="float" office:value="55.0906" calcext:value-type="float">
            <text:p><text:s/>55.09 <text:s text:c="5"/></text:p>
          </table:table-cell>
          <table:table-cell table:style-name="ce69" office:value-type="float" office:value="26.7846" calcext:value-type="float">
            <text:p><text:s/>26.78 <text:s text:c="5"/></text:p>
          </table:table-cell>
          <table:table-cell table:style-name="ce69" office:value-type="float" office:value="1.3456" calcext:value-type="float">
            <text:p><text:s/>1.35 <text:s text:c="5"/></text:p>
          </table:table-cell>
          <table:table-cell table:style-name="ce69" office:value-type="float" office:value="26.9602" calcext:value-type="float">
            <text:p><text:s/>26.96 <text:s text:c="5"/></text:p>
          </table:table-cell>
          <table:table-cell table:style-name="ce69" office:value-type="float" office:value="10.6699" calcext:value-type="float">
            <text:p><text:s/>10.67 <text:s text:c="5"/></text:p>
          </table:table-cell>
          <table:table-cell table:style-name="ce69" office:value-type="float" office:value="1.3747" calcext:value-type="float">
            <text:p><text:s/>1.37 <text:s text:c="5"/></text:p>
          </table:table-cell>
          <table:table-cell table:style-name="ce69" office:value-type="float" office:value="1.1165" calcext:value-type="float">
            <text:p><text:s/>1.12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1319" calcext:value-type="float">
            <text:p><text:s/>0.13 <text:s text:c="5"/></text:p>
          </table:table-cell>
          <table:table-cell table:style-name="ce77" office:value-type="float" office:value="0.1262" calcext:value-type="float">
            <text:p><text:s/>0.13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<text:s/>7月</text:p>
          </table:table-cell>
          <table:table-cell table:style-name="ce17"/>
          <table:table-cell table:style-name="ce64" office:value-type="float" office:value="66.9092" calcext:value-type="float">
            <text:p><text:s/>66.91 <text:s text:c="5"/></text:p>
          </table:table-cell>
          <table:table-cell table:style-name="ce69" office:value-type="float" office:value="1.0826" calcext:value-type="float">
            <text:p><text:s/>1.08 <text:s text:c="5"/></text:p>
          </table:table-cell>
          <table:table-cell table:style-name="ce69" office:value-type="float" office:value="56.6795" calcext:value-type="float">
            <text:p><text:s/>56.68 <text:s text:c="5"/></text:p>
          </table:table-cell>
          <table:table-cell table:style-name="ce69" office:value-type="float" office:value="27.3741" calcext:value-type="float">
            <text:p><text:s/>27.37 <text:s text:c="5"/></text:p>
          </table:table-cell>
          <table:table-cell table:style-name="ce69" office:value-type="float" office:value="1.3547" calcext:value-type="float">
            <text:p><text:s/>1.35 <text:s text:c="5"/></text:p>
          </table:table-cell>
          <table:table-cell table:style-name="ce69" office:value-type="float" office:value="27.9506" calcext:value-type="float">
            <text:p><text:s/>27.95 <text:s text:c="5"/></text:p>
          </table:table-cell>
          <table:table-cell table:style-name="ce69" office:value-type="float" office:value="7.7881" calcext:value-type="float">
            <text:p><text:s/>7.79 <text:s text:c="5"/></text:p>
          </table:table-cell>
          <table:table-cell table:style-name="ce69" office:value-type="float" office:value="1.3589" calcext:value-type="float">
            <text:p><text:s/>1.36 <text:s text:c="5"/></text:p>
          </table:table-cell>
          <table:table-cell table:style-name="ce69" office:value-type="float" office:value="1.0804" calcext:value-type="float">
            <text:p><text:s/>1.08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1526" calcext:value-type="float">
            <text:p><text:s/>0.15 <text:s text:c="5"/></text:p>
          </table:table-cell>
          <table:table-cell table:style-name="ce77" office:value-type="float" office:value="0.1258" calcext:value-type="float">
            <text:p><text:s/>0.13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<text:s/>8月</text:p>
          </table:table-cell>
          <table:table-cell table:style-name="ce17"/>
          <table:table-cell table:style-name="ce64" office:value-type="float" office:value="67.7541" calcext:value-type="float">
            <text:p><text:s/>67.75 <text:s text:c="5"/></text:p>
          </table:table-cell>
          <table:table-cell table:style-name="ce69" office:value-type="float" office:value="1.0476" calcext:value-type="float">
            <text:p><text:s/>1.05 <text:s text:c="5"/></text:p>
          </table:table-cell>
          <table:table-cell table:style-name="ce69" office:value-type="float" office:value="56.5514" calcext:value-type="float">
            <text:p><text:s/>56.55 <text:s text:c="5"/></text:p>
          </table:table-cell>
          <table:table-cell table:style-name="ce69" office:value-type="float" office:value="27.8107" calcext:value-type="float">
            <text:p><text:s/>27.81 <text:s text:c="5"/></text:p>
          </table:table-cell>
          <table:table-cell table:style-name="ce69" office:value-type="float" office:value="1.1269" calcext:value-type="float">
            <text:p><text:s/>1.13 <text:s text:c="5"/></text:p>
          </table:table-cell>
          <table:table-cell table:style-name="ce69" office:value-type="float" office:value="27.6138" calcext:value-type="float">
            <text:p><text:s/>27.61 <text:s text:c="5"/></text:p>
          </table:table-cell>
          <table:table-cell table:style-name="ce69" office:value-type="float" office:value="7.8929" calcext:value-type="float">
            <text:p><text:s/>7.89 <text:s text:c="5"/></text:p>
          </table:table-cell>
          <table:table-cell table:style-name="ce69" office:value-type="float" office:value="2.2621" calcext:value-type="float">
            <text:p><text:s/>2.26 <text:s text:c="5"/></text:p>
          </table:table-cell>
          <table:table-cell table:style-name="ce69" office:value-type="float" office:value="2.0586" calcext:value-type="float">
            <text:p><text:s/>2.06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1308" calcext:value-type="float">
            <text:p><text:s/>0.13 <text:s text:c="5"/></text:p>
          </table:table-cell>
          <table:table-cell table:style-name="ce77" office:value-type="float" office:value="0.0726" calcext:value-type="float">
            <text:p><text:s/>0.07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<text:s/>9月</text:p>
          </table:table-cell>
          <table:table-cell table:style-name="ce17"/>
          <table:table-cell table:style-name="ce64" office:value-type="float" office:value="67.942" calcext:value-type="float">
            <text:p><text:s/>67.94 <text:s text:c="5"/></text:p>
          </table:table-cell>
          <table:table-cell table:style-name="ce69" office:value-type="float" office:value="0.9543" calcext:value-type="float">
            <text:p><text:s/>0.95 <text:s text:c="5"/></text:p>
          </table:table-cell>
          <table:table-cell table:style-name="ce69" office:value-type="float" office:value="57.3583" calcext:value-type="float">
            <text:p><text:s/>57.36 <text:s text:c="5"/></text:p>
          </table:table-cell>
          <table:table-cell table:style-name="ce69" office:value-type="float" office:value="29.2424" calcext:value-type="float">
            <text:p><text:s/>29.24 <text:s text:c="5"/></text:p>
          </table:table-cell>
          <table:table-cell table:style-name="ce69" office:value-type="float" office:value="1.6283" calcext:value-type="float">
            <text:p><text:s/>1.63 <text:s text:c="5"/></text:p>
          </table:table-cell>
          <table:table-cell table:style-name="ce69" office:value-type="float" office:value="26.4876" calcext:value-type="float">
            <text:p><text:s/>26.49 <text:s text:c="5"/></text:p>
          </table:table-cell>
          <table:table-cell table:style-name="ce69" office:value-type="float" office:value="8.0231" calcext:value-type="float">
            <text:p><text:s/>8.02 <text:s text:c="5"/></text:p>
          </table:table-cell>
          <table:table-cell table:style-name="ce69" office:value-type="float" office:value="1.6063" calcext:value-type="float">
            <text:p><text:s/>1.61 <text:s text:c="5"/></text:p>
          </table:table-cell>
          <table:table-cell table:style-name="ce69" office:value-type="float" office:value="1.3776" calcext:value-type="float">
            <text:p><text:s/>1.38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1597" calcext:value-type="float">
            <text:p><text:s/>0.16 <text:s text:c="5"/></text:p>
          </table:table-cell>
          <table:table-cell table:style-name="ce77" office:value-type="float" office:value="0.0689" calcext:value-type="float">
            <text:p><text:s/>0.07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10月</text:p>
          </table:table-cell>
          <table:table-cell table:style-name="ce17"/>
          <table:table-cell table:style-name="ce64" office:value-type="float" office:value="64.6313" calcext:value-type="float">
            <text:p><text:s/>64.63 <text:s text:c="5"/></text:p>
          </table:table-cell>
          <table:table-cell table:style-name="ce69" office:value-type="float" office:value="1.1902" calcext:value-type="float">
            <text:p><text:s/>1.19 <text:s text:c="5"/></text:p>
          </table:table-cell>
          <table:table-cell table:style-name="ce69" office:value-type="float" office:value="52.5313" calcext:value-type="float">
            <text:p><text:s/>52.53 <text:s text:c="5"/></text:p>
          </table:table-cell>
          <table:table-cell table:style-name="ce69" office:value-type="float" office:value="21.7847" calcext:value-type="float">
            <text:p><text:s/>21.78 <text:s text:c="5"/></text:p>
          </table:table-cell>
          <table:table-cell table:style-name="ce69" office:value-type="float" office:value="1.9747" calcext:value-type="float">
            <text:p><text:s/>1.97 <text:s text:c="5"/></text:p>
          </table:table-cell>
          <table:table-cell table:style-name="ce69" office:value-type="float" office:value="28.7718" calcext:value-type="float">
            <text:p><text:s/>28.77 <text:s text:c="5"/></text:p>
          </table:table-cell>
          <table:table-cell table:style-name="ce69" office:value-type="float" office:value="8.3897" calcext:value-type="float">
            <text:p><text:s/>8.39 <text:s text:c="5"/></text:p>
          </table:table-cell>
          <table:table-cell table:style-name="ce69" office:value-type="float" office:value="2.5199" calcext:value-type="float">
            <text:p><text:s/>2.52 <text:s text:c="5"/></text:p>
          </table:table-cell>
          <table:table-cell table:style-name="ce69" office:value-type="float" office:value="2.0279" calcext:value-type="float">
            <text:p><text:s/>2.03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1385" calcext:value-type="float">
            <text:p><text:s/>0.14 <text:s text:c="5"/></text:p>
          </table:table-cell>
          <table:table-cell table:style-name="ce77" office:value-type="float" office:value="0.3535" calcext:value-type="float">
            <text:p><text:s/>0.35 <text:s text:c="5"/></text:p>
          </table:table-cell>
          <table:table-cell table:number-columns-repeated="1009"/>
        </table:table-row>
        <table:table-row table:style-name="ro3">
          <table:table-cell table:style-name="ce50"/>
          <table:table-cell table:style-name="ce55" office:value-type="string" calcext:value-type="string">
            <text:p>11月</text:p>
          </table:table-cell>
          <table:table-cell table:style-name="ce17"/>
          <table:table-cell table:style-name="ce64" office:value-type="float" office:value="66.2207" calcext:value-type="float">
            <text:p><text:s/>66.22 <text:s text:c="5"/></text:p>
          </table:table-cell>
          <table:table-cell table:style-name="ce69" office:value-type="float" office:value="1.0926" calcext:value-type="float">
            <text:p><text:s/>1.09 <text:s text:c="5"/></text:p>
          </table:table-cell>
          <table:table-cell table:style-name="ce69" office:value-type="float" office:value="56.8973" calcext:value-type="float">
            <text:p><text:s/>56.90 <text:s text:c="5"/></text:p>
          </table:table-cell>
          <table:table-cell table:style-name="ce69" office:value-type="float" office:value="23.1127" calcext:value-type="float">
            <text:p><text:s/>23.11 <text:s text:c="5"/></text:p>
          </table:table-cell>
          <table:table-cell table:style-name="ce69" office:value-type="float" office:value="1.8688" calcext:value-type="float">
            <text:p><text:s/>1.87 <text:s text:c="5"/></text:p>
          </table:table-cell>
          <table:table-cell table:style-name="ce69" office:value-type="float" office:value="31.9157" calcext:value-type="float">
            <text:p><text:s/>31.92 <text:s text:c="5"/></text:p>
          </table:table-cell>
          <table:table-cell table:style-name="ce69" office:value-type="float" office:value="6.2869" calcext:value-type="float">
            <text:p><text:s/>6.29 <text:s text:c="5"/></text:p>
          </table:table-cell>
          <table:table-cell table:style-name="ce69" office:value-type="float" office:value="1.9437" calcext:value-type="float">
            <text:p><text:s/>1.94 <text:s text:c="5"/></text:p>
          </table:table-cell>
          <table:table-cell table:style-name="ce69" office:value-type="float" office:value="1.2984" calcext:value-type="float">
            <text:p><text:s/>1.30 <text:s text:c="5"/></text:p>
          </table:table-cell>
          <table:table-cell table:style-name="ce69" office:value-type="float" office:value="0" calcext:value-type="float">
            <text:p>- <text:s text:c="5"/></text:p>
          </table:table-cell>
          <table:table-cell table:style-name="ce69" office:value-type="float" office:value="0.1304" calcext:value-type="float">
            <text:p><text:s/>0.13 <text:s text:c="5"/></text:p>
          </table:table-cell>
          <table:table-cell table:style-name="ce77" office:value-type="float" office:value="0.5148" calcext:value-type="float">
            <text:p><text:s/>0.51 <text:s text:c="5"/></text:p>
          </table:table-cell>
          <table:table-cell table:number-columns-repeated="1009"/>
        </table:table-row>
        <table:table-row table:style-name="ro3">
          <table:table-cell table:style-name="ce51"/>
          <table:table-cell table:style-name="ce56" office:value-type="string" calcext:value-type="string">
            <text:p>1 - 11月</text:p>
          </table:table-cell>
          <table:table-cell table:style-name="ce18"/>
          <table:table-cell table:style-name="ce65" office:value-type="float" office:value="67.6821" calcext:value-type="float">
            <text:p><text:s/>67.68 <text:s text:c="5"/></text:p>
          </table:table-cell>
          <table:table-cell table:style-name="ce70" office:value-type="float" office:value="1.1025" calcext:value-type="float">
            <text:p><text:s/>1.10 <text:s text:c="5"/></text:p>
          </table:table-cell>
          <table:table-cell table:style-name="ce70" office:value-type="float" office:value="55.3889" calcext:value-type="float">
            <text:p><text:s/>55.39 <text:s text:c="5"/></text:p>
          </table:table-cell>
          <table:table-cell table:style-name="ce70" office:value-type="float" office:value="25.4727" calcext:value-type="float">
            <text:p><text:s/>25.47 <text:s text:c="5"/></text:p>
          </table:table-cell>
          <table:table-cell table:style-name="ce70" office:value-type="float" office:value="1.4262" calcext:value-type="float">
            <text:p><text:s/>1.43 <text:s text:c="5"/></text:p>
          </table:table-cell>
          <table:table-cell table:style-name="ce70" office:value-type="float" office:value="28.4899" calcext:value-type="float">
            <text:p><text:s/>28.49 <text:s text:c="5"/></text:p>
          </table:table-cell>
          <table:table-cell table:style-name="ce70" office:value-type="float" office:value="9.634" calcext:value-type="float">
            <text:p><text:s/>9.63 <text:s text:c="5"/></text:p>
          </table:table-cell>
          <table:table-cell table:style-name="ce70" office:value-type="float" office:value="1.5565" calcext:value-type="float">
            <text:p><text:s/>1.56 <text:s text:c="5"/></text:p>
          </table:table-cell>
          <table:table-cell table:style-name="ce70" office:value-type="float" office:value="1.1787" calcext:value-type="float">
            <text:p><text:s/>1.18 <text:s text:c="5"/></text:p>
          </table:table-cell>
          <table:table-cell table:style-name="ce70" office:value-type="float" office:value="0" calcext:value-type="float">
            <text:p>- <text:s text:c="5"/></text:p>
          </table:table-cell>
          <table:table-cell table:style-name="ce70" office:value-type="float" office:value="0.1434" calcext:value-type="float">
            <text:p><text:s/>0.14 <text:s text:c="5"/></text:p>
          </table:table-cell>
          <table:table-cell table:style-name="ce78" office:value-type="float" office:value="0.2344" calcext:value-type="float">
            <text:p><text:s/>0.23 <text:s text:c="5"/></text:p>
          </table:table-cell>
          <table:table-cell table:number-columns-repeated="1009"/>
        </table:table-row>
        <table:table-row table:style-name="ro3">
          <table:table-cell table:style-name="ce52" office:value-type="string" calcext:value-type="string" table:number-columns-spanned="15" table:number-rows-spanned="1">
            <text:p>註：地熱統計數據自107年9月起新增，因初期運轉未能穏定發電，致部分月份統計數據間斷呈現。</text:p>
          </table:table-cell>
          <table:covered-table-cell table:number-columns-repeated="14" table:style-name="ce14"/>
          <table:table-cell table:number-columns-repeated="1009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RowStartCell" table:base-cell-address="$Page1.$A$1" table:cell-range-address="$Page2.$A$6"/>
        </table:named-expressions>
      </table:table>
      <table:table table:name="Page3" table:style-name="ta3">
        <table:table-column table:style-name="co1" table:default-cell-style-name="ce9"/>
        <table:table-column table:style-name="co2" table:default-cell-style-name="ce9"/>
        <table:table-column table:style-name="co3" table:default-cell-style-name="ce19"/>
        <table:table-column table:style-name="co11" table:number-columns-repeated="8" table:default-cell-style-name="ce26"/>
        <table:table-column table:style-name="co8" table:default-cell-style-name="ce42"/>
        <table:table-column table:style-name="co12" table:default-cell-style-name="ce42"/>
        <table:table-column table:style-name="co9" table:number-columns-repeated="244" table:default-cell-style-name="ce42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10-5 發電結構（三）</text:p>
          </table:table-cell>
          <table:covered-table-cell table:number-columns-repeated="10" table:style-name="ce10"/>
          <table:table-cell table:style-name="ce79" table:number-columns-repeated="1013"/>
        </table:table-row>
        <table:table-row table:style-name="ro2">
          <table:table-cell table:style-name="ce2" table:number-columns-repeated="2"/>
          <table:table-cell table:style-name="ce57"/>
          <table:table-cell table:style-name="ce20" table:number-columns-repeated="7"/>
          <table:table-cell table:style-name="ce36" office:value-type="string" calcext:value-type="string">
            <text:p>單位:%</text:p>
          </table:table-cell>
          <table:table-cell table:style-name="ce80" table:number-columns-repeated="1013"/>
        </table:table-row>
        <table:table-row table:style-name="ro2">
          <table:table-cell table:style-name="ce47" office:value-type="string" calcext:value-type="string" table:number-columns-spanned="3" table:number-rows-spanned="3">
            <text:p>年月</text:p>
          </table:table-cell>
          <table:covered-table-cell table:style-name="ce53"/>
          <table:covered-table-cell table:style-name="ce58"/>
          <table:table-cell table:style-name="ce60" office:value-type="string" calcext:value-type="string" table:number-columns-spanned="8" table:number-rows-spanned="1">
            <text:p>民營電廠</text:p>
          </table:table-cell>
          <table:covered-table-cell table:number-columns-repeated="6" table:style-name="ce66"/>
          <table:covered-table-cell table:style-name="ce75"/>
          <table:table-cell table:style-name="ce81" table:number-columns-repeated="1013"/>
        </table:table-row>
        <table:table-row table:style-name="ro2">
          <table:covered-table-cell table:style-name="ce48"/>
          <table:covered-table-cell table:style-name="ce43"/>
          <table:covered-table-cell table:style-name="ce59"/>
          <table:table-cell table:style-name="ce47" office:value-type="string" calcext:value-type="string" table:number-columns-spanned="1" table:number-rows-spanned="2">
            <text:p>合計</text:p>
          </table:table-cell>
          <table:table-cell table:style-name="ce60" office:value-type="string" calcext:value-type="string" table:number-columns-spanned="3" table:number-rows-spanned="1">
            <text:p>火力</text:p>
          </table:table-cell>
          <table:covered-table-cell table:style-name="ce66"/>
          <table:covered-table-cell table:style-name="ce75"/>
          <table:table-cell table:style-name="ce60" office:value-type="string" calcext:value-type="string" table:number-columns-spanned="4" table:number-rows-spanned="1">
            <text:p>再生能源</text:p>
          </table:table-cell>
          <table:covered-table-cell table:number-columns-repeated="2" table:style-name="ce66"/>
          <table:covered-table-cell table:style-name="ce75"/>
          <table:table-cell table:style-name="ce81" table:number-columns-repeated="1013"/>
        </table:table-row>
        <table:table-row table:style-name="ro2">
          <table:covered-table-cell table:style-name="ce48"/>
          <table:covered-table-cell table:style-name="ce43"/>
          <table:covered-table-cell table:style-name="ce59"/>
          <table:covered-table-cell table:style-name="ce62"/>
          <table:table-cell table:style-name="ce47" office:value-type="string" calcext:value-type="string">
            <text:p>小計</text:p>
          </table:table-cell>
          <table:table-cell table:style-name="ce47" office:value-type="string" calcext:value-type="string">
            <text:p>燃煤</text:p>
          </table:table-cell>
          <table:table-cell table:style-name="ce47" office:value-type="string" calcext:value-type="string">
            <text:p>燃氣</text:p>
          </table:table-cell>
          <table:table-cell table:style-name="ce47" office:value-type="string" calcext:value-type="string">
            <text:p>小計</text:p>
          </table:table-cell>
          <table:table-cell table:style-name="ce61" office:value-type="string" calcext:value-type="string">
            <text:p>慣常水力</text:p>
          </table:table-cell>
          <table:table-cell table:style-name="ce47" office:value-type="string" calcext:value-type="string">
            <text:p>太陽光電</text:p>
          </table:table-cell>
          <table:table-cell table:style-name="ce47" office:value-type="string" calcext:value-type="string">
            <text:p>風力</text:p>
          </table:table-cell>
          <table:table-cell table:style-name="ce81" table:number-columns-repeated="1013"/>
        </table:table-row>
        <table:table-row table:style-name="ro5">
          <table:table-cell table:style-name="ce5" office:value-type="string" calcext:value-type="string">
            <text:p>民國 91年</text:p>
          </table:table-cell>
          <table:table-cell table:style-name="ce11"/>
          <table:table-cell table:style-name="ce16"/>
          <table:table-cell table:style-name="ce23" office:value-type="float" office:value="11.3047" calcext:value-type="float">
            <text:p><text:s/>11.30 <text:s/></text:p>
          </table:table-cell>
          <table:table-cell table:style-name="ce29" office:value-type="float" office:value="11.2991" calcext:value-type="float">
            <text:p><text:s/>11.30 <text:s/></text:p>
          </table:table-cell>
          <table:table-cell table:style-name="ce29" office:value-type="float" office:value="8.847" calcext:value-type="float">
            <text:p><text:s/>8.85 <text:s/></text:p>
          </table:table-cell>
          <table:table-cell table:style-name="ce29" office:value-type="float" office:value="2.452" calcext:value-type="float">
            <text:p><text:s/>2.45 <text:s/></text:p>
          </table:table-cell>
          <table:table-cell table:number-columns-repeated="2" table:style-name="ce29" office:value-type="float" office:value="0.0056" calcext:value-type="float">
            <text:p><text:s/>0.01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7" office:value-type="float" office:value="0" calcext:value-type="float">
            <text:p>-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 92年</text:p>
          </table:table-cell>
          <table:table-cell table:style-name="ce12"/>
          <table:table-cell table:style-name="ce17"/>
          <table:table-cell table:style-name="ce24" office:value-type="float" office:value="13.6393" calcext:value-type="float">
            <text:p><text:s/>13.64 <text:s/></text:p>
          </table:table-cell>
          <table:table-cell table:style-name="ce30" office:value-type="float" office:value="13.628" calcext:value-type="float">
            <text:p><text:s/>13.63 <text:s/></text:p>
          </table:table-cell>
          <table:table-cell table:style-name="ce30" office:value-type="float" office:value="10.8299" calcext:value-type="float">
            <text:p><text:s/>10.83 <text:s/></text:p>
          </table:table-cell>
          <table:table-cell table:style-name="ce30" office:value-type="float" office:value="2.7981" calcext:value-type="float">
            <text:p><text:s/>2.80 <text:s/></text:p>
          </table:table-cell>
          <table:table-cell table:number-columns-repeated="2" table:style-name="ce30" office:value-type="float" office:value="0.0112" calcext:value-type="float">
            <text:p><text:s/>0.01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8" office:value-type="float" office:value="0" calcext:value-type="float">
            <text:p>-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 93年</text:p>
          </table:table-cell>
          <table:table-cell table:style-name="ce12"/>
          <table:table-cell table:style-name="ce17"/>
          <table:table-cell table:style-name="ce24" office:value-type="float" office:value="16.2109" calcext:value-type="float">
            <text:p><text:s/>16.21 <text:s/></text:p>
          </table:table-cell>
          <table:table-cell table:style-name="ce30" office:value-type="float" office:value="16.199" calcext:value-type="float">
            <text:p><text:s/>16.20 <text:s/></text:p>
          </table:table-cell>
          <table:table-cell table:style-name="ce30" office:value-type="float" office:value="9.6612" calcext:value-type="float">
            <text:p><text:s/>9.66 <text:s/></text:p>
          </table:table-cell>
          <table:table-cell table:style-name="ce30" office:value-type="float" office:value="6.5378" calcext:value-type="float">
            <text:p><text:s/>6.54 <text:s/></text:p>
          </table:table-cell>
          <table:table-cell table:number-columns-repeated="2" table:style-name="ce30" office:value-type="float" office:value="0.0118" calcext:value-type="float">
            <text:p><text:s/>0.01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8" office:value-type="float" office:value="0" calcext:value-type="float">
            <text:p>-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 94年</text:p>
          </table:table-cell>
          <table:table-cell table:style-name="ce12"/>
          <table:table-cell table:style-name="ce17"/>
          <table:table-cell table:style-name="ce24" office:value-type="float" office:value="16.5109" calcext:value-type="float">
            <text:p><text:s/>16.51 <text:s/></text:p>
          </table:table-cell>
          <table:table-cell table:style-name="ce30" office:value-type="float" office:value="16.4916" calcext:value-type="float">
            <text:p><text:s/>16.49 <text:s/></text:p>
          </table:table-cell>
          <table:table-cell table:style-name="ce30" office:value-type="float" office:value="9.6573" calcext:value-type="float">
            <text:p><text:s/>9.66 <text:s/></text:p>
          </table:table-cell>
          <table:table-cell table:style-name="ce30" office:value-type="float" office:value="6.8343" calcext:value-type="float">
            <text:p><text:s/>6.83 <text:s/></text:p>
          </table:table-cell>
          <table:table-cell table:number-columns-repeated="2" table:style-name="ce30" office:value-type="float" office:value="0.0192" calcext:value-type="float">
            <text:p><text:s/>0.02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8" office:value-type="float" office:value="0" calcext:value-type="float">
            <text:p>-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 95年</text:p>
          </table:table-cell>
          <table:table-cell table:style-name="ce12"/>
          <table:table-cell table:style-name="ce17"/>
          <table:table-cell table:style-name="ce24" office:value-type="float" office:value="15.7202" calcext:value-type="float">
            <text:p><text:s/>15.72 <text:s/></text:p>
          </table:table-cell>
          <table:table-cell table:style-name="ce30" office:value-type="float" office:value="15.6564" calcext:value-type="float">
            <text:p><text:s/>15.66 <text:s/></text:p>
          </table:table-cell>
          <table:table-cell table:style-name="ce30" office:value-type="float" office:value="9.4216" calcext:value-type="float">
            <text:p><text:s/>9.42 <text:s/></text:p>
          </table:table-cell>
          <table:table-cell table:style-name="ce30" office:value-type="float" office:value="6.2347" calcext:value-type="float">
            <text:p><text:s/>6.23 <text:s/></text:p>
          </table:table-cell>
          <table:table-cell table:style-name="ce30" office:value-type="float" office:value="0.0638" calcext:value-type="float">
            <text:p><text:s/>0.06 <text:s/></text:p>
          </table:table-cell>
          <table:table-cell table:style-name="ce30" office:value-type="float" office:value="0.0255" calcext:value-type="float">
            <text:p><text:s/>0.03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8" office:value-type="float" office:value="0.0382" calcext:value-type="float">
            <text:p><text:s/>0.04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 96年</text:p>
          </table:table-cell>
          <table:table-cell table:style-name="ce12"/>
          <table:table-cell table:style-name="ce17"/>
          <table:table-cell table:style-name="ce24" office:value-type="float" office:value="15.4836" calcext:value-type="float">
            <text:p><text:s/>15.48 <text:s/></text:p>
          </table:table-cell>
          <table:table-cell table:style-name="ce30" office:value-type="float" office:value="15.3815" calcext:value-type="float">
            <text:p><text:s/>15.38 <text:s/></text:p>
          </table:table-cell>
          <table:table-cell table:style-name="ce30" office:value-type="float" office:value="9.1902" calcext:value-type="float">
            <text:p><text:s/>9.19 <text:s/></text:p>
          </table:table-cell>
          <table:table-cell table:style-name="ce30" office:value-type="float" office:value="6.1912" calcext:value-type="float">
            <text:p><text:s/>6.19 <text:s/></text:p>
          </table:table-cell>
          <table:table-cell table:style-name="ce30" office:value-type="float" office:value="0.1021" calcext:value-type="float">
            <text:p><text:s/>0.10 <text:s/></text:p>
          </table:table-cell>
          <table:table-cell table:style-name="ce30" office:value-type="float" office:value="0.0392" calcext:value-type="float">
            <text:p><text:s/>0.04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8" office:value-type="float" office:value="0.0628" calcext:value-type="float">
            <text:p><text:s/>0.06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 97年</text:p>
          </table:table-cell>
          <table:table-cell table:style-name="ce12"/>
          <table:table-cell table:style-name="ce17"/>
          <table:table-cell table:style-name="ce24" office:value-type="float" office:value="15.4973" calcext:value-type="float">
            <text:p><text:s/>15.50 <text:s/></text:p>
          </table:table-cell>
          <table:table-cell table:style-name="ce30" office:value-type="float" office:value="15.3081" calcext:value-type="float">
            <text:p><text:s/>15.31 <text:s/></text:p>
          </table:table-cell>
          <table:table-cell table:style-name="ce30" office:value-type="float" office:value="8.9637" calcext:value-type="float">
            <text:p><text:s/>8.96 <text:s/></text:p>
          </table:table-cell>
          <table:table-cell table:style-name="ce30" office:value-type="float" office:value="6.3444" calcext:value-type="float">
            <text:p><text:s/>6.34 <text:s/></text:p>
          </table:table-cell>
          <table:table-cell table:style-name="ce30" office:value-type="float" office:value="0.1891" calcext:value-type="float">
            <text:p><text:s/>0.19 <text:s/></text:p>
          </table:table-cell>
          <table:table-cell table:style-name="ce30" office:value-type="float" office:value="0.0605" calcext:value-type="float">
            <text:p><text:s/>0.0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8" office:value-type="float" office:value="0.1285" calcext:value-type="float">
            <text:p><text:s/>0.13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 98年</text:p>
          </table:table-cell>
          <table:table-cell table:style-name="ce12"/>
          <table:table-cell table:style-name="ce17"/>
          <table:table-cell table:style-name="ce24" office:value-type="float" office:value="17.4634" calcext:value-type="float">
            <text:p><text:s/>17.46 <text:s/></text:p>
          </table:table-cell>
          <table:table-cell table:style-name="ce30" office:value-type="float" office:value="17.2228" calcext:value-type="float">
            <text:p><text:s/>17.22 <text:s/></text:p>
          </table:table-cell>
          <table:table-cell table:style-name="ce30" office:value-type="float" office:value="10.3924" calcext:value-type="float">
            <text:p><text:s/>10.39 <text:s/></text:p>
          </table:table-cell>
          <table:table-cell table:style-name="ce30" office:value-type="float" office:value="6.8303" calcext:value-type="float">
            <text:p><text:s/>6.83 <text:s/></text:p>
          </table:table-cell>
          <table:table-cell table:style-name="ce30" office:value-type="float" office:value="0.2406" calcext:value-type="float">
            <text:p><text:s/>0.24 <text:s/></text:p>
          </table:table-cell>
          <table:table-cell table:style-name="ce30" office:value-type="float" office:value="0.0638" calcext:value-type="float">
            <text:p><text:s/>0.0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8" office:value-type="float" office:value="0.1767" calcext:value-type="float">
            <text:p><text:s/>0.18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 99年</text:p>
          </table:table-cell>
          <table:table-cell table:style-name="ce12"/>
          <table:table-cell table:style-name="ce17"/>
          <table:table-cell table:style-name="ce24" office:value-type="float" office:value="16.7663" calcext:value-type="float">
            <text:p><text:s/>16.77 <text:s/></text:p>
          </table:table-cell>
          <table:table-cell table:style-name="ce30" office:value-type="float" office:value="16.5147" calcext:value-type="float">
            <text:p><text:s/>16.51 <text:s/></text:p>
          </table:table-cell>
          <table:table-cell table:style-name="ce30" office:value-type="float" office:value="9.7426" calcext:value-type="float">
            <text:p><text:s/>9.74 <text:s/></text:p>
          </table:table-cell>
          <table:table-cell table:style-name="ce30" office:value-type="float" office:value="6.772" calcext:value-type="float">
            <text:p><text:s/>6.77 <text:s/></text:p>
          </table:table-cell>
          <table:table-cell table:style-name="ce30" office:value-type="float" office:value="0.2515" calcext:value-type="float">
            <text:p><text:s/>0.25 <text:s/></text:p>
          </table:table-cell>
          <table:table-cell table:style-name="ce30" office:value-type="float" office:value="0.0488" calcext:value-type="float">
            <text:p><text:s/>0.0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8" office:value-type="float" office:value="0.2027" calcext:value-type="float">
            <text:p><text:s/>0.20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100年</text:p>
          </table:table-cell>
          <table:table-cell table:style-name="ce12"/>
          <table:table-cell table:style-name="ce17"/>
          <table:table-cell table:style-name="ce24" office:value-type="float" office:value="16.7668" calcext:value-type="float">
            <text:p><text:s/>16.77 <text:s/></text:p>
          </table:table-cell>
          <table:table-cell table:style-name="ce30" office:value-type="float" office:value="16.4496" calcext:value-type="float">
            <text:p><text:s/>16.45 <text:s/></text:p>
          </table:table-cell>
          <table:table-cell table:style-name="ce30" office:value-type="float" office:value="9.2103" calcext:value-type="float">
            <text:p><text:s/>9.21 <text:s/></text:p>
          </table:table-cell>
          <table:table-cell table:style-name="ce30" office:value-type="float" office:value="7.2392" calcext:value-type="float">
            <text:p><text:s/>7.24 <text:s/></text:p>
          </table:table-cell>
          <table:table-cell table:style-name="ce30" office:value-type="float" office:value="0.3171" calcext:value-type="float">
            <text:p><text:s/>0.32 <text:s/></text:p>
          </table:table-cell>
          <table:table-cell table:style-name="ce30" office:value-type="float" office:value="0.0462" calcext:value-type="float">
            <text:p><text:s/>0.0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8" office:value-type="float" office:value="0.2709" calcext:value-type="float">
            <text:p><text:s/>0.27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101年</text:p>
          </table:table-cell>
          <table:table-cell table:style-name="ce12"/>
          <table:table-cell table:style-name="ce17"/>
          <table:table-cell table:style-name="ce24" office:value-type="float" office:value="15.9999" calcext:value-type="float">
            <text:p><text:s/>16.00 <text:s/></text:p>
          </table:table-cell>
          <table:table-cell table:style-name="ce30" office:value-type="float" office:value="15.6701" calcext:value-type="float">
            <text:p><text:s/>15.67 <text:s/></text:p>
          </table:table-cell>
          <table:table-cell table:style-name="ce30" office:value-type="float" office:value="9.4581" calcext:value-type="float">
            <text:p><text:s/>9.46 <text:s/></text:p>
          </table:table-cell>
          <table:table-cell table:style-name="ce30" office:value-type="float" office:value="6.212" calcext:value-type="float">
            <text:p><text:s/>6.21 <text:s/></text:p>
          </table:table-cell>
          <table:table-cell table:style-name="ce30" office:value-type="float" office:value="0.3297" calcext:value-type="float">
            <text:p><text:s/>0.33 <text:s/></text:p>
          </table:table-cell>
          <table:table-cell table:style-name="ce30" office:value-type="float" office:value="0.0627" calcext:value-type="float">
            <text:p><text:s/>0.0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8" office:value-type="float" office:value="0.2669" calcext:value-type="float">
            <text:p><text:s/>0.27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102年</text:p>
          </table:table-cell>
          <table:table-cell table:style-name="ce12"/>
          <table:table-cell table:style-name="ce17"/>
          <table:table-cell table:style-name="ce24" office:value-type="float" office:value="16.0622" calcext:value-type="float">
            <text:p><text:s/>16.06 <text:s/></text:p>
          </table:table-cell>
          <table:table-cell table:style-name="ce30" office:value-type="float" office:value="15.6501" calcext:value-type="float">
            <text:p><text:s/>15.65 <text:s/></text:p>
          </table:table-cell>
          <table:table-cell table:style-name="ce30" office:value-type="float" office:value="9.1454" calcext:value-type="float">
            <text:p><text:s/>9.15 <text:s/></text:p>
          </table:table-cell>
          <table:table-cell table:style-name="ce30" office:value-type="float" office:value="6.5047" calcext:value-type="float">
            <text:p><text:s/>6.50 <text:s/></text:p>
          </table:table-cell>
          <table:table-cell table:style-name="ce30" office:value-type="float" office:value="0.412" calcext:value-type="float">
            <text:p><text:s/>0.41 <text:s/></text:p>
          </table:table-cell>
          <table:table-cell table:style-name="ce30" office:value-type="float" office:value="0.0594" calcext:value-type="float">
            <text:p><text:s/>0.06 <text:s/></text:p>
          </table:table-cell>
          <table:table-cell table:style-name="ce30" office:value-type="float" office:value="0.0023" calcext:value-type="float">
            <text:p><text:s/>0.00 <text:s/></text:p>
          </table:table-cell>
          <table:table-cell table:style-name="ce38" office:value-type="float" office:value="0.3502" calcext:value-type="float">
            <text:p><text:s/>0.35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103年</text:p>
          </table:table-cell>
          <table:table-cell table:style-name="ce12"/>
          <table:table-cell table:style-name="ce17"/>
          <table:table-cell table:style-name="ce24" office:value-type="float" office:value="16.0123" calcext:value-type="float">
            <text:p><text:s/>16.01 <text:s/></text:p>
          </table:table-cell>
          <table:table-cell table:style-name="ce30" office:value-type="float" office:value="15.6501" calcext:value-type="float">
            <text:p><text:s/>15.65 <text:s/></text:p>
          </table:table-cell>
          <table:table-cell table:style-name="ce30" office:value-type="float" office:value="8.8886" calcext:value-type="float">
            <text:p><text:s/>8.89 <text:s/></text:p>
          </table:table-cell>
          <table:table-cell table:style-name="ce30" office:value-type="float" office:value="6.7615" calcext:value-type="float">
            <text:p><text:s/>6.76 <text:s/></text:p>
          </table:table-cell>
          <table:table-cell table:style-name="ce30" office:value-type="float" office:value="0.3621" calcext:value-type="float">
            <text:p><text:s/>0.36 <text:s/></text:p>
          </table:table-cell>
          <table:table-cell table:style-name="ce30" office:value-type="float" office:value="0.0518" calcext:value-type="float">
            <text:p><text:s/>0.05 <text:s/></text:p>
          </table:table-cell>
          <table:table-cell table:style-name="ce30" office:value-type="float" office:value="0.0076" calcext:value-type="float">
            <text:p><text:s/>0.01 <text:s/></text:p>
          </table:table-cell>
          <table:table-cell table:style-name="ce38" office:value-type="float" office:value="0.3027" calcext:value-type="float">
            <text:p><text:s/>0.30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104年</text:p>
          </table:table-cell>
          <table:table-cell table:style-name="ce12"/>
          <table:table-cell table:style-name="ce17"/>
          <table:table-cell table:style-name="ce24" office:value-type="float" office:value="16.395" calcext:value-type="float">
            <text:p><text:s/>16.40 <text:s/></text:p>
          </table:table-cell>
          <table:table-cell table:style-name="ce30" office:value-type="float" office:value="16.0306" calcext:value-type="float">
            <text:p><text:s/>16.03 <text:s/></text:p>
          </table:table-cell>
          <table:table-cell table:style-name="ce30" office:value-type="float" office:value="8.9588" calcext:value-type="float">
            <text:p><text:s/>8.96 <text:s/></text:p>
          </table:table-cell>
          <table:table-cell table:style-name="ce30" office:value-type="float" office:value="7.0718" calcext:value-type="float">
            <text:p><text:s/>7.07 <text:s/></text:p>
          </table:table-cell>
          <table:table-cell table:style-name="ce30" office:value-type="float" office:value="0.3643" calcext:value-type="float">
            <text:p><text:s/>0.36 <text:s/></text:p>
          </table:table-cell>
          <table:table-cell table:style-name="ce30" office:value-type="float" office:value="0.0432" calcext:value-type="float">
            <text:p><text:s/>0.04 <text:s/></text:p>
          </table:table-cell>
          <table:table-cell table:style-name="ce30" office:value-type="float" office:value="0.0115" calcext:value-type="float">
            <text:p><text:s/>0.01 <text:s/></text:p>
          </table:table-cell>
          <table:table-cell table:style-name="ce38" office:value-type="float" office:value="0.3096" calcext:value-type="float">
            <text:p><text:s/>0.31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105年</text:p>
          </table:table-cell>
          <table:table-cell table:style-name="ce12"/>
          <table:table-cell table:style-name="ce17"/>
          <table:table-cell table:style-name="ce24" office:value-type="float" office:value="16.4354" calcext:value-type="float">
            <text:p><text:s/>16.44 <text:s/></text:p>
          </table:table-cell>
          <table:table-cell table:style-name="ce30" office:value-type="float" office:value="16.0545" calcext:value-type="float">
            <text:p><text:s/>16.05 <text:s/></text:p>
          </table:table-cell>
          <table:table-cell table:style-name="ce30" office:value-type="float" office:value="8.679" calcext:value-type="float">
            <text:p><text:s/>8.68 <text:s/></text:p>
          </table:table-cell>
          <table:table-cell table:style-name="ce30" office:value-type="float" office:value="7.3755" calcext:value-type="float">
            <text:p><text:s/>7.38 <text:s/></text:p>
          </table:table-cell>
          <table:table-cell table:style-name="ce30" office:value-type="float" office:value="0.3808" calcext:value-type="float">
            <text:p><text:s/>0.38 <text:s/></text:p>
          </table:table-cell>
          <table:table-cell table:style-name="ce30" office:value-type="float" office:value="0.0629" calcext:value-type="float">
            <text:p><text:s/>0.06 <text:s/></text:p>
          </table:table-cell>
          <table:table-cell table:style-name="ce30" office:value-type="float" office:value="0.0136" calcext:value-type="float">
            <text:p><text:s/>0.01 <text:s/></text:p>
          </table:table-cell>
          <table:table-cell table:style-name="ce38" office:value-type="float" office:value="0.3043" calcext:value-type="float">
            <text:p><text:s/>0.30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106年</text:p>
          </table:table-cell>
          <table:table-cell table:style-name="ce12"/>
          <table:table-cell table:style-name="ce17"/>
          <table:table-cell table:style-name="ce24" office:value-type="float" office:value="16.1681" calcext:value-type="float">
            <text:p><text:s/>16.17 <text:s/></text:p>
          </table:table-cell>
          <table:table-cell table:style-name="ce30" office:value-type="float" office:value="15.7306" calcext:value-type="float">
            <text:p><text:s/>15.73 <text:s/></text:p>
          </table:table-cell>
          <table:table-cell table:style-name="ce30" office:value-type="float" office:value="8.3553" calcext:value-type="float">
            <text:p><text:s/>8.36 <text:s/></text:p>
          </table:table-cell>
          <table:table-cell table:style-name="ce30" office:value-type="float" office:value="7.3752" calcext:value-type="float">
            <text:p><text:s/>7.38 <text:s/></text:p>
          </table:table-cell>
          <table:table-cell table:style-name="ce30" office:value-type="float" office:value="0.4375" calcext:value-type="float">
            <text:p><text:s/>0.44 <text:s/></text:p>
          </table:table-cell>
          <table:table-cell table:style-name="ce30" office:value-type="float" office:value="0.0534" calcext:value-type="float">
            <text:p><text:s/>0.05 <text:s/></text:p>
          </table:table-cell>
          <table:table-cell table:style-name="ce30" office:value-type="float" office:value="0.0258" calcext:value-type="float">
            <text:p><text:s/>0.03 <text:s/></text:p>
          </table:table-cell>
          <table:table-cell table:style-name="ce38" office:value-type="float" office:value="0.3582" calcext:value-type="float">
            <text:p><text:s/>0.36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107年</text:p>
          </table:table-cell>
          <table:table-cell table:style-name="ce12"/>
          <table:table-cell table:style-name="ce17"/>
          <table:table-cell table:style-name="ce24" office:value-type="float" office:value="15.2243" calcext:value-type="float">
            <text:p><text:s/>15.22 <text:s/></text:p>
          </table:table-cell>
          <table:table-cell table:style-name="ce30" office:value-type="float" office:value="14.8038" calcext:value-type="float">
            <text:p><text:s/>14.80 <text:s/></text:p>
          </table:table-cell>
          <table:table-cell table:style-name="ce30" office:value-type="float" office:value="7.6856" calcext:value-type="float">
            <text:p><text:s/>7.69 <text:s/></text:p>
          </table:table-cell>
          <table:table-cell table:style-name="ce30" office:value-type="float" office:value="7.1182" calcext:value-type="float">
            <text:p><text:s/>7.12 <text:s/></text:p>
          </table:table-cell>
          <table:table-cell table:style-name="ce30" office:value-type="float" office:value="0.4205" calcext:value-type="float">
            <text:p><text:s/>0.42 <text:s/></text:p>
          </table:table-cell>
          <table:table-cell table:style-name="ce30" office:value-type="float" office:value="0.0535" calcext:value-type="float">
            <text:p><text:s/>0.05 <text:s/></text:p>
          </table:table-cell>
          <table:table-cell table:style-name="ce30" office:value-type="float" office:value="0.0306" calcext:value-type="float">
            <text:p><text:s/>0.03 <text:s/></text:p>
          </table:table-cell>
          <table:table-cell table:style-name="ce38" office:value-type="float" office:value="0.3364" calcext:value-type="float">
            <text:p><text:s/>0.34 <text:s/>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民國108年</text:p>
          </table:table-cell>
          <table:table-cell table:style-name="ce12"/>
          <table:table-cell table:style-name="ce17"/>
          <table:table-cell table:style-name="ce24" office:value-type="float" office:value="15.5272" calcext:value-type="float">
            <text:p><text:s/>15.53 <text:s/></text:p>
          </table:table-cell>
          <table:table-cell table:style-name="ce30" office:value-type="float" office:value="15.0375" calcext:value-type="float">
            <text:p><text:s/>15.04 <text:s/></text:p>
          </table:table-cell>
          <table:table-cell table:style-name="ce30" office:value-type="float" office:value="7.5596" calcext:value-type="float">
            <text:p><text:s/>7.56 <text:s/></text:p>
          </table:table-cell>
          <table:table-cell table:style-name="ce30" office:value-type="float" office:value="7.4779" calcext:value-type="float">
            <text:p><text:s/>7.48 <text:s/></text:p>
          </table:table-cell>
          <table:table-cell table:style-name="ce30" office:value-type="float" office:value="0.4896" calcext:value-type="float">
            <text:p><text:s/>0.49 <text:s/></text:p>
          </table:table-cell>
          <table:table-cell table:style-name="ce30" office:value-type="float" office:value="0.0467" calcext:value-type="float">
            <text:p><text:s/>0.05 <text:s/></text:p>
          </table:table-cell>
          <table:table-cell table:style-name="ce30" office:value-type="float" office:value="0.0479" calcext:value-type="float">
            <text:p><text:s/>0.05 <text:s/></text:p>
          </table:table-cell>
          <table:table-cell table:style-name="ce38" office:value-type="float" office:value="0.3949" calcext:value-type="float">
            <text:p><text:s/>0.39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/>
          <table:table-cell table:style-name="ce17"/>
          <table:table-cell table:style-name="ce24"/>
          <table:table-cell table:style-name="ce30" table:number-columns-repeated="6"/>
          <table:table-cell table:style-name="ce38"/>
          <table:table-cell table:number-columns-repeated="1013"/>
        </table:table-row>
        <table:table-row table:style-name="ro5">
          <table:table-cell table:style-name="ce6" office:value-type="string" calcext:value-type="string">
            <text:p>民國109年</text:p>
          </table:table-cell>
          <table:table-cell table:style-name="ce12" office:value-type="string" calcext:value-type="string">
            <text:p><text:s/>1月</text:p>
          </table:table-cell>
          <table:table-cell table:style-name="ce17"/>
          <table:table-cell table:style-name="ce24" office:value-type="float" office:value="15.4601" calcext:value-type="float">
            <text:p><text:s/>15.46 <text:s/></text:p>
          </table:table-cell>
          <table:table-cell table:style-name="ce30" office:value-type="float" office:value="14.88" calcext:value-type="float">
            <text:p><text:s/>14.88 <text:s/></text:p>
          </table:table-cell>
          <table:table-cell table:style-name="ce30" office:value-type="float" office:value="7.2953" calcext:value-type="float">
            <text:p><text:s/>7.30 <text:s/></text:p>
          </table:table-cell>
          <table:table-cell table:style-name="ce30" office:value-type="float" office:value="7.5847" calcext:value-type="float">
            <text:p><text:s/>7.58 <text:s/></text:p>
          </table:table-cell>
          <table:table-cell table:style-name="ce30" office:value-type="float" office:value="0.5801" calcext:value-type="float">
            <text:p><text:s/>0.58 <text:s/></text:p>
          </table:table-cell>
          <table:table-cell table:style-name="ce30" office:value-type="float" office:value="0.019" calcext:value-type="float">
            <text:p><text:s/>0.02 <text:s/></text:p>
          </table:table-cell>
          <table:table-cell table:style-name="ce30" office:value-type="float" office:value="0.0647" calcext:value-type="float">
            <text:p><text:s/>0.06 <text:s/></text:p>
          </table:table-cell>
          <table:table-cell table:style-name="ce38" office:value-type="float" office:value="0.4963" calcext:value-type="float">
            <text:p><text:s/>0.50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<text:s/>2月</text:p>
          </table:table-cell>
          <table:table-cell table:style-name="ce17"/>
          <table:table-cell table:style-name="ce24" office:value-type="float" office:value="16.6989" calcext:value-type="float">
            <text:p><text:s/>16.70 <text:s/></text:p>
          </table:table-cell>
          <table:table-cell table:style-name="ce30" office:value-type="float" office:value="15.8813" calcext:value-type="float">
            <text:p><text:s/>15.88 <text:s/></text:p>
          </table:table-cell>
          <table:table-cell table:style-name="ce30" office:value-type="float" office:value="6.7015" calcext:value-type="float">
            <text:p><text:s/>6.70 <text:s/></text:p>
          </table:table-cell>
          <table:table-cell table:style-name="ce30" office:value-type="float" office:value="9.1798" calcext:value-type="float">
            <text:p><text:s/>9.18 <text:s/></text:p>
          </table:table-cell>
          <table:table-cell table:style-name="ce30" office:value-type="float" office:value="0.8176" calcext:value-type="float">
            <text:p><text:s/>0.82 <text:s/></text:p>
          </table:table-cell>
          <table:table-cell table:style-name="ce30" office:value-type="float" office:value="0.0638" calcext:value-type="float">
            <text:p><text:s/>0.06 <text:s/></text:p>
          </table:table-cell>
          <table:table-cell table:style-name="ce30" office:value-type="float" office:value="0.1815" calcext:value-type="float">
            <text:p><text:s/>0.18 <text:s/></text:p>
          </table:table-cell>
          <table:table-cell table:style-name="ce38" office:value-type="float" office:value="0.5721" calcext:value-type="float">
            <text:p><text:s/>0.57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<text:s/>3月</text:p>
          </table:table-cell>
          <table:table-cell table:style-name="ce17"/>
          <table:table-cell table:style-name="ce24" office:value-type="float" office:value="19.0012" calcext:value-type="float">
            <text:p><text:s/>19.00 <text:s/></text:p>
          </table:table-cell>
          <table:table-cell table:style-name="ce30" office:value-type="float" office:value="17.3776" calcext:value-type="float">
            <text:p><text:s/>17.38 <text:s/></text:p>
          </table:table-cell>
          <table:table-cell table:style-name="ce30" office:value-type="float" office:value="8.7291" calcext:value-type="float">
            <text:p><text:s/>8.73 <text:s/></text:p>
          </table:table-cell>
          <table:table-cell table:style-name="ce30" office:value-type="float" office:value="8.6484" calcext:value-type="float">
            <text:p><text:s/>8.65 <text:s/></text:p>
          </table:table-cell>
          <table:table-cell table:style-name="ce30" office:value-type="float" office:value="1.6236" calcext:value-type="float">
            <text:p><text:s/>1.62 <text:s/></text:p>
          </table:table-cell>
          <table:table-cell table:style-name="ce30" office:value-type="float" office:value="0.0378" calcext:value-type="float">
            <text:p><text:s/>0.04 <text:s/></text:p>
          </table:table-cell>
          <table:table-cell table:style-name="ce30" office:value-type="float" office:value="0.4182" calcext:value-type="float">
            <text:p><text:s/>0.42 <text:s/></text:p>
          </table:table-cell>
          <table:table-cell table:style-name="ce38" office:value-type="float" office:value="1.1676" calcext:value-type="float">
            <text:p><text:s/>1.17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<text:s/>4月</text:p>
          </table:table-cell>
          <table:table-cell table:style-name="ce17"/>
          <table:table-cell table:style-name="ce24" office:value-type="float" office:value="15.5796" calcext:value-type="float">
            <text:p><text:s/>15.58 <text:s/></text:p>
          </table:table-cell>
          <table:table-cell table:style-name="ce30" office:value-type="float" office:value="14.882" calcext:value-type="float">
            <text:p><text:s/>14.88 <text:s/></text:p>
          </table:table-cell>
          <table:table-cell table:style-name="ce30" office:value-type="float" office:value="8.4256" calcext:value-type="float">
            <text:p><text:s/>8.43 <text:s/></text:p>
          </table:table-cell>
          <table:table-cell table:style-name="ce30" office:value-type="float" office:value="6.4564" calcext:value-type="float">
            <text:p><text:s/>6.46 <text:s/></text:p>
          </table:table-cell>
          <table:table-cell table:style-name="ce30" office:value-type="float" office:value="0.6975" calcext:value-type="float">
            <text:p><text:s/>0.70 <text:s/></text:p>
          </table:table-cell>
          <table:table-cell table:style-name="ce30" office:value-type="float" office:value="0.0354" calcext:value-type="float">
            <text:p><text:s/>0.04 <text:s/></text:p>
          </table:table-cell>
          <table:table-cell table:style-name="ce30" office:value-type="float" office:value="0.132" calcext:value-type="float">
            <text:p><text:s/>0.13 <text:s/></text:p>
          </table:table-cell>
          <table:table-cell table:style-name="ce38" office:value-type="float" office:value="0.53" calcext:value-type="float">
            <text:p><text:s/>0.53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<text:s/>5月</text:p>
          </table:table-cell>
          <table:table-cell table:style-name="ce17"/>
          <table:table-cell table:style-name="ce24" office:value-type="float" office:value="16.507" calcext:value-type="float">
            <text:p><text:s/>16.51 <text:s/></text:p>
          </table:table-cell>
          <table:table-cell table:style-name="ce30" office:value-type="float" office:value="16.1028" calcext:value-type="float">
            <text:p><text:s/>16.10 <text:s/></text:p>
          </table:table-cell>
          <table:table-cell table:style-name="ce30" office:value-type="float" office:value="9.2745" calcext:value-type="float">
            <text:p><text:s/>9.27 <text:s/></text:p>
          </table:table-cell>
          <table:table-cell table:style-name="ce30" office:value-type="float" office:value="6.8282" calcext:value-type="float">
            <text:p><text:s/>6.83 <text:s/></text:p>
          </table:table-cell>
          <table:table-cell table:style-name="ce30" office:value-type="float" office:value="0.4042" calcext:value-type="float">
            <text:p><text:s/>0.40 <text:s/></text:p>
          </table:table-cell>
          <table:table-cell table:style-name="ce30" office:value-type="float" office:value="0.0194" calcext:value-type="float">
            <text:p><text:s/>0.02 <text:s/></text:p>
          </table:table-cell>
          <table:table-cell table:style-name="ce30" office:value-type="float" office:value="0.1362" calcext:value-type="float">
            <text:p><text:s/>0.14 <text:s/></text:p>
          </table:table-cell>
          <table:table-cell table:style-name="ce38" office:value-type="float" office:value="0.2484" calcext:value-type="float">
            <text:p><text:s/>0.25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<text:s/>6月</text:p>
          </table:table-cell>
          <table:table-cell table:style-name="ce17"/>
          <table:table-cell table:style-name="ce24" office:value-type="float" office:value="15.8163" calcext:value-type="float">
            <text:p><text:s/>15.82 <text:s/></text:p>
          </table:table-cell>
          <table:table-cell table:style-name="ce30" office:value-type="float" office:value="15.1088" calcext:value-type="float">
            <text:p><text:s/>15.11 <text:s/></text:p>
          </table:table-cell>
          <table:table-cell table:style-name="ce30" office:value-type="float" office:value="8.4923" calcext:value-type="float">
            <text:p><text:s/>8.49 <text:s/></text:p>
          </table:table-cell>
          <table:table-cell table:style-name="ce30" office:value-type="float" office:value="6.6165" calcext:value-type="float">
            <text:p><text:s/>6.62 <text:s/></text:p>
          </table:table-cell>
          <table:table-cell table:style-name="ce30" office:value-type="float" office:value="0.7074" calcext:value-type="float">
            <text:p><text:s/>0.71 <text:s/></text:p>
          </table:table-cell>
          <table:table-cell table:style-name="ce30" office:value-type="float" office:value="0.0471" calcext:value-type="float">
            <text:p><text:s/>0.05 <text:s/></text:p>
          </table:table-cell>
          <table:table-cell table:style-name="ce30" office:value-type="float" office:value="0.2058" calcext:value-type="float">
            <text:p><text:s/>0.21 <text:s/></text:p>
          </table:table-cell>
          <table:table-cell table:style-name="ce38" office:value-type="float" office:value="0.4543" calcext:value-type="float">
            <text:p><text:s/>0.45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<text:s/>7月</text:p>
          </table:table-cell>
          <table:table-cell table:style-name="ce17"/>
          <table:table-cell table:style-name="ce24" office:value-type="float" office:value="14.8622" calcext:value-type="float">
            <text:p><text:s/>14.86 <text:s/></text:p>
          </table:table-cell>
          <table:table-cell table:style-name="ce30" office:value-type="float" office:value="14.3781" calcext:value-type="float">
            <text:p><text:s/>14.38 <text:s/></text:p>
          </table:table-cell>
          <table:table-cell table:style-name="ce30" office:value-type="float" office:value="8.1188" calcext:value-type="float">
            <text:p><text:s/>8.12 <text:s/></text:p>
          </table:table-cell>
          <table:table-cell table:style-name="ce30" office:value-type="float" office:value="6.2592" calcext:value-type="float">
            <text:p><text:s/>6.26 <text:s/></text:p>
          </table:table-cell>
          <table:table-cell table:style-name="ce30" office:value-type="float" office:value="0.4841" calcext:value-type="float">
            <text:p><text:s/>0.48 <text:s/></text:p>
          </table:table-cell>
          <table:table-cell table:style-name="ce30" office:value-type="float" office:value="0.0522" calcext:value-type="float">
            <text:p><text:s/>0.05 <text:s/></text:p>
          </table:table-cell>
          <table:table-cell table:style-name="ce30" office:value-type="float" office:value="0.1382" calcext:value-type="float">
            <text:p><text:s/>0.14 <text:s/></text:p>
          </table:table-cell>
          <table:table-cell table:style-name="ce38" office:value-type="float" office:value="0.2936" calcext:value-type="float">
            <text:p><text:s/>0.29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<text:s/>8月</text:p>
          </table:table-cell>
          <table:table-cell table:style-name="ce17"/>
          <table:table-cell table:style-name="ce24" office:value-type="float" office:value="14.1423" calcext:value-type="float">
            <text:p><text:s/>14.14 <text:s/></text:p>
          </table:table-cell>
          <table:table-cell table:style-name="ce30" office:value-type="float" office:value="13.8165" calcext:value-type="float">
            <text:p><text:s/>13.82 <text:s/></text:p>
          </table:table-cell>
          <table:table-cell table:style-name="ce30" office:value-type="float" office:value="8.3057" calcext:value-type="float">
            <text:p><text:s/>8.31 <text:s/></text:p>
          </table:table-cell>
          <table:table-cell table:style-name="ce30" office:value-type="float" office:value="5.5108" calcext:value-type="float">
            <text:p><text:s/>5.51 <text:s/></text:p>
          </table:table-cell>
          <table:table-cell table:style-name="ce30" office:value-type="float" office:value="0.3257" calcext:value-type="float">
            <text:p><text:s/>0.33 <text:s/></text:p>
          </table:table-cell>
          <table:table-cell table:style-name="ce30" office:value-type="float" office:value="0.03" calcext:value-type="float">
            <text:p><text:s/>0.03 <text:s/></text:p>
          </table:table-cell>
          <table:table-cell table:style-name="ce30" office:value-type="float" office:value="0.1313" calcext:value-type="float">
            <text:p><text:s/>0.13 <text:s/></text:p>
          </table:table-cell>
          <table:table-cell table:style-name="ce38" office:value-type="float" office:value="0.1643" calcext:value-type="float">
            <text:p><text:s/>0.16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<text:s/>9月</text:p>
          </table:table-cell>
          <table:table-cell table:style-name="ce17"/>
          <table:table-cell table:style-name="ce24" office:value-type="float" office:value="15.938" calcext:value-type="float">
            <text:p><text:s/>15.94 <text:s/></text:p>
          </table:table-cell>
          <table:table-cell table:style-name="ce30" office:value-type="float" office:value="15.4511" calcext:value-type="float">
            <text:p><text:s/>15.45 <text:s/></text:p>
          </table:table-cell>
          <table:table-cell table:style-name="ce30" office:value-type="float" office:value="8.4392" calcext:value-type="float">
            <text:p><text:s/>8.44 <text:s/></text:p>
          </table:table-cell>
          <table:table-cell table:style-name="ce30" office:value-type="float" office:value="7.0119" calcext:value-type="float">
            <text:p><text:s/>7.01 <text:s/></text:p>
          </table:table-cell>
          <table:table-cell table:style-name="ce30" office:value-type="float" office:value="0.4869" calcext:value-type="float">
            <text:p><text:s/>0.49 <text:s/></text:p>
          </table:table-cell>
          <table:table-cell table:style-name="ce30" office:value-type="float" office:value="0.0307" calcext:value-type="float">
            <text:p><text:s/>0.03 <text:s/></text:p>
          </table:table-cell>
          <table:table-cell table:style-name="ce30" office:value-type="float" office:value="0.1949" calcext:value-type="float">
            <text:p><text:s/>0.19 <text:s/></text:p>
          </table:table-cell>
          <table:table-cell table:style-name="ce38" office:value-type="float" office:value="0.2612" calcext:value-type="float">
            <text:p><text:s/>0.26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10月</text:p>
          </table:table-cell>
          <table:table-cell table:style-name="ce17"/>
          <table:table-cell table:style-name="ce24" office:value-type="float" office:value="16.2981" calcext:value-type="float">
            <text:p><text:s/>16.30 <text:s/></text:p>
          </table:table-cell>
          <table:table-cell table:style-name="ce30" office:value-type="float" office:value="15.0015" calcext:value-type="float">
            <text:p><text:s/>15.00 <text:s/></text:p>
          </table:table-cell>
          <table:table-cell table:style-name="ce30" office:value-type="float" office:value="8.0082" calcext:value-type="float">
            <text:p><text:s/>8.01 <text:s/></text:p>
          </table:table-cell>
          <table:table-cell table:style-name="ce30" office:value-type="float" office:value="6.9932" calcext:value-type="float">
            <text:p><text:s/>6.99 <text:s/></text:p>
          </table:table-cell>
          <table:table-cell table:style-name="ce30" office:value-type="float" office:value="1.2966" calcext:value-type="float">
            <text:p><text:s/>1.30 <text:s/></text:p>
          </table:table-cell>
          <table:table-cell table:style-name="ce30" office:value-type="float" office:value="0.0364" calcext:value-type="float">
            <text:p><text:s/>0.04 <text:s/></text:p>
          </table:table-cell>
          <table:table-cell table:style-name="ce30" office:value-type="float" office:value="0.2633" calcext:value-type="float">
            <text:p><text:s/>0.26 <text:s/></text:p>
          </table:table-cell>
          <table:table-cell table:style-name="ce38" office:value-type="float" office:value="0.9969" calcext:value-type="float">
            <text:p><text:s/>1.00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11月</text:p>
          </table:table-cell>
          <table:table-cell table:style-name="ce17"/>
          <table:table-cell table:style-name="ce24" office:value-type="float" office:value="15.706" calcext:value-type="float">
            <text:p><text:s/>15.71 <text:s/></text:p>
          </table:table-cell>
          <table:table-cell table:style-name="ce30" office:value-type="float" office:value="14.4344" calcext:value-type="float">
            <text:p><text:s/>14.43 <text:s/></text:p>
          </table:table-cell>
          <table:table-cell table:style-name="ce30" office:value-type="float" office:value="6.9085" calcext:value-type="float">
            <text:p><text:s/>6.91 <text:s/></text:p>
          </table:table-cell>
          <table:table-cell table:style-name="ce30" office:value-type="float" office:value="7.5259" calcext:value-type="float">
            <text:p><text:s/>7.53 <text:s/></text:p>
          </table:table-cell>
          <table:table-cell table:style-name="ce30" office:value-type="float" office:value="1.2715" calcext:value-type="float">
            <text:p><text:s/>1.27 <text:s/></text:p>
          </table:table-cell>
          <table:table-cell table:style-name="ce30" office:value-type="float" office:value="0.0162" calcext:value-type="float">
            <text:p><text:s/>0.02 <text:s/></text:p>
          </table:table-cell>
          <table:table-cell table:style-name="ce30" office:value-type="float" office:value="0.3781" calcext:value-type="float">
            <text:p><text:s/>0.38 <text:s/></text:p>
          </table:table-cell>
          <table:table-cell table:style-name="ce38" office:value-type="float" office:value="0.8771" calcext:value-type="float">
            <text:p><text:s/>0.88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1 - 11月</text:p>
          </table:table-cell>
          <table:table-cell table:style-name="ce17"/>
          <table:table-cell table:style-name="ce24" office:value-type="float" office:value="15.9519" calcext:value-type="float">
            <text:p><text:s/>15.95 <text:s/></text:p>
          </table:table-cell>
          <table:table-cell table:style-name="ce30" office:value-type="float" office:value="15.1765" calcext:value-type="float">
            <text:p><text:s/>15.18 <text:s/></text:p>
          </table:table-cell>
          <table:table-cell table:style-name="ce30" office:value-type="float" office:value="8.0965" calcext:value-type="float">
            <text:p><text:s/>8.10 <text:s/></text:p>
          </table:table-cell>
          <table:table-cell table:style-name="ce30" office:value-type="float" office:value="7.08" calcext:value-type="float">
            <text:p><text:s/>7.08 <text:s/></text:p>
          </table:table-cell>
          <table:table-cell table:style-name="ce30" office:value-type="float" office:value="0.7753" calcext:value-type="float">
            <text:p><text:s/>0.78 <text:s/></text:p>
          </table:table-cell>
          <table:table-cell table:style-name="ce30" office:value-type="float" office:value="0.0354" calcext:value-type="float">
            <text:p><text:s/>0.04 <text:s/></text:p>
          </table:table-cell>
          <table:table-cell table:style-name="ce30" office:value-type="float" office:value="0.2029" calcext:value-type="float">
            <text:p><text:s/>0.20 <text:s/></text:p>
          </table:table-cell>
          <table:table-cell table:style-name="ce38" office:value-type="float" office:value="0.5369" calcext:value-type="float">
            <text:p><text:s/>0.54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12月</text:p>
          </table:table-cell>
          <table:table-cell table:style-name="ce17"/>
          <table:table-cell table:style-name="ce24" office:value-type="float" office:value="16.6074" calcext:value-type="float">
            <text:p><text:s/>16.61 <text:s/></text:p>
          </table:table-cell>
          <table:table-cell table:style-name="ce30" office:value-type="float" office:value="15.4054" calcext:value-type="float">
            <text:p><text:s/>15.41 <text:s/></text:p>
          </table:table-cell>
          <table:table-cell table:style-name="ce30" office:value-type="float" office:value="6.4647" calcext:value-type="float">
            <text:p><text:s/>6.46 <text:s/></text:p>
          </table:table-cell>
          <table:table-cell table:style-name="ce30" office:value-type="float" office:value="8.9406" calcext:value-type="float">
            <text:p><text:s/>8.94 <text:s/></text:p>
          </table:table-cell>
          <table:table-cell table:style-name="ce30" office:value-type="float" office:value="1.2019" calcext:value-type="float">
            <text:p><text:s/>1.20 <text:s/></text:p>
          </table:table-cell>
          <table:table-cell table:style-name="ce30" office:value-type="float" office:value="0.008" calcext:value-type="float">
            <text:p><text:s/>0.01 <text:s/></text:p>
          </table:table-cell>
          <table:table-cell table:style-name="ce30" office:value-type="float" office:value="0.1547" calcext:value-type="float">
            <text:p><text:s/>0.15 <text:s/></text:p>
          </table:table-cell>
          <table:table-cell table:style-name="ce38" office:value-type="float" office:value="1.0391" calcext:value-type="float">
            <text:p><text:s/>1.04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1 - 12月</text:p>
          </table:table-cell>
          <table:table-cell table:style-name="ce17"/>
          <table:table-cell table:style-name="ce24" office:value-type="float" office:value="16.0046" calcext:value-type="float">
            <text:p><text:s/>16.00 <text:s/></text:p>
          </table:table-cell>
          <table:table-cell table:style-name="ce30" office:value-type="float" office:value="15.1949" calcext:value-type="float">
            <text:p><text:s/>15.19 <text:s/></text:p>
          </table:table-cell>
          <table:table-cell table:style-name="ce30" office:value-type="float" office:value="7.9653" calcext:value-type="float">
            <text:p><text:s/>7.97 <text:s/></text:p>
          </table:table-cell>
          <table:table-cell table:style-name="ce30" office:value-type="float" office:value="7.2296" calcext:value-type="float">
            <text:p><text:s/>7.23 <text:s/></text:p>
          </table:table-cell>
          <table:table-cell table:style-name="ce30" office:value-type="float" office:value="0.8096" calcext:value-type="float">
            <text:p><text:s/>0.81 <text:s/></text:p>
          </table:table-cell>
          <table:table-cell table:style-name="ce30" office:value-type="float" office:value="0.0332" calcext:value-type="float">
            <text:p><text:s/>0.03 <text:s/></text:p>
          </table:table-cell>
          <table:table-cell table:style-name="ce30" office:value-type="float" office:value="0.199" calcext:value-type="float">
            <text:p><text:s/>0.20 <text:s/></text:p>
          </table:table-cell>
          <table:table-cell table:style-name="ce38" office:value-type="float" office:value="0.5773" calcext:value-type="float">
            <text:p><text:s/>0.58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/>
          <table:table-cell table:style-name="ce17"/>
          <table:table-cell table:style-name="ce24"/>
          <table:table-cell table:style-name="ce30" table:number-columns-repeated="6"/>
          <table:table-cell table:style-name="ce38"/>
          <table:table-cell table:number-columns-repeated="1013"/>
        </table:table-row>
        <table:table-row table:style-name="ro5">
          <table:table-cell table:style-name="ce6" office:value-type="string" calcext:value-type="string">
            <text:p>民國110年</text:p>
          </table:table-cell>
          <table:table-cell table:style-name="ce12" office:value-type="string" calcext:value-type="string">
            <text:p><text:s/>1月</text:p>
          </table:table-cell>
          <table:table-cell table:style-name="ce17"/>
          <table:table-cell table:style-name="ce24" office:value-type="float" office:value="14.745" calcext:value-type="float">
            <text:p><text:s/>14.75 <text:s/></text:p>
          </table:table-cell>
          <table:table-cell table:style-name="ce30" office:value-type="float" office:value="13.8346" calcext:value-type="float">
            <text:p><text:s/>13.83 <text:s/></text:p>
          </table:table-cell>
          <table:table-cell table:style-name="ce30" office:value-type="float" office:value="5.8873" calcext:value-type="float">
            <text:p><text:s/>5.89 <text:s/></text:p>
          </table:table-cell>
          <table:table-cell table:style-name="ce30" office:value-type="float" office:value="7.9473" calcext:value-type="float">
            <text:p><text:s/>7.95 <text:s/></text:p>
          </table:table-cell>
          <table:table-cell table:style-name="ce30" office:value-type="float" office:value="0.9104" calcext:value-type="float">
            <text:p><text:s/>0.91 <text:s/></text:p>
          </table:table-cell>
          <table:table-cell table:style-name="ce30" office:value-type="float" office:value="0.0076" calcext:value-type="float">
            <text:p><text:s/>0.01 <text:s/></text:p>
          </table:table-cell>
          <table:table-cell table:style-name="ce30" office:value-type="float" office:value="0.1495" calcext:value-type="float">
            <text:p><text:s/>0.15 <text:s/></text:p>
          </table:table-cell>
          <table:table-cell table:style-name="ce38" office:value-type="float" office:value="0.7531" calcext:value-type="float">
            <text:p><text:s/>0.75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<text:s/>2月</text:p>
          </table:table-cell>
          <table:table-cell table:style-name="ce17"/>
          <table:table-cell table:style-name="ce24" office:value-type="float" office:value="13.29" calcext:value-type="float">
            <text:p><text:s/>13.29 <text:s/></text:p>
          </table:table-cell>
          <table:table-cell table:style-name="ce30" office:value-type="float" office:value="12.5379" calcext:value-type="float">
            <text:p><text:s/>12.54 <text:s/></text:p>
          </table:table-cell>
          <table:table-cell table:style-name="ce30" office:value-type="float" office:value="6.0961" calcext:value-type="float">
            <text:p><text:s/>6.10 <text:s/></text:p>
          </table:table-cell>
          <table:table-cell table:style-name="ce30" office:value-type="float" office:value="6.4418" calcext:value-type="float">
            <text:p><text:s/>6.44 <text:s/></text:p>
          </table:table-cell>
          <table:table-cell table:style-name="ce30" office:value-type="float" office:value="0.752" calcext:value-type="float">
            <text:p><text:s/>0.75 <text:s/></text:p>
          </table:table-cell>
          <table:table-cell table:style-name="ce30" office:value-type="float" office:value="0.0101" calcext:value-type="float">
            <text:p><text:s/>0.01 <text:s/></text:p>
          </table:table-cell>
          <table:table-cell table:style-name="ce30" office:value-type="float" office:value="0.2034" calcext:value-type="float">
            <text:p><text:s/>0.20 <text:s/></text:p>
          </table:table-cell>
          <table:table-cell table:style-name="ce38" office:value-type="float" office:value="0.5385" calcext:value-type="float">
            <text:p><text:s/>0.54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<text:s/>3月</text:p>
          </table:table-cell>
          <table:table-cell table:style-name="ce17"/>
          <table:table-cell table:style-name="ce24" office:value-type="float" office:value="15.3772" calcext:value-type="float">
            <text:p><text:s/>15.38 <text:s/></text:p>
          </table:table-cell>
          <table:table-cell table:style-name="ce30" office:value-type="float" office:value="14.6723" calcext:value-type="float">
            <text:p><text:s/>14.67 <text:s/></text:p>
          </table:table-cell>
          <table:table-cell table:style-name="ce30" office:value-type="float" office:value="6.3925" calcext:value-type="float">
            <text:p><text:s/>6.39 <text:s/></text:p>
          </table:table-cell>
          <table:table-cell table:style-name="ce30" office:value-type="float" office:value="8.2797" calcext:value-type="float">
            <text:p><text:s/>8.28 <text:s/></text:p>
          </table:table-cell>
          <table:table-cell table:style-name="ce30" office:value-type="float" office:value="0.7049" calcext:value-type="float">
            <text:p><text:s/>0.70 <text:s/></text:p>
          </table:table-cell>
          <table:table-cell table:style-name="ce30" office:value-type="float" office:value="0.01" calcext:value-type="float">
            <text:p><text:s/>0.01 <text:s/></text:p>
          </table:table-cell>
          <table:table-cell table:style-name="ce30" office:value-type="float" office:value="0.1877" calcext:value-type="float">
            <text:p><text:s/>0.19 <text:s/></text:p>
          </table:table-cell>
          <table:table-cell table:style-name="ce38" office:value-type="float" office:value="0.507" calcext:value-type="float">
            <text:p><text:s/>0.51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<text:s/>4月</text:p>
          </table:table-cell>
          <table:table-cell table:style-name="ce17"/>
          <table:table-cell table:style-name="ce24" office:value-type="float" office:value="14.0591" calcext:value-type="float">
            <text:p><text:s/>14.06 <text:s/></text:p>
          </table:table-cell>
          <table:table-cell table:style-name="ce30" office:value-type="float" office:value="13.3509" calcext:value-type="float">
            <text:p><text:s/>13.35 <text:s/></text:p>
          </table:table-cell>
          <table:table-cell table:style-name="ce30" office:value-type="float" office:value="6.5748" calcext:value-type="float">
            <text:p><text:s/>6.57 <text:s/></text:p>
          </table:table-cell>
          <table:table-cell table:style-name="ce30" office:value-type="float" office:value="6.7761" calcext:value-type="float">
            <text:p><text:s/>6.78 <text:s/></text:p>
          </table:table-cell>
          <table:table-cell table:style-name="ce30" office:value-type="float" office:value="0.7081" calcext:value-type="float">
            <text:p><text:s/>0.71 <text:s/></text:p>
          </table:table-cell>
          <table:table-cell table:style-name="ce30" office:value-type="float" office:value="0.0071" calcext:value-type="float">
            <text:p><text:s/>0.01 <text:s/></text:p>
          </table:table-cell>
          <table:table-cell table:style-name="ce30" office:value-type="float" office:value="0.2043" calcext:value-type="float">
            <text:p><text:s/>0.20 <text:s/></text:p>
          </table:table-cell>
          <table:table-cell table:style-name="ce38" office:value-type="float" office:value="0.4965" calcext:value-type="float">
            <text:p><text:s/>0.50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<text:s/>5月</text:p>
          </table:table-cell>
          <table:table-cell table:style-name="ce17"/>
          <table:table-cell table:style-name="ce24" office:value-type="float" office:value="15.876" calcext:value-type="float">
            <text:p><text:s/>15.88 <text:s/></text:p>
          </table:table-cell>
          <table:table-cell table:style-name="ce30" office:value-type="float" office:value="15.3659" calcext:value-type="float">
            <text:p><text:s/>15.37 <text:s/></text:p>
          </table:table-cell>
          <table:table-cell table:style-name="ce30" office:value-type="float" office:value="7.4652" calcext:value-type="float">
            <text:p><text:s/>7.47 <text:s/></text:p>
          </table:table-cell>
          <table:table-cell table:style-name="ce30" office:value-type="float" office:value="7.9006" calcext:value-type="float">
            <text:p><text:s/>7.90 <text:s/></text:p>
          </table:table-cell>
          <table:table-cell table:style-name="ce30" office:value-type="float" office:value="0.51" calcext:value-type="float">
            <text:p><text:s/>0.51 <text:s/></text:p>
          </table:table-cell>
          <table:table-cell table:style-name="ce30" office:value-type="float" office:value="0.0111" calcext:value-type="float">
            <text:p><text:s/>0.01 <text:s/></text:p>
          </table:table-cell>
          <table:table-cell table:style-name="ce30" office:value-type="float" office:value="0.2108" calcext:value-type="float">
            <text:p><text:s/>0.21 <text:s/></text:p>
          </table:table-cell>
          <table:table-cell table:style-name="ce38" office:value-type="float" office:value="0.288" calcext:value-type="float">
            <text:p><text:s/>0.29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<text:s/>6月</text:p>
          </table:table-cell>
          <table:table-cell table:style-name="ce17"/>
          <table:table-cell table:style-name="ce24" office:value-type="float" office:value="15.3919" calcext:value-type="float">
            <text:p><text:s/>15.39 <text:s/></text:p>
          </table:table-cell>
          <table:table-cell table:style-name="ce30" office:value-type="float" office:value="14.8685" calcext:value-type="float">
            <text:p><text:s/>14.87 <text:s/></text:p>
          </table:table-cell>
          <table:table-cell table:style-name="ce30" office:value-type="float" office:value="7.9833" calcext:value-type="float">
            <text:p><text:s/>7.98 <text:s/></text:p>
          </table:table-cell>
          <table:table-cell table:style-name="ce30" office:value-type="float" office:value="6.8851" calcext:value-type="float">
            <text:p><text:s/>6.89 <text:s/></text:p>
          </table:table-cell>
          <table:table-cell table:style-name="ce30" office:value-type="float" office:value="0.5233" calcext:value-type="float">
            <text:p><text:s/>0.52 <text:s/></text:p>
          </table:table-cell>
          <table:table-cell table:style-name="ce30" office:value-type="float" office:value="0.0332" calcext:value-type="float">
            <text:p><text:s/>0.03 <text:s/></text:p>
          </table:table-cell>
          <table:table-cell table:style-name="ce30" office:value-type="float" office:value="0.2059" calcext:value-type="float">
            <text:p><text:s/>0.21 <text:s/></text:p>
          </table:table-cell>
          <table:table-cell table:style-name="ce38" office:value-type="float" office:value="0.2842" calcext:value-type="float">
            <text:p><text:s/>0.28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<text:s/>7月</text:p>
          </table:table-cell>
          <table:table-cell table:style-name="ce17"/>
          <table:table-cell table:style-name="ce24" office:value-type="float" office:value="16.9029" calcext:value-type="float">
            <text:p><text:s/>16.90 <text:s/></text:p>
          </table:table-cell>
          <table:table-cell table:style-name="ce30" office:value-type="float" office:value="16.06" calcext:value-type="float">
            <text:p><text:s/>16.06 <text:s/></text:p>
          </table:table-cell>
          <table:table-cell table:style-name="ce30" office:value-type="float" office:value="7.8431" calcext:value-type="float">
            <text:p><text:s/>7.84 <text:s/></text:p>
          </table:table-cell>
          <table:table-cell table:style-name="ce30" office:value-type="float" office:value="8.2169" calcext:value-type="float">
            <text:p><text:s/>8.22 <text:s/></text:p>
          </table:table-cell>
          <table:table-cell table:style-name="ce30" office:value-type="float" office:value="0.8428" calcext:value-type="float">
            <text:p><text:s/>0.84 <text:s/></text:p>
          </table:table-cell>
          <table:table-cell table:style-name="ce30" office:value-type="float" office:value="0.046" calcext:value-type="float">
            <text:p><text:s/>0.05 <text:s/></text:p>
          </table:table-cell>
          <table:table-cell table:style-name="ce30" office:value-type="float" office:value="0.3278" calcext:value-type="float">
            <text:p><text:s/>0.33 <text:s/></text:p>
          </table:table-cell>
          <table:table-cell table:style-name="ce38" office:value-type="float" office:value="0.469" calcext:value-type="float">
            <text:p><text:s/>0.47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<text:s/>8月</text:p>
          </table:table-cell>
          <table:table-cell table:style-name="ce17"/>
          <table:table-cell table:style-name="ce24" office:value-type="float" office:value="16.607" calcext:value-type="float">
            <text:p><text:s/>16.61 <text:s/></text:p>
          </table:table-cell>
          <table:table-cell table:style-name="ce30" office:value-type="float" office:value="16.0859" calcext:value-type="float">
            <text:p><text:s/>16.09 <text:s/></text:p>
          </table:table-cell>
          <table:table-cell table:style-name="ce30" office:value-type="float" office:value="8.2764" calcext:value-type="float">
            <text:p><text:s/>8.28 <text:s/></text:p>
          </table:table-cell>
          <table:table-cell table:style-name="ce30" office:value-type="float" office:value="7.8094" calcext:value-type="float">
            <text:p><text:s/>7.81 <text:s/></text:p>
          </table:table-cell>
          <table:table-cell table:style-name="ce30" office:value-type="float" office:value="0.5211" calcext:value-type="float">
            <text:p><text:s/>0.52 <text:s/></text:p>
          </table:table-cell>
          <table:table-cell table:style-name="ce30" office:value-type="float" office:value="0.0597" calcext:value-type="float">
            <text:p><text:s/>0.06 <text:s/></text:p>
          </table:table-cell>
          <table:table-cell table:style-name="ce30" office:value-type="float" office:value="0.2974" calcext:value-type="float">
            <text:p><text:s/>0.30 <text:s/></text:p>
          </table:table-cell>
          <table:table-cell table:style-name="ce38" office:value-type="float" office:value="0.1639" calcext:value-type="float">
            <text:p><text:s/>0.16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<text:s/>9月</text:p>
          </table:table-cell>
          <table:table-cell table:style-name="ce17"/>
          <table:table-cell table:style-name="ce24" office:value-type="float" office:value="16.4917" calcext:value-type="float">
            <text:p><text:s/>16.49 <text:s/></text:p>
          </table:table-cell>
          <table:table-cell table:style-name="ce30" office:value-type="float" office:value="15.9348" calcext:value-type="float">
            <text:p><text:s/>15.93 <text:s/></text:p>
          </table:table-cell>
          <table:table-cell table:style-name="ce30" office:value-type="float" office:value="7.5231" calcext:value-type="float">
            <text:p><text:s/>7.52 <text:s/></text:p>
          </table:table-cell>
          <table:table-cell table:style-name="ce30" office:value-type="float" office:value="8.4116" calcext:value-type="float">
            <text:p><text:s/>8.41 <text:s/></text:p>
          </table:table-cell>
          <table:table-cell table:style-name="ce30" office:value-type="float" office:value="0.5569" calcext:value-type="float">
            <text:p><text:s/>0.56 <text:s/></text:p>
          </table:table-cell>
          <table:table-cell table:style-name="ce30" office:value-type="float" office:value="0.0593" calcext:value-type="float">
            <text:p><text:s/>0.06 <text:s/></text:p>
          </table:table-cell>
          <table:table-cell table:style-name="ce30" office:value-type="float" office:value="0.3597" calcext:value-type="float">
            <text:p><text:s/>0.36 <text:s/></text:p>
          </table:table-cell>
          <table:table-cell table:style-name="ce38" office:value-type="float" office:value="0.1378" calcext:value-type="float">
            <text:p><text:s/>0.14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10月</text:p>
          </table:table-cell>
          <table:table-cell table:style-name="ce17"/>
          <table:table-cell table:style-name="ce24" office:value-type="float" office:value="18.9333" calcext:value-type="float">
            <text:p><text:s/>18.93 <text:s/></text:p>
          </table:table-cell>
          <table:table-cell table:style-name="ce30" office:value-type="float" office:value="17.9928" calcext:value-type="float">
            <text:p><text:s/>17.99 <text:s/></text:p>
          </table:table-cell>
          <table:table-cell table:style-name="ce30" office:value-type="float" office:value="7.9424" calcext:value-type="float">
            <text:p><text:s/>7.94 <text:s/></text:p>
          </table:table-cell>
          <table:table-cell table:style-name="ce30" office:value-type="float" office:value="10.0503" calcext:value-type="float">
            <text:p><text:s/>10.05 <text:s/></text:p>
          </table:table-cell>
          <table:table-cell table:style-name="ce30" office:value-type="float" office:value="0.9405" calcext:value-type="float">
            <text:p><text:s/>0.94 <text:s/></text:p>
          </table:table-cell>
          <table:table-cell table:style-name="ce30" office:value-type="float" office:value="0.0608" calcext:value-type="float">
            <text:p><text:s/>0.06 <text:s/></text:p>
          </table:table-cell>
          <table:table-cell table:style-name="ce30" office:value-type="float" office:value="0.3414" calcext:value-type="float">
            <text:p><text:s/>0.34 <text:s/></text:p>
          </table:table-cell>
          <table:table-cell table:style-name="ce38" office:value-type="float" office:value="0.5382" calcext:value-type="float">
            <text:p><text:s/>0.54 <text:s/>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2" office:value-type="string" calcext:value-type="string">
            <text:p>11月</text:p>
          </table:table-cell>
          <table:table-cell table:style-name="ce17"/>
          <table:table-cell table:style-name="ce24" office:value-type="float" office:value="17.199" calcext:value-type="float">
            <text:p><text:s/>17.20 <text:s/></text:p>
          </table:table-cell>
          <table:table-cell table:style-name="ce30" office:value-type="float" office:value="16.1798" calcext:value-type="float">
            <text:p><text:s/>16.18 <text:s/></text:p>
          </table:table-cell>
          <table:table-cell table:style-name="ce30" office:value-type="float" office:value="5.8339" calcext:value-type="float">
            <text:p><text:s/>5.83 <text:s/></text:p>
          </table:table-cell>
          <table:table-cell table:style-name="ce30" office:value-type="float" office:value="10.3458" calcext:value-type="float">
            <text:p><text:s/>10.35 <text:s/></text:p>
          </table:table-cell>
          <table:table-cell table:style-name="ce30" office:value-type="float" office:value="1.0192" calcext:value-type="float">
            <text:p><text:s/>1.02 <text:s/></text:p>
          </table:table-cell>
          <table:table-cell table:style-name="ce30" office:value-type="float" office:value="0.0522" calcext:value-type="float">
            <text:p><text:s/>0.05 <text:s/></text:p>
          </table:table-cell>
          <table:table-cell table:style-name="ce30" office:value-type="float" office:value="0.3065" calcext:value-type="float">
            <text:p><text:s/>0.31 <text:s/></text:p>
          </table:table-cell>
          <table:table-cell table:style-name="ce38" office:value-type="float" office:value="0.6604" calcext:value-type="float">
            <text:p><text:s/>0.66 <text:s/></text:p>
          </table:table-cell>
          <table:table-cell table:number-columns-repeated="1013"/>
        </table:table-row>
        <table:table-row table:style-name="ro5">
          <table:table-cell table:style-name="ce7"/>
          <table:table-cell table:style-name="ce13" office:value-type="string" calcext:value-type="string">
            <text:p>1 - 11月</text:p>
          </table:table-cell>
          <table:table-cell table:style-name="ce18"/>
          <table:table-cell table:style-name="ce25" office:value-type="float" office:value="16.0012" calcext:value-type="float">
            <text:p><text:s/>16.00 <text:s/></text:p>
          </table:table-cell>
          <table:table-cell table:style-name="ce31" office:value-type="float" office:value="15.2811" calcext:value-type="float">
            <text:p><text:s/>15.28 <text:s/></text:p>
          </table:table-cell>
          <table:table-cell table:style-name="ce31" office:value-type="float" office:value="7.1514" calcext:value-type="float">
            <text:p><text:s/>7.15 <text:s/></text:p>
          </table:table-cell>
          <table:table-cell table:style-name="ce31" office:value-type="float" office:value="8.1297" calcext:value-type="float">
            <text:p><text:s/>8.13 <text:s/></text:p>
          </table:table-cell>
          <table:table-cell table:style-name="ce31" office:value-type="float" office:value="0.72" calcext:value-type="float">
            <text:p><text:s/>0.72 <text:s/></text:p>
          </table:table-cell>
          <table:table-cell table:style-name="ce31" office:value-type="float" office:value="0.0339" calcext:value-type="float">
            <text:p><text:s/>0.03 <text:s/></text:p>
          </table:table-cell>
          <table:table-cell table:style-name="ce31" office:value-type="float" office:value="0.2583" calcext:value-type="float">
            <text:p><text:s/>0.26 <text:s/></text:p>
          </table:table-cell>
          <table:table-cell table:style-name="ce39" office:value-type="float" office:value="0.4277" calcext:value-type="float">
            <text:p><text:s/>0.43 <text:s/></text:p>
          </table:table-cell>
          <table:table-cell table:number-columns-repeated="1013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RowStartCell" table:base-cell-address="$Page1.$A$1" table:cell-range-address="$Page3.$A$6"/>
        </table:named-expressions>
      </table:table>
      <table:table table:name="Page4" table:style-name="ta4">
        <table:table-column table:style-name="co1" table:default-cell-style-name="ce9"/>
        <table:table-column table:style-name="co2" table:default-cell-style-name="ce9"/>
        <table:table-column table:style-name="co3" table:default-cell-style-name="ce19"/>
        <table:table-column table:style-name="co10" table:number-columns-repeated="12" table:default-cell-style-name="ce26"/>
        <table:table-column table:style-name="co8" table:default-cell-style-name="ce42"/>
        <table:table-column table:style-name="co12" table:default-cell-style-name="ce42"/>
        <table:table-column table:style-name="co9" table:number-columns-repeated="240" table:default-cell-style-name="ce42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10-5 發電結構（四）</text:p>
          </table:table-cell>
          <table:covered-table-cell table:number-columns-repeated="14" table:style-name="ce10"/>
          <table:table-cell table:style-name="ce79" table:number-columns-repeated="1009"/>
        </table:table-row>
        <table:table-row table:style-name="ro2">
          <table:table-cell table:style-name="ce2" table:number-columns-repeated="2"/>
          <table:table-cell table:style-name="ce57"/>
          <table:table-cell table:style-name="ce20" table:number-columns-repeated="11"/>
          <table:table-cell table:style-name="ce36" office:value-type="string" calcext:value-type="string">
            <text:p>單位:%</text:p>
          </table:table-cell>
          <table:table-cell table:style-name="ce80" table:number-columns-repeated="1009"/>
        </table:table-row>
        <table:table-row table:style-name="ro2">
          <table:table-cell table:style-name="ce47" office:value-type="string" calcext:value-type="string" table:number-columns-spanned="3" table:number-rows-spanned="3">
            <text:p>年月</text:p>
          </table:table-cell>
          <table:covered-table-cell table:style-name="ce53"/>
          <table:covered-table-cell table:style-name="ce58"/>
          <table:table-cell table:style-name="ce82" office:value-type="string" calcext:value-type="string" table:number-columns-spanned="12" table:number-rows-spanned="1">
            <text:p>自用發電設備</text:p>
          </table:table-cell>
          <table:covered-table-cell table:number-columns-repeated="10" table:style-name="ce83"/>
          <table:covered-table-cell table:style-name="ce86"/>
          <table:table-cell table:style-name="ce81" table:number-columns-repeated="1009"/>
        </table:table-row>
        <table:table-row table:style-name="ro2">
          <table:covered-table-cell table:style-name="ce48"/>
          <table:covered-table-cell table:style-name="ce43"/>
          <table:covered-table-cell table:style-name="ce59"/>
          <table:table-cell table:style-name="ce47" office:value-type="string" calcext:value-type="string" table:number-columns-spanned="1" table:number-rows-spanned="2">
            <text:p>合計</text:p>
          </table:table-cell>
          <table:table-cell table:style-name="ce4" office:value-type="string" calcext:value-type="string" table:number-columns-spanned="4" table:number-rows-spanned="1">
            <text:p>火力</text:p>
          </table:table-cell>
          <table:covered-table-cell table:number-columns-repeated="2" table:style-name="ce84"/>
          <table:covered-table-cell table:style-name="ce85"/>
          <table:table-cell table:style-name="ce32" office:value-type="string" calcext:value-type="string" table:number-columns-spanned="7" table:number-rows-spanned="1">
            <text:p>再生能源</text:p>
          </table:table-cell>
          <table:covered-table-cell table:number-columns-repeated="5" table:style-name="ce33"/>
          <table:covered-table-cell table:style-name="ce22"/>
          <table:table-cell table:style-name="ce81" table:number-columns-repeated="1009"/>
        </table:table-row>
        <table:table-row table:style-name="ro2">
          <table:covered-table-cell table:style-name="ce48"/>
          <table:covered-table-cell table:style-name="ce43"/>
          <table:covered-table-cell table:style-name="ce59"/>
          <table:covered-table-cell table:style-name="ce62"/>
          <table:table-cell table:style-name="ce47" office:value-type="string" calcext:value-type="string">
            <text:p>小計</text:p>
          </table:table-cell>
          <table:table-cell table:style-name="ce3" office:value-type="string" calcext:value-type="string">
            <text:p>燃煤</text:p>
          </table:table-cell>
          <table:table-cell table:style-name="ce3" office:value-type="string" calcext:value-type="string">
            <text:p>燃油</text:p>
          </table:table-cell>
          <table:table-cell table:style-name="ce3" office:value-type="string" calcext:value-type="string">
            <text:p>燃氣</text:p>
          </table:table-cell>
          <table:table-cell table:style-name="ce47" office:value-type="string" calcext:value-type="string">
            <text:p>小計</text:p>
          </table:table-cell>
          <table:table-cell table:style-name="ce61" office:value-type="string" calcext:value-type="string">
            <text:p>慣常水力</text:p>
          </table:table-cell>
          <table:table-cell table:style-name="ce61" office:value-type="string" calcext:value-type="string">
            <text:p>地熱</text:p>
          </table:table-cell>
          <table:table-cell table:style-name="ce47" office:value-type="string" calcext:value-type="string">
            <text:p>太陽光電</text:p>
          </table:table-cell>
          <table:table-cell table:style-name="ce47" office:value-type="string" calcext:value-type="string">
            <text:p>風力</text:p>
          </table:table-cell>
          <table:table-cell table:style-name="ce3" office:value-type="string" calcext:value-type="string">
            <text:p>生質能</text:p>
          </table:table-cell>
          <table:table-cell table:style-name="ce3" office:value-type="string" calcext:value-type="string">
            <text:p>廢棄物</text:p>
          </table:table-cell>
          <table:table-cell table:style-name="ce81" table:number-columns-repeated="1009"/>
        </table:table-row>
        <table:table-row table:style-name="ro3">
          <table:table-cell table:style-name="ce5" office:value-type="string" calcext:value-type="string">
            <text:p>民國 91年</text:p>
          </table:table-cell>
          <table:table-cell table:style-name="ce11"/>
          <table:table-cell table:style-name="ce16"/>
          <table:table-cell table:style-name="ce23" office:value-type="float" office:value="17.4361" calcext:value-type="float">
            <text:p><text:s/>17.44 <text:s/></text:p>
          </table:table-cell>
          <table:table-cell table:style-name="ce29" office:value-type="float" office:value="16.0298" calcext:value-type="float">
            <text:p><text:s/>16.03 <text:s/></text:p>
          </table:table-cell>
          <table:table-cell table:style-name="ce29" office:value-type="float" office:value="12.9153" calcext:value-type="float">
            <text:p><text:s/>12.92 <text:s/></text:p>
          </table:table-cell>
          <table:table-cell table:style-name="ce29" office:value-type="float" office:value="2.4963" calcext:value-type="float">
            <text:p><text:s/>2.50 <text:s/></text:p>
          </table:table-cell>
          <table:table-cell table:style-name="ce29" office:value-type="float" office:value="0.6181" calcext:value-type="float">
            <text:p><text:s/>0.62 <text:s/></text:p>
          </table:table-cell>
          <table:table-cell table:style-name="ce29" office:value-type="float" office:value="1.4062" calcext:value-type="float">
            <text:p><text:s/>1.41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0.0001" calcext:value-type="float">
            <text:p><text:s/>0.00 <text:s/></text:p>
          </table:table-cell>
          <table:table-cell table:style-name="ce29" office:value-type="float" office:value="0.004" calcext:value-type="float">
            <text:p><text:s/>0.00 <text:s/></text:p>
          </table:table-cell>
          <table:table-cell table:style-name="ce29" office:value-type="float" office:value="0.2066" calcext:value-type="float">
            <text:p><text:s/>0.21 <text:s/></text:p>
          </table:table-cell>
          <table:table-cell table:style-name="ce37" office:value-type="float" office:value="1.1953" calcext:value-type="float">
            <text:p><text:s/>1.20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 92年</text:p>
          </table:table-cell>
          <table:table-cell table:style-name="ce12"/>
          <table:table-cell table:style-name="ce17"/>
          <table:table-cell table:style-name="ce24" office:value-type="float" office:value="18.1744" calcext:value-type="float">
            <text:p><text:s/>18.17 <text:s/></text:p>
          </table:table-cell>
          <table:table-cell table:style-name="ce30" office:value-type="float" office:value="16.6603" calcext:value-type="float">
            <text:p><text:s/>16.66 <text:s/></text:p>
          </table:table-cell>
          <table:table-cell table:style-name="ce30" office:value-type="float" office:value="13.6317" calcext:value-type="float">
            <text:p><text:s/>13.63 <text:s/></text:p>
          </table:table-cell>
          <table:table-cell table:style-name="ce30" office:value-type="float" office:value="2.5427" calcext:value-type="float">
            <text:p><text:s/>2.54 <text:s/></text:p>
          </table:table-cell>
          <table:table-cell table:style-name="ce30" office:value-type="float" office:value="0.4858" calcext:value-type="float">
            <text:p><text:s/>0.49 <text:s/></text:p>
          </table:table-cell>
          <table:table-cell table:style-name="ce30" office:value-type="float" office:value="1.514" calcext:value-type="float">
            <text:p><text:s/>1.51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0.0002" calcext:value-type="float">
            <text:p><text:s/>0.00 <text:s/></text:p>
          </table:table-cell>
          <table:table-cell table:style-name="ce30" office:value-type="float" office:value="0.0066" calcext:value-type="float">
            <text:p><text:s/>0.01 <text:s/></text:p>
          </table:table-cell>
          <table:table-cell table:style-name="ce30" office:value-type="float" office:value="0.1885" calcext:value-type="float">
            <text:p><text:s/>0.19 <text:s/></text:p>
          </table:table-cell>
          <table:table-cell table:style-name="ce38" office:value-type="float" office:value="1.3185" calcext:value-type="float">
            <text:p><text:s/>1.32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 93年</text:p>
          </table:table-cell>
          <table:table-cell table:style-name="ce12"/>
          <table:table-cell table:style-name="ce17"/>
          <table:table-cell table:style-name="ce24" office:value-type="float" office:value="19.5149" calcext:value-type="float">
            <text:p><text:s/>19.51 <text:s/></text:p>
          </table:table-cell>
          <table:table-cell table:style-name="ce30" office:value-type="float" office:value="17.9753" calcext:value-type="float">
            <text:p><text:s/>17.98 <text:s/></text:p>
          </table:table-cell>
          <table:table-cell table:style-name="ce30" office:value-type="float" office:value="14.7901" calcext:value-type="float">
            <text:p><text:s/>14.79 <text:s/></text:p>
          </table:table-cell>
          <table:table-cell table:style-name="ce30" office:value-type="float" office:value="2.7718" calcext:value-type="float">
            <text:p><text:s/>2.77 <text:s/></text:p>
          </table:table-cell>
          <table:table-cell table:style-name="ce30" office:value-type="float" office:value="0.4133" calcext:value-type="float">
            <text:p><text:s/>0.41 <text:s/></text:p>
          </table:table-cell>
          <table:table-cell table:style-name="ce30" office:value-type="float" office:value="1.5395" calcext:value-type="float">
            <text:p><text:s/>1.54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0.0002" calcext:value-type="float">
            <text:p><text:s/>0.00 <text:s/></text:p>
          </table:table-cell>
          <table:table-cell table:style-name="ce30" office:value-type="float" office:value="0.0056" calcext:value-type="float">
            <text:p><text:s/>0.01 <text:s/></text:p>
          </table:table-cell>
          <table:table-cell table:style-name="ce30" office:value-type="float" office:value="0.1595" calcext:value-type="float">
            <text:p><text:s/>0.16 <text:s/></text:p>
          </table:table-cell>
          <table:table-cell table:style-name="ce38" office:value-type="float" office:value="1.3739" calcext:value-type="float">
            <text:p><text:s/>1.37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 94年</text:p>
          </table:table-cell>
          <table:table-cell table:style-name="ce12"/>
          <table:table-cell table:style-name="ce17"/>
          <table:table-cell table:style-name="ce24" office:value-type="float" office:value="18.672" calcext:value-type="float">
            <text:p><text:s/>18.67 <text:s/></text:p>
          </table:table-cell>
          <table:table-cell table:style-name="ce30" office:value-type="float" office:value="17.1809" calcext:value-type="float">
            <text:p><text:s/>17.18 <text:s/></text:p>
          </table:table-cell>
          <table:table-cell table:style-name="ce30" office:value-type="float" office:value="14.2369" calcext:value-type="float">
            <text:p><text:s/>14.24 <text:s/></text:p>
          </table:table-cell>
          <table:table-cell table:style-name="ce30" office:value-type="float" office:value="2.7221" calcext:value-type="float">
            <text:p><text:s/>2.72 <text:s/></text:p>
          </table:table-cell>
          <table:table-cell table:style-name="ce30" office:value-type="float" office:value="0.2217" calcext:value-type="float">
            <text:p><text:s/>0.22 <text:s/></text:p>
          </table:table-cell>
          <table:table-cell table:style-name="ce30" office:value-type="float" office:value="1.4911" calcext:value-type="float">
            <text:p><text:s/>1.49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0.0004" calcext:value-type="float">
            <text:p><text:s/>0.00 <text:s/></text:p>
          </table:table-cell>
          <table:table-cell table:style-name="ce30" office:value-type="float" office:value="0.0062" calcext:value-type="float">
            <text:p><text:s/>0.01 <text:s/></text:p>
          </table:table-cell>
          <table:table-cell table:style-name="ce30" office:value-type="float" office:value="0.1421" calcext:value-type="float">
            <text:p><text:s/>0.14 <text:s/></text:p>
          </table:table-cell>
          <table:table-cell table:style-name="ce38" office:value-type="float" office:value="1.3422" calcext:value-type="float">
            <text:p><text:s/>1.34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 95年</text:p>
          </table:table-cell>
          <table:table-cell table:style-name="ce12"/>
          <table:table-cell table:style-name="ce17"/>
          <table:table-cell table:style-name="ce24" office:value-type="float" office:value="17.9728" calcext:value-type="float">
            <text:p><text:s/>17.97 <text:s/></text:p>
          </table:table-cell>
          <table:table-cell table:style-name="ce30" office:value-type="float" office:value="16.533" calcext:value-type="float">
            <text:p><text:s/>16.53 <text:s/></text:p>
          </table:table-cell>
          <table:table-cell table:style-name="ce30" office:value-type="float" office:value="14.0674" calcext:value-type="float">
            <text:p><text:s/>14.07 <text:s/></text:p>
          </table:table-cell>
          <table:table-cell table:style-name="ce30" office:value-type="float" office:value="2.2556" calcext:value-type="float">
            <text:p><text:s/>2.26 <text:s/></text:p>
          </table:table-cell>
          <table:table-cell table:style-name="ce30" office:value-type="float" office:value="0.21" calcext:value-type="float">
            <text:p><text:s/>0.21 <text:s/></text:p>
          </table:table-cell>
          <table:table-cell table:style-name="ce30" office:value-type="float" office:value="1.4397" calcext:value-type="float">
            <text:p><text:s/>1.44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0.0006" calcext:value-type="float">
            <text:p><text:s/>0.00 <text:s/></text:p>
          </table:table-cell>
          <table:table-cell table:style-name="ce30" office:value-type="float" office:value="0.0049" calcext:value-type="float">
            <text:p><text:s/>0.00 <text:s/></text:p>
          </table:table-cell>
          <table:table-cell table:style-name="ce30" office:value-type="float" office:value="0.1364" calcext:value-type="float">
            <text:p><text:s/>0.14 <text:s/></text:p>
          </table:table-cell>
          <table:table-cell table:style-name="ce38" office:value-type="float" office:value="1.2977" calcext:value-type="float">
            <text:p><text:s/>1.30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 96年</text:p>
          </table:table-cell>
          <table:table-cell table:style-name="ce12"/>
          <table:table-cell table:style-name="ce17"/>
          <table:table-cell table:style-name="ce24" office:value-type="float" office:value="18.2301" calcext:value-type="float">
            <text:p><text:s/>18.23 <text:s/></text:p>
          </table:table-cell>
          <table:table-cell table:style-name="ce30" office:value-type="float" office:value="16.7995" calcext:value-type="float">
            <text:p><text:s/>16.80 <text:s/></text:p>
          </table:table-cell>
          <table:table-cell table:style-name="ce30" office:value-type="float" office:value="14.6182" calcext:value-type="float">
            <text:p><text:s/>14.62 <text:s/></text:p>
          </table:table-cell>
          <table:table-cell table:style-name="ce30" office:value-type="float" office:value="1.871" calcext:value-type="float">
            <text:p><text:s/>1.87 <text:s/></text:p>
          </table:table-cell>
          <table:table-cell table:style-name="ce30" office:value-type="float" office:value="0.3103" calcext:value-type="float">
            <text:p><text:s/>0.31 <text:s/></text:p>
          </table:table-cell>
          <table:table-cell table:style-name="ce30" office:value-type="float" office:value="1.4305" calcext:value-type="float">
            <text:p><text:s/>1.43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0.0008" calcext:value-type="float">
            <text:p><text:s/>0.00 <text:s/></text:p>
          </table:table-cell>
          <table:table-cell table:style-name="ce30" office:value-type="float" office:value="0.0041" calcext:value-type="float">
            <text:p><text:s/>0.00 <text:s/></text:p>
          </table:table-cell>
          <table:table-cell table:style-name="ce30" office:value-type="float" office:value="0.1243" calcext:value-type="float">
            <text:p><text:s/>0.12 <text:s/></text:p>
          </table:table-cell>
          <table:table-cell table:style-name="ce38" office:value-type="float" office:value="1.3011" calcext:value-type="float">
            <text:p><text:s/>1.30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 97年</text:p>
          </table:table-cell>
          <table:table-cell table:style-name="ce12"/>
          <table:table-cell table:style-name="ce17"/>
          <table:table-cell table:style-name="ce24" office:value-type="float" office:value="16.5039" calcext:value-type="float">
            <text:p><text:s/>16.50 <text:s/></text:p>
          </table:table-cell>
          <table:table-cell table:style-name="ce30" office:value-type="float" office:value="15.0877" calcext:value-type="float">
            <text:p><text:s/>15.09 <text:s/></text:p>
          </table:table-cell>
          <table:table-cell table:style-name="ce30" office:value-type="float" office:value="13.2886" calcext:value-type="float">
            <text:p><text:s/>13.29 <text:s/></text:p>
          </table:table-cell>
          <table:table-cell table:style-name="ce30" office:value-type="float" office:value="1.4885" calcext:value-type="float">
            <text:p><text:s/>1.49 <text:s/></text:p>
          </table:table-cell>
          <table:table-cell table:style-name="ce30" office:value-type="float" office:value="0.3105" calcext:value-type="float">
            <text:p><text:s/>0.31 <text:s/></text:p>
          </table:table-cell>
          <table:table-cell table:style-name="ce30" office:value-type="float" office:value="1.4161" calcext:value-type="float">
            <text:p><text:s/>1.42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0.0018" calcext:value-type="float">
            <text:p><text:s/>0.00 <text:s/></text:p>
          </table:table-cell>
          <table:table-cell table:style-name="ce30" office:value-type="float" office:value="0.0038" calcext:value-type="float">
            <text:p><text:s/>0.00 <text:s/></text:p>
          </table:table-cell>
          <table:table-cell table:style-name="ce30" office:value-type="float" office:value="0.1143" calcext:value-type="float">
            <text:p><text:s/>0.11 <text:s/></text:p>
          </table:table-cell>
          <table:table-cell table:style-name="ce38" office:value-type="float" office:value="1.2961" calcext:value-type="float">
            <text:p><text:s/>1.30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 98年</text:p>
          </table:table-cell>
          <table:table-cell table:style-name="ce12"/>
          <table:table-cell table:style-name="ce17"/>
          <table:table-cell table:style-name="ce24" office:value-type="float" office:value="17.2733" calcext:value-type="float">
            <text:p><text:s/>17.27 <text:s/></text:p>
          </table:table-cell>
          <table:table-cell table:style-name="ce30" office:value-type="float" office:value="15.8462" calcext:value-type="float">
            <text:p><text:s/>15.85 <text:s/></text:p>
          </table:table-cell>
          <table:table-cell table:style-name="ce30" office:value-type="float" office:value="14.1296" calcext:value-type="float">
            <text:p><text:s/>14.13 <text:s/></text:p>
          </table:table-cell>
          <table:table-cell table:style-name="ce30" office:value-type="float" office:value="1.4039" calcext:value-type="float">
            <text:p><text:s/>1.40 <text:s/></text:p>
          </table:table-cell>
          <table:table-cell table:style-name="ce30" office:value-type="float" office:value="0.3126" calcext:value-type="float">
            <text:p><text:s/>0.31 <text:s/></text:p>
          </table:table-cell>
          <table:table-cell table:style-name="ce30" office:value-type="float" office:value="1.427" calcext:value-type="float">
            <text:p><text:s/>1.43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0.0039" calcext:value-type="float">
            <text:p><text:s/>0.00 <text:s/></text:p>
          </table:table-cell>
          <table:table-cell table:style-name="ce30" office:value-type="float" office:value="0.0035" calcext:value-type="float">
            <text:p><text:s/>0.00 <text:s/></text:p>
          </table:table-cell>
          <table:table-cell table:style-name="ce30" office:value-type="float" office:value="0.0997" calcext:value-type="float">
            <text:p><text:s/>0.10 <text:s/></text:p>
          </table:table-cell>
          <table:table-cell table:style-name="ce38" office:value-type="float" office:value="1.3198" calcext:value-type="float">
            <text:p><text:s/>1.32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 99年</text:p>
          </table:table-cell>
          <table:table-cell table:style-name="ce12"/>
          <table:table-cell table:style-name="ce17"/>
          <table:table-cell table:style-name="ce24" office:value-type="float" office:value="16.4444" calcext:value-type="float">
            <text:p><text:s/>16.44 <text:s/></text:p>
          </table:table-cell>
          <table:table-cell table:style-name="ce30" office:value-type="float" office:value="15.0578" calcext:value-type="float">
            <text:p><text:s/>15.06 <text:s/></text:p>
          </table:table-cell>
          <table:table-cell table:style-name="ce30" office:value-type="float" office:value="13.5238" calcext:value-type="float">
            <text:p><text:s/>13.52 <text:s/></text:p>
          </table:table-cell>
          <table:table-cell table:style-name="ce30" office:value-type="float" office:value="1.1514" calcext:value-type="float">
            <text:p><text:s/>1.15 <text:s/></text:p>
          </table:table-cell>
          <table:table-cell table:style-name="ce30" office:value-type="float" office:value="0.3825" calcext:value-type="float">
            <text:p><text:s/>0.38 <text:s/></text:p>
          </table:table-cell>
          <table:table-cell table:style-name="ce30" office:value-type="float" office:value="1.3866" calcext:value-type="float">
            <text:p><text:s/>1.39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0.0072" calcext:value-type="float">
            <text:p><text:s/>0.01 <text:s/></text:p>
          </table:table-cell>
          <table:table-cell table:style-name="ce30" office:value-type="float" office:value="0.0041" calcext:value-type="float">
            <text:p><text:s/>0.00 <text:s/></text:p>
          </table:table-cell>
          <table:table-cell table:style-name="ce30" office:value-type="float" office:value="0.1093" calcext:value-type="float">
            <text:p><text:s/>0.11 <text:s/></text:p>
          </table:table-cell>
          <table:table-cell table:style-name="ce38" office:value-type="float" office:value="1.2659" calcext:value-type="float">
            <text:p><text:s/>1.27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100年</text:p>
          </table:table-cell>
          <table:table-cell table:style-name="ce12"/>
          <table:table-cell table:style-name="ce17"/>
          <table:table-cell table:style-name="ce24" office:value-type="float" office:value="15.791" calcext:value-type="float">
            <text:p><text:s/>15.79 <text:s/></text:p>
          </table:table-cell>
          <table:table-cell table:style-name="ce30" office:value-type="float" office:value="14.406" calcext:value-type="float">
            <text:p><text:s/>14.41 <text:s/></text:p>
          </table:table-cell>
          <table:table-cell table:style-name="ce30" office:value-type="float" office:value="13.2307" calcext:value-type="float">
            <text:p><text:s/>13.23 <text:s/></text:p>
          </table:table-cell>
          <table:table-cell table:style-name="ce30" office:value-type="float" office:value="0.8574" calcext:value-type="float">
            <text:p><text:s/>0.86 <text:s/></text:p>
          </table:table-cell>
          <table:table-cell table:style-name="ce30" office:value-type="float" office:value="0.3178" calcext:value-type="float">
            <text:p><text:s/>0.32 <text:s/></text:p>
          </table:table-cell>
          <table:table-cell table:style-name="ce30" office:value-type="float" office:value="1.3849" calcext:value-type="float">
            <text:p><text:s/>1.38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0.021" calcext:value-type="float">
            <text:p><text:s/>0.02 <text:s/></text:p>
          </table:table-cell>
          <table:table-cell table:style-name="ce30" office:value-type="float" office:value="0.0025" calcext:value-type="float">
            <text:p><text:s/>0.00 <text:s/></text:p>
          </table:table-cell>
          <table:table-cell table:style-name="ce30" office:value-type="float" office:value="0.0936" calcext:value-type="float">
            <text:p><text:s/>0.09 <text:s/></text:p>
          </table:table-cell>
          <table:table-cell table:style-name="ce38" office:value-type="float" office:value="1.2677" calcext:value-type="float">
            <text:p><text:s/>1.27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101年</text:p>
          </table:table-cell>
          <table:table-cell table:style-name="ce12"/>
          <table:table-cell table:style-name="ce17"/>
          <table:table-cell table:style-name="ce24" office:value-type="float" office:value="15.0033" calcext:value-type="float">
            <text:p><text:s/>15.00 <text:s/></text:p>
          </table:table-cell>
          <table:table-cell table:style-name="ce30" office:value-type="float" office:value="13.5756" calcext:value-type="float">
            <text:p><text:s/>13.58 <text:s/></text:p>
          </table:table-cell>
          <table:table-cell table:style-name="ce30" office:value-type="float" office:value="12.4895" calcext:value-type="float">
            <text:p><text:s/>12.49 <text:s/></text:p>
          </table:table-cell>
          <table:table-cell table:style-name="ce30" office:value-type="float" office:value="0.7786" calcext:value-type="float">
            <text:p><text:s/>0.78 <text:s/></text:p>
          </table:table-cell>
          <table:table-cell table:style-name="ce30" office:value-type="float" office:value="0.3074" calcext:value-type="float">
            <text:p><text:s/>0.31 <text:s/></text:p>
          </table:table-cell>
          <table:table-cell table:style-name="ce30" office:value-type="float" office:value="1.4276" calcext:value-type="float">
            <text:p><text:s/>1.43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0.0585" calcext:value-type="float">
            <text:p><text:s/>0.06 <text:s/></text:p>
          </table:table-cell>
          <table:table-cell table:style-name="ce30" office:value-type="float" office:value="0.0034" calcext:value-type="float">
            <text:p><text:s/>0.00 <text:s/></text:p>
          </table:table-cell>
          <table:table-cell table:style-name="ce30" office:value-type="float" office:value="0.0964" calcext:value-type="float">
            <text:p><text:s/>0.10 <text:s/></text:p>
          </table:table-cell>
          <table:table-cell table:style-name="ce38" office:value-type="float" office:value="1.2691" calcext:value-type="float">
            <text:p><text:s/>1.27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102年</text:p>
          </table:table-cell>
          <table:table-cell table:style-name="ce12"/>
          <table:table-cell table:style-name="ce17"/>
          <table:table-cell table:style-name="ce24" office:value-type="float" office:value="16.062" calcext:value-type="float">
            <text:p><text:s/>16.06 <text:s/></text:p>
          </table:table-cell>
          <table:table-cell table:style-name="ce30" office:value-type="float" office:value="14.5648" calcext:value-type="float">
            <text:p><text:s/>14.56 <text:s/></text:p>
          </table:table-cell>
          <table:table-cell table:style-name="ce30" office:value-type="float" office:value="13.704" calcext:value-type="float">
            <text:p><text:s/>13.70 <text:s/></text:p>
          </table:table-cell>
          <table:table-cell table:style-name="ce30" office:value-type="float" office:value="0.6037" calcext:value-type="float">
            <text:p><text:s/>0.60 <text:s/></text:p>
          </table:table-cell>
          <table:table-cell table:style-name="ce30" office:value-type="float" office:value="0.2571" calcext:value-type="float">
            <text:p><text:s/>0.26 <text:s/></text:p>
          </table:table-cell>
          <table:table-cell table:style-name="ce30" office:value-type="float" office:value="1.4971" calcext:value-type="float">
            <text:p><text:s/>1.50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0.1183" calcext:value-type="float">
            <text:p><text:s/>0.12 <text:s/></text:p>
          </table:table-cell>
          <table:table-cell table:style-name="ce30" office:value-type="float" office:value="0.0032" calcext:value-type="float">
            <text:p><text:s/>0.00 <text:s/></text:p>
          </table:table-cell>
          <table:table-cell table:style-name="ce30" office:value-type="float" office:value="0.0893" calcext:value-type="float">
            <text:p><text:s/>0.09 <text:s/></text:p>
          </table:table-cell>
          <table:table-cell table:style-name="ce38" office:value-type="float" office:value="1.2862" calcext:value-type="float">
            <text:p><text:s/>1.29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103年</text:p>
          </table:table-cell>
          <table:table-cell table:style-name="ce12"/>
          <table:table-cell table:style-name="ce17"/>
          <table:table-cell table:style-name="ce24" office:value-type="float" office:value="16.2494" calcext:value-type="float">
            <text:p><text:s/>16.25 <text:s/></text:p>
          </table:table-cell>
          <table:table-cell table:style-name="ce30" office:value-type="float" office:value="14.6845" calcext:value-type="float">
            <text:p><text:s/>14.68 <text:s/></text:p>
          </table:table-cell>
          <table:table-cell table:style-name="ce30" office:value-type="float" office:value="13.9157" calcext:value-type="float">
            <text:p><text:s/>13.92 <text:s/></text:p>
          </table:table-cell>
          <table:table-cell table:style-name="ce30" office:value-type="float" office:value="0.5414" calcext:value-type="float">
            <text:p><text:s/>0.54 <text:s/></text:p>
          </table:table-cell>
          <table:table-cell table:style-name="ce30" office:value-type="float" office:value="0.2273" calcext:value-type="float">
            <text:p><text:s/>0.23 <text:s/></text:p>
          </table:table-cell>
          <table:table-cell table:style-name="ce30" office:value-type="float" office:value="1.5649" calcext:value-type="float">
            <text:p><text:s/>1.56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0.1869" calcext:value-type="float">
            <text:p><text:s/>0.19 <text:s/></text:p>
          </table:table-cell>
          <table:table-cell table:style-name="ce30" office:value-type="float" office:value="0.0027" calcext:value-type="float">
            <text:p><text:s/>0.00 <text:s/></text:p>
          </table:table-cell>
          <table:table-cell table:style-name="ce30" office:value-type="float" office:value="0.096" calcext:value-type="float">
            <text:p><text:s/>0.10 <text:s/></text:p>
          </table:table-cell>
          <table:table-cell table:style-name="ce38" office:value-type="float" office:value="1.2792" calcext:value-type="float">
            <text:p><text:s/>1.28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104年</text:p>
          </table:table-cell>
          <table:table-cell table:style-name="ce12"/>
          <table:table-cell table:style-name="ce17"/>
          <table:table-cell table:style-name="ce24" office:value-type="float" office:value="15.5515" calcext:value-type="float">
            <text:p><text:s/>15.55 <text:s/></text:p>
          </table:table-cell>
          <table:table-cell table:style-name="ce30" office:value-type="float" office:value="13.8334" calcext:value-type="float">
            <text:p><text:s/>13.83 <text:s/></text:p>
          </table:table-cell>
          <table:table-cell table:style-name="ce30" office:value-type="float" office:value="13.1527" calcext:value-type="float">
            <text:p><text:s/>13.15 <text:s/></text:p>
          </table:table-cell>
          <table:table-cell table:style-name="ce30" office:value-type="float" office:value="0.5031" calcext:value-type="float">
            <text:p><text:s/>0.50 <text:s/></text:p>
          </table:table-cell>
          <table:table-cell table:style-name="ce30" office:value-type="float" office:value="0.1775" calcext:value-type="float">
            <text:p><text:s/>0.18 <text:s/></text:p>
          </table:table-cell>
          <table:table-cell table:style-name="ce30" office:value-type="float" office:value="1.7181" calcext:value-type="float">
            <text:p><text:s/>1.72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0.308" calcext:value-type="float">
            <text:p><text:s/>0.31 <text:s/></text:p>
          </table:table-cell>
          <table:table-cell table:style-name="ce30" office:value-type="float" office:value="0.0036" calcext:value-type="float">
            <text:p><text:s/>0.00 <text:s/></text:p>
          </table:table-cell>
          <table:table-cell table:style-name="ce30" office:value-type="float" office:value="0.0953" calcext:value-type="float">
            <text:p><text:s/>0.10 <text:s/></text:p>
          </table:table-cell>
          <table:table-cell table:style-name="ce38" office:value-type="float" office:value="1.3109" calcext:value-type="float">
            <text:p><text:s/>1.31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105年</text:p>
          </table:table-cell>
          <table:table-cell table:style-name="ce12"/>
          <table:table-cell table:style-name="ce17"/>
          <table:table-cell table:style-name="ce24" office:value-type="float" office:value="14.9696" calcext:value-type="float">
            <text:p><text:s/>14.97 <text:s/></text:p>
          </table:table-cell>
          <table:table-cell table:style-name="ce30" office:value-type="float" office:value="13.2054" calcext:value-type="float">
            <text:p><text:s/>13.21 <text:s/></text:p>
          </table:table-cell>
          <table:table-cell table:style-name="ce30" office:value-type="float" office:value="12.5143" calcext:value-type="float">
            <text:p><text:s/>12.51 <text:s/></text:p>
          </table:table-cell>
          <table:table-cell table:style-name="ce30" office:value-type="float" office:value="0.5456" calcext:value-type="float">
            <text:p><text:s/>0.55 <text:s/></text:p>
          </table:table-cell>
          <table:table-cell table:style-name="ce30" office:value-type="float" office:value="0.1454" calcext:value-type="float">
            <text:p><text:s/>0.15 <text:s/></text:p>
          </table:table-cell>
          <table:table-cell table:style-name="ce30" office:value-type="float" office:value="1.7641" calcext:value-type="float">
            <text:p><text:s/>1.76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0.3974" calcext:value-type="float">
            <text:p><text:s/>0.40 <text:s/></text:p>
          </table:table-cell>
          <table:table-cell table:style-name="ce30" office:value-type="float" office:value="0.0028" calcext:value-type="float">
            <text:p><text:s/>0.00 <text:s/></text:p>
          </table:table-cell>
          <table:table-cell table:style-name="ce30" office:value-type="float" office:value="0.0777" calcext:value-type="float">
            <text:p><text:s/>0.08 <text:s/></text:p>
          </table:table-cell>
          <table:table-cell table:style-name="ce38" office:value-type="float" office:value="1.286" calcext:value-type="float">
            <text:p><text:s/>1.29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106年</text:p>
          </table:table-cell>
          <table:table-cell table:style-name="ce12"/>
          <table:table-cell table:style-name="ce17"/>
          <table:table-cell table:style-name="ce24" office:value-type="float" office:value="14.3735" calcext:value-type="float">
            <text:p><text:s/>14.37 <text:s/></text:p>
          </table:table-cell>
          <table:table-cell table:style-name="ce30" office:value-type="float" office:value="12.4824" calcext:value-type="float">
            <text:p><text:s/>12.48 <text:s/></text:p>
          </table:table-cell>
          <table:table-cell table:style-name="ce30" office:value-type="float" office:value="11.8973" calcext:value-type="float">
            <text:p><text:s/>11.90 <text:s/></text:p>
          </table:table-cell>
          <table:table-cell table:style-name="ce30" office:value-type="float" office:value="0.4126" calcext:value-type="float">
            <text:p><text:s/>0.41 <text:s/></text:p>
          </table:table-cell>
          <table:table-cell table:style-name="ce30" office:value-type="float" office:value="0.1725" calcext:value-type="float">
            <text:p><text:s/>0.17 <text:s/></text:p>
          </table:table-cell>
          <table:table-cell table:style-name="ce30" office:value-type="float" office:value="1.891" calcext:value-type="float">
            <text:p><text:s/>1.89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0.5822" calcext:value-type="float">
            <text:p><text:s/>0.58 <text:s/></text:p>
          </table:table-cell>
          <table:table-cell table:style-name="ce30" office:value-type="float" office:value="0.0031" calcext:value-type="float">
            <text:p><text:s/>0.00 <text:s/></text:p>
          </table:table-cell>
          <table:table-cell table:style-name="ce30" office:value-type="float" office:value="0.0694" calcext:value-type="float">
            <text:p><text:s/>0.07 <text:s/></text:p>
          </table:table-cell>
          <table:table-cell table:style-name="ce38" office:value-type="float" office:value="1.2362" calcext:value-type="float">
            <text:p><text:s/>1.24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107年</text:p>
          </table:table-cell>
          <table:table-cell table:style-name="ce12"/>
          <table:table-cell table:style-name="ce17"/>
          <table:table-cell table:style-name="ce24" office:value-type="float" office:value="15.8119" calcext:value-type="float">
            <text:p><text:s/>15.81 <text:s/></text:p>
          </table:table-cell>
          <table:table-cell table:style-name="ce30" office:value-type="float" office:value="13.4973" calcext:value-type="float">
            <text:p><text:s/>13.50 <text:s/></text:p>
          </table:table-cell>
          <table:table-cell table:style-name="ce30" office:value-type="float" office:value="12.807" calcext:value-type="float">
            <text:p><text:s/>12.81 <text:s/></text:p>
          </table:table-cell>
          <table:table-cell table:style-name="ce30" office:value-type="float" office:value="0.5159" calcext:value-type="float">
            <text:p><text:s/>0.52 <text:s/></text:p>
          </table:table-cell>
          <table:table-cell table:style-name="ce30" office:value-type="float" office:value="0.1742" calcext:value-type="float">
            <text:p><text:s/>0.17 <text:s/></text:p>
          </table:table-cell>
          <table:table-cell table:style-name="ce30" office:value-type="float" office:value="2.3146" calcext:value-type="float">
            <text:p><text:s/>2.31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0.9421" calcext:value-type="float">
            <text:p><text:s/>0.94 <text:s/></text:p>
          </table:table-cell>
          <table:table-cell table:style-name="ce30" office:value-type="float" office:value="0.0108" calcext:value-type="float">
            <text:p><text:s/>0.01 <text:s/></text:p>
          </table:table-cell>
          <table:table-cell table:style-name="ce30" office:value-type="float" office:value="0.0672" calcext:value-type="float">
            <text:p><text:s/>0.07 <text:s/></text:p>
          </table:table-cell>
          <table:table-cell table:style-name="ce38" office:value-type="float" office:value="1.2943" calcext:value-type="float">
            <text:p><text:s/>1.29 <text:s/>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民國108年</text:p>
          </table:table-cell>
          <table:table-cell table:style-name="ce12"/>
          <table:table-cell table:style-name="ce17"/>
          <table:table-cell table:style-name="ce24" office:value-type="float" office:value="15.9275" calcext:value-type="float">
            <text:p><text:s/>15.93 <text:s/></text:p>
          </table:table-cell>
          <table:table-cell table:style-name="ce30" office:value-type="float" office:value="13.1691" calcext:value-type="float">
            <text:p><text:s/>13.17 <text:s/></text:p>
          </table:table-cell>
          <table:table-cell table:style-name="ce30" office:value-type="float" office:value="12.5326" calcext:value-type="float">
            <text:p><text:s/>12.53 <text:s/></text:p>
          </table:table-cell>
          <table:table-cell table:style-name="ce30" office:value-type="float" office:value="0.4712" calcext:value-type="float">
            <text:p><text:s/>0.47 <text:s/></text:p>
          </table:table-cell>
          <table:table-cell table:style-name="ce30" office:value-type="float" office:value="0.1653" calcext:value-type="float">
            <text:p><text:s/>0.17 <text:s/></text:p>
          </table:table-cell>
          <table:table-cell table:style-name="ce30" office:value-type="float" office:value="2.7583" calcext:value-type="float">
            <text:p><text:s/>2.76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02" calcext:value-type="float">
            <text:p><text:s/>0.00 <text:s/></text:p>
          </table:table-cell>
          <table:table-cell table:style-name="ce30" office:value-type="float" office:value="1.3614" calcext:value-type="float">
            <text:p><text:s/>1.36 <text:s/></text:p>
          </table:table-cell>
          <table:table-cell table:style-name="ce30" office:value-type="float" office:value="0.0106" calcext:value-type="float">
            <text:p><text:s/>0.01 <text:s/></text:p>
          </table:table-cell>
          <table:table-cell table:style-name="ce30" office:value-type="float" office:value="0.0619" calcext:value-type="float">
            <text:p><text:s/>0.06 <text:s/></text:p>
          </table:table-cell>
          <table:table-cell table:style-name="ce38" office:value-type="float" office:value="1.324" calcext:value-type="float">
            <text:p><text:s/>1.32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/>
          <table:table-cell table:style-name="ce17"/>
          <table:table-cell table:style-name="ce24"/>
          <table:table-cell table:style-name="ce30" table:number-columns-repeated="10"/>
          <table:table-cell table:style-name="ce38"/>
          <table:table-cell table:number-columns-repeated="1009"/>
        </table:table-row>
        <table:table-row table:style-name="ro3">
          <table:table-cell table:style-name="ce6" office:value-type="string" calcext:value-type="string">
            <text:p>民國109年</text:p>
          </table:table-cell>
          <table:table-cell table:style-name="ce12" office:value-type="string" calcext:value-type="string">
            <text:p><text:s/>1月</text:p>
          </table:table-cell>
          <table:table-cell table:style-name="ce17"/>
          <table:table-cell table:style-name="ce24" office:value-type="float" office:value="17.211" calcext:value-type="float">
            <text:p><text:s/>17.21 <text:s/></text:p>
          </table:table-cell>
          <table:table-cell table:style-name="ce30" office:value-type="float" office:value="14.1175" calcext:value-type="float">
            <text:p><text:s/>14.12 <text:s/></text:p>
          </table:table-cell>
          <table:table-cell table:style-name="ce30" office:value-type="float" office:value="13.4998" calcext:value-type="float">
            <text:p><text:s/>13.50 <text:s/></text:p>
          </table:table-cell>
          <table:table-cell table:style-name="ce30" office:value-type="float" office:value="0.4592" calcext:value-type="float">
            <text:p><text:s/>0.46 <text:s/></text:p>
          </table:table-cell>
          <table:table-cell table:style-name="ce30" office:value-type="float" office:value="0.1584" calcext:value-type="float">
            <text:p><text:s/>0.16 <text:s/></text:p>
          </table:table-cell>
          <table:table-cell table:style-name="ce30" office:value-type="float" office:value="3.0934" calcext:value-type="float">
            <text:p><text:s/>3.09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02" calcext:value-type="float">
            <text:p><text:s/>0.00 <text:s/></text:p>
          </table:table-cell>
          <table:table-cell table:style-name="ce30" office:value-type="float" office:value="1.3367" calcext:value-type="float">
            <text:p><text:s/>1.34 <text:s/></text:p>
          </table:table-cell>
          <table:table-cell table:style-name="ce30" office:value-type="float" office:value="0.0027" calcext:value-type="float">
            <text:p><text:s/>0.00 <text:s/></text:p>
          </table:table-cell>
          <table:table-cell table:style-name="ce30" office:value-type="float" office:value="0.0739" calcext:value-type="float">
            <text:p><text:s/>0.07 <text:s/></text:p>
          </table:table-cell>
          <table:table-cell table:style-name="ce38" office:value-type="float" office:value="1.6798" calcext:value-type="float">
            <text:p><text:s/>1.68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<text:s/>2月</text:p>
          </table:table-cell>
          <table:table-cell table:style-name="ce17"/>
          <table:table-cell table:style-name="ce24" office:value-type="float" office:value="16.2153" calcext:value-type="float">
            <text:p><text:s/>16.22 <text:s/></text:p>
          </table:table-cell>
          <table:table-cell table:style-name="ce30" office:value-type="float" office:value="12.7614" calcext:value-type="float">
            <text:p><text:s/>12.76 <text:s/></text:p>
          </table:table-cell>
          <table:table-cell table:style-name="ce30" office:value-type="float" office:value="12.1524" calcext:value-type="float">
            <text:p><text:s/>12.15 <text:s/></text:p>
          </table:table-cell>
          <table:table-cell table:style-name="ce30" office:value-type="float" office:value="0.4098" calcext:value-type="float">
            <text:p><text:s/>0.41 <text:s/></text:p>
          </table:table-cell>
          <table:table-cell table:style-name="ce30" office:value-type="float" office:value="0.1992" calcext:value-type="float">
            <text:p><text:s/>0.20 <text:s/></text:p>
          </table:table-cell>
          <table:table-cell table:style-name="ce30" office:value-type="float" office:value="3.4538" calcext:value-type="float">
            <text:p><text:s/>3.45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07" calcext:value-type="float">
            <text:p><text:s/>0.00 <text:s/></text:p>
          </table:table-cell>
          <table:table-cell table:style-name="ce30" office:value-type="float" office:value="1.8927" calcext:value-type="float">
            <text:p><text:s/>1.89 <text:s/></text:p>
          </table:table-cell>
          <table:table-cell table:style-name="ce30" office:value-type="float" office:value="0.0049" calcext:value-type="float">
            <text:p><text:s/>0.00 <text:s/></text:p>
          </table:table-cell>
          <table:table-cell table:style-name="ce30" office:value-type="float" office:value="0.0671" calcext:value-type="float">
            <text:p><text:s/>0.07 <text:s/></text:p>
          </table:table-cell>
          <table:table-cell table:style-name="ce38" office:value-type="float" office:value="1.4883" calcext:value-type="float">
            <text:p><text:s/>1.49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<text:s/>3月</text:p>
          </table:table-cell>
          <table:table-cell table:style-name="ce17"/>
          <table:table-cell table:style-name="ce24" office:value-type="float" office:value="15.3011" calcext:value-type="float">
            <text:p><text:s/>15.30 <text:s/></text:p>
          </table:table-cell>
          <table:table-cell table:style-name="ce30" office:value-type="float" office:value="12.3085" calcext:value-type="float">
            <text:p><text:s/>12.31 <text:s/></text:p>
          </table:table-cell>
          <table:table-cell table:style-name="ce30" office:value-type="float" office:value="11.6981" calcext:value-type="float">
            <text:p><text:s/>11.70 <text:s/></text:p>
          </table:table-cell>
          <table:table-cell table:style-name="ce30" office:value-type="float" office:value="0.4542" calcext:value-type="float">
            <text:p><text:s/>0.45 <text:s/></text:p>
          </table:table-cell>
          <table:table-cell table:style-name="ce30" office:value-type="float" office:value="0.1562" calcext:value-type="float">
            <text:p><text:s/>0.16 <text:s/></text:p>
          </table:table-cell>
          <table:table-cell table:style-name="ce30" office:value-type="float" office:value="2.9925" calcext:value-type="float">
            <text:p><text:s/>2.99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04" calcext:value-type="float">
            <text:p><text:s/>0.00 <text:s/></text:p>
          </table:table-cell>
          <table:table-cell table:style-name="ce30" office:value-type="float" office:value="1.5982" calcext:value-type="float">
            <text:p><text:s/>1.60 <text:s/></text:p>
          </table:table-cell>
          <table:table-cell table:style-name="ce30" office:value-type="float" office:value="0.0026" calcext:value-type="float">
            <text:p><text:s/>0.00 <text:s/></text:p>
          </table:table-cell>
          <table:table-cell table:style-name="ce30" office:value-type="float" office:value="0.0847" calcext:value-type="float">
            <text:p><text:s/>0.08 <text:s/></text:p>
          </table:table-cell>
          <table:table-cell table:style-name="ce38" office:value-type="float" office:value="1.3064" calcext:value-type="float">
            <text:p><text:s/>1.31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<text:s/>4月</text:p>
          </table:table-cell>
          <table:table-cell table:style-name="ce17"/>
          <table:table-cell table:style-name="ce24" office:value-type="float" office:value="15.7822" calcext:value-type="float">
            <text:p><text:s/>15.78 <text:s/></text:p>
          </table:table-cell>
          <table:table-cell table:style-name="ce30" office:value-type="float" office:value="12.3838" calcext:value-type="float">
            <text:p><text:s/>12.38 <text:s/></text:p>
          </table:table-cell>
          <table:table-cell table:style-name="ce30" office:value-type="float" office:value="11.7378" calcext:value-type="float">
            <text:p><text:s/>11.74 <text:s/></text:p>
          </table:table-cell>
          <table:table-cell table:style-name="ce30" office:value-type="float" office:value="0.4892" calcext:value-type="float">
            <text:p><text:s/>0.49 <text:s/></text:p>
          </table:table-cell>
          <table:table-cell table:style-name="ce30" office:value-type="float" office:value="0.1567" calcext:value-type="float">
            <text:p><text:s/>0.16 <text:s/></text:p>
          </table:table-cell>
          <table:table-cell table:style-name="ce30" office:value-type="float" office:value="3.3984" calcext:value-type="float">
            <text:p><text:s/>3.4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2" calcext:value-type="float">
            <text:p><text:s/>0.00 <text:s/></text:p>
          </table:table-cell>
          <table:table-cell table:style-name="ce30" office:value-type="float" office:value="2.0937" calcext:value-type="float">
            <text:p><text:s/>2.09 <text:s/></text:p>
          </table:table-cell>
          <table:table-cell table:style-name="ce30" office:value-type="float" office:value="0.0033" calcext:value-type="float">
            <text:p><text:s/>0.00 <text:s/></text:p>
          </table:table-cell>
          <table:table-cell table:style-name="ce30" office:value-type="float" office:value="0.0779" calcext:value-type="float">
            <text:p><text:s/>0.08 <text:s/></text:p>
          </table:table-cell>
          <table:table-cell table:style-name="ce38" office:value-type="float" office:value="1.2212" calcext:value-type="float">
            <text:p><text:s/>1.22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<text:s/>5月</text:p>
          </table:table-cell>
          <table:table-cell table:style-name="ce17"/>
          <table:table-cell table:style-name="ce24" office:value-type="float" office:value="15.156" calcext:value-type="float">
            <text:p><text:s/>15.16 <text:s/></text:p>
          </table:table-cell>
          <table:table-cell table:style-name="ce30" office:value-type="float" office:value="12.0307" calcext:value-type="float">
            <text:p><text:s/>12.03 <text:s/></text:p>
          </table:table-cell>
          <table:table-cell table:style-name="ce30" office:value-type="float" office:value="11.4776" calcext:value-type="float">
            <text:p><text:s/>11.48 <text:s/></text:p>
          </table:table-cell>
          <table:table-cell table:style-name="ce30" office:value-type="float" office:value="0.4196" calcext:value-type="float">
            <text:p><text:s/>0.42 <text:s/></text:p>
          </table:table-cell>
          <table:table-cell table:style-name="ce30" office:value-type="float" office:value="0.1334" calcext:value-type="float">
            <text:p><text:s/>0.13 <text:s/></text:p>
          </table:table-cell>
          <table:table-cell table:style-name="ce30" office:value-type="float" office:value="3.1252" calcext:value-type="float">
            <text:p><text:s/>3.13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05" calcext:value-type="float">
            <text:p><text:s/>0.00 <text:s/></text:p>
          </table:table-cell>
          <table:table-cell table:style-name="ce30" office:value-type="float" office:value="1.9387" calcext:value-type="float">
            <text:p><text:s/>1.94 <text:s/></text:p>
          </table:table-cell>
          <table:table-cell table:style-name="ce30" office:value-type="float" office:value="0.0007" calcext:value-type="float">
            <text:p><text:s/>0.00 <text:s/></text:p>
          </table:table-cell>
          <table:table-cell table:style-name="ce30" office:value-type="float" office:value="0.0639" calcext:value-type="float">
            <text:p><text:s/>0.06 <text:s/></text:p>
          </table:table-cell>
          <table:table-cell table:style-name="ce38" office:value-type="float" office:value="1.1212" calcext:value-type="float">
            <text:p><text:s/>1.12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<text:s/>6月</text:p>
          </table:table-cell>
          <table:table-cell table:style-name="ce17"/>
          <table:table-cell table:style-name="ce24" office:value-type="float" office:value="15.3975" calcext:value-type="float">
            <text:p><text:s/>15.40 <text:s/></text:p>
          </table:table-cell>
          <table:table-cell table:style-name="ce30" office:value-type="float" office:value="12.3652" calcext:value-type="float">
            <text:p><text:s/>12.37 <text:s/></text:p>
          </table:table-cell>
          <table:table-cell table:style-name="ce30" office:value-type="float" office:value="11.8707" calcext:value-type="float">
            <text:p><text:s/>11.87 <text:s/></text:p>
          </table:table-cell>
          <table:table-cell table:style-name="ce30" office:value-type="float" office:value="0.3209" calcext:value-type="float">
            <text:p><text:s/>0.32 <text:s/></text:p>
          </table:table-cell>
          <table:table-cell table:style-name="ce30" office:value-type="float" office:value="0.1734" calcext:value-type="float">
            <text:p><text:s/>0.17 <text:s/></text:p>
          </table:table-cell>
          <table:table-cell table:style-name="ce30" office:value-type="float" office:value="3.0323" calcext:value-type="float">
            <text:p><text:s/>3.03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06" calcext:value-type="float">
            <text:p><text:s/>0.00 <text:s/></text:p>
          </table:table-cell>
          <table:table-cell table:style-name="ce30" office:value-type="float" office:value="1.8432" calcext:value-type="float">
            <text:p><text:s/>1.84 <text:s/></text:p>
          </table:table-cell>
          <table:table-cell table:style-name="ce30" office:value-type="float" office:value="0.0004" calcext:value-type="float">
            <text:p><text:s/>0.00 <text:s/></text:p>
          </table:table-cell>
          <table:table-cell table:style-name="ce30" office:value-type="float" office:value="0.0478" calcext:value-type="float">
            <text:p><text:s/>0.05 <text:s/></text:p>
          </table:table-cell>
          <table:table-cell table:style-name="ce38" office:value-type="float" office:value="1.1399" calcext:value-type="float">
            <text:p><text:s/>1.14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<text:s/>7月</text:p>
          </table:table-cell>
          <table:table-cell table:style-name="ce17"/>
          <table:table-cell table:style-name="ce24" office:value-type="float" office:value="15.1873" calcext:value-type="float">
            <text:p><text:s/>15.19 <text:s/></text:p>
          </table:table-cell>
          <table:table-cell table:style-name="ce30" office:value-type="float" office:value="11.8434" calcext:value-type="float">
            <text:p><text:s/>11.84 <text:s/></text:p>
          </table:table-cell>
          <table:table-cell table:style-name="ce30" office:value-type="float" office:value="11.2425" calcext:value-type="float">
            <text:p><text:s/>11.24 <text:s/></text:p>
          </table:table-cell>
          <table:table-cell table:style-name="ce30" office:value-type="float" office:value="0.4629" calcext:value-type="float">
            <text:p><text:s/>0.46 <text:s/></text:p>
          </table:table-cell>
          <table:table-cell table:style-name="ce30" office:value-type="float" office:value="0.138" calcext:value-type="float">
            <text:p><text:s/>0.14 <text:s/></text:p>
          </table:table-cell>
          <table:table-cell table:style-name="ce30" office:value-type="float" office:value="3.3438" calcext:value-type="float">
            <text:p><text:s/>3.34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06" calcext:value-type="float">
            <text:p><text:s/>0.00 <text:s/></text:p>
          </table:table-cell>
          <table:table-cell table:style-name="ce30" office:value-type="float" office:value="2.1056" calcext:value-type="float">
            <text:p><text:s/>2.11 <text:s/></text:p>
          </table:table-cell>
          <table:table-cell table:style-name="ce30" office:value-type="float" office:value="0.0008" calcext:value-type="float">
            <text:p><text:s/>0.00 <text:s/></text:p>
          </table:table-cell>
          <table:table-cell table:style-name="ce30" office:value-type="float" office:value="0.0514" calcext:value-type="float">
            <text:p><text:s/>0.05 <text:s/></text:p>
          </table:table-cell>
          <table:table-cell table:style-name="ce38" office:value-type="float" office:value="1.1852" calcext:value-type="float">
            <text:p><text:s/>1.19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<text:s/>8月</text:p>
          </table:table-cell>
          <table:table-cell table:style-name="ce17"/>
          <table:table-cell table:style-name="ce24" office:value-type="float" office:value="15.1973" calcext:value-type="float">
            <text:p><text:s/>15.20 <text:s/></text:p>
          </table:table-cell>
          <table:table-cell table:style-name="ce30" office:value-type="float" office:value="12.0145" calcext:value-type="float">
            <text:p><text:s/>12.01 <text:s/></text:p>
          </table:table-cell>
          <table:table-cell table:style-name="ce30" office:value-type="float" office:value="11.4474" calcext:value-type="float">
            <text:p><text:s/>11.45 <text:s/></text:p>
          </table:table-cell>
          <table:table-cell table:style-name="ce30" office:value-type="float" office:value="0.4789" calcext:value-type="float">
            <text:p><text:s/>0.48 <text:s/></text:p>
          </table:table-cell>
          <table:table-cell table:style-name="ce30" office:value-type="float" office:value="0.0881" calcext:value-type="float">
            <text:p><text:s/>0.09 <text:s/></text:p>
          </table:table-cell>
          <table:table-cell table:style-name="ce30" office:value-type="float" office:value="3.1827" calcext:value-type="float">
            <text:p><text:s/>3.18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05" calcext:value-type="float">
            <text:p><text:s/>0.00 <text:s/></text:p>
          </table:table-cell>
          <table:table-cell table:style-name="ce30" office:value-type="float" office:value="1.9666" calcext:value-type="float">
            <text:p><text:s/>1.97 <text:s/></text:p>
          </table:table-cell>
          <table:table-cell table:style-name="ce30" office:value-type="float" office:value="0.0008" calcext:value-type="float">
            <text:p><text:s/>0.00 <text:s/></text:p>
          </table:table-cell>
          <table:table-cell table:style-name="ce30" office:value-type="float" office:value="0.0296" calcext:value-type="float">
            <text:p><text:s/>0.03 <text:s/></text:p>
          </table:table-cell>
          <table:table-cell table:style-name="ce38" office:value-type="float" office:value="1.1851" calcext:value-type="float">
            <text:p><text:s/>1.19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<text:s/>9月</text:p>
          </table:table-cell>
          <table:table-cell table:style-name="ce17"/>
          <table:table-cell table:style-name="ce24" office:value-type="float" office:value="15.9606" calcext:value-type="float">
            <text:p><text:s/>15.96 <text:s/></text:p>
          </table:table-cell>
          <table:table-cell table:style-name="ce30" office:value-type="float" office:value="12.7906" calcext:value-type="float">
            <text:p><text:s/>12.79 <text:s/></text:p>
          </table:table-cell>
          <table:table-cell table:style-name="ce30" office:value-type="float" office:value="12.2453" calcext:value-type="float">
            <text:p><text:s/>12.25 <text:s/></text:p>
          </table:table-cell>
          <table:table-cell table:style-name="ce30" office:value-type="float" office:value="0.4331" calcext:value-type="float">
            <text:p><text:s/>0.43 <text:s/></text:p>
          </table:table-cell>
          <table:table-cell table:style-name="ce30" office:value-type="float" office:value="0.1122" calcext:value-type="float">
            <text:p><text:s/>0.11 <text:s/></text:p>
          </table:table-cell>
          <table:table-cell table:style-name="ce30" office:value-type="float" office:value="3.1699" calcext:value-type="float">
            <text:p><text:s/>3.17 <text:s/></text:p>
          </table:table-cell>
          <table:table-cell table:style-name="ce30" office:value-type="float" office:value="0.0002" calcext:value-type="float">
            <text:p><text:s/>0.00 <text:s/></text:p>
          </table:table-cell>
          <table:table-cell table:style-name="ce30" office:value-type="float" office:value="0.0007" calcext:value-type="float">
            <text:p><text:s/>0.00 <text:s/></text:p>
          </table:table-cell>
          <table:table-cell table:style-name="ce30" office:value-type="float" office:value="1.8962" calcext:value-type="float">
            <text:p><text:s/>1.90 <text:s/></text:p>
          </table:table-cell>
          <table:table-cell table:style-name="ce30" office:value-type="float" office:value="0.0013" calcext:value-type="float">
            <text:p><text:s/>0.00 <text:s/></text:p>
          </table:table-cell>
          <table:table-cell table:style-name="ce30" office:value-type="float" office:value="0.0405" calcext:value-type="float">
            <text:p><text:s/>0.04 <text:s/></text:p>
          </table:table-cell>
          <table:table-cell table:style-name="ce38" office:value-type="float" office:value="1.2309" calcext:value-type="float">
            <text:p><text:s/>1.23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10月</text:p>
          </table:table-cell>
          <table:table-cell table:style-name="ce17"/>
          <table:table-cell table:style-name="ce24" office:value-type="float" office:value="16.0475" calcext:value-type="float">
            <text:p><text:s/>16.05 <text:s/></text:p>
          </table:table-cell>
          <table:table-cell table:style-name="ce30" office:value-type="float" office:value="12.6067" calcext:value-type="float">
            <text:p><text:s/>12.61 <text:s/></text:p>
          </table:table-cell>
          <table:table-cell table:style-name="ce30" office:value-type="float" office:value="11.9467" calcext:value-type="float">
            <text:p><text:s/>11.95 <text:s/></text:p>
          </table:table-cell>
          <table:table-cell table:style-name="ce30" office:value-type="float" office:value="0.5394" calcext:value-type="float">
            <text:p><text:s/>0.54 <text:s/></text:p>
          </table:table-cell>
          <table:table-cell table:style-name="ce30" office:value-type="float" office:value="0.1205" calcext:value-type="float">
            <text:p><text:s/>0.12 <text:s/></text:p>
          </table:table-cell>
          <table:table-cell table:style-name="ce30" office:value-type="float" office:value="3.4408" calcext:value-type="float">
            <text:p><text:s/>3.44 <text:s/></text:p>
          </table:table-cell>
          <table:table-cell table:style-name="ce30" office:value-type="float" office:value="0.0002" calcext:value-type="float">
            <text:p><text:s/>0.00 <text:s/></text:p>
          </table:table-cell>
          <table:table-cell table:style-name="ce30" office:value-type="float" office:value="0.0008" calcext:value-type="float">
            <text:p><text:s/>0.00 <text:s/></text:p>
          </table:table-cell>
          <table:table-cell table:style-name="ce30" office:value-type="float" office:value="2.2035" calcext:value-type="float">
            <text:p><text:s/>2.20 <text:s/></text:p>
          </table:table-cell>
          <table:table-cell table:style-name="ce30" office:value-type="float" office:value="0.0075" calcext:value-type="float">
            <text:p><text:s/>0.01 <text:s/></text:p>
          </table:table-cell>
          <table:table-cell table:style-name="ce30" office:value-type="float" office:value="0.0688" calcext:value-type="float">
            <text:p><text:s/>0.07 <text:s/></text:p>
          </table:table-cell>
          <table:table-cell table:style-name="ce38" office:value-type="float" office:value="1.1597" calcext:value-type="float">
            <text:p><text:s/>1.16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11月</text:p>
          </table:table-cell>
          <table:table-cell table:style-name="ce17"/>
          <table:table-cell table:style-name="ce24" office:value-type="float" office:value="16.0965" calcext:value-type="float">
            <text:p><text:s/>16.10 <text:s/></text:p>
          </table:table-cell>
          <table:table-cell table:style-name="ce30" office:value-type="float" office:value="12.6329" calcext:value-type="float">
            <text:p><text:s/>12.63 <text:s/></text:p>
          </table:table-cell>
          <table:table-cell table:style-name="ce30" office:value-type="float" office:value="11.9911" calcext:value-type="float">
            <text:p><text:s/>11.99 <text:s/></text:p>
          </table:table-cell>
          <table:table-cell table:style-name="ce30" office:value-type="float" office:value="0.5058" calcext:value-type="float">
            <text:p><text:s/>0.51 <text:s/></text:p>
          </table:table-cell>
          <table:table-cell table:style-name="ce30" office:value-type="float" office:value="0.1358" calcext:value-type="float">
            <text:p><text:s/>0.14 <text:s/></text:p>
          </table:table-cell>
          <table:table-cell table:style-name="ce30" office:value-type="float" office:value="3.4636" calcext:value-type="float">
            <text:p><text:s/>3.46 <text:s/></text:p>
          </table:table-cell>
          <table:table-cell table:style-name="ce30" office:value-type="float" office:value="0.0003" calcext:value-type="float">
            <text:p><text:s/>0.00 <text:s/></text:p>
          </table:table-cell>
          <table:table-cell table:style-name="ce30" office:value-type="float" office:value="0.0006" calcext:value-type="float">
            <text:p><text:s/>0.00 <text:s/></text:p>
          </table:table-cell>
          <table:table-cell table:style-name="ce30" office:value-type="float" office:value="2.1303" calcext:value-type="float">
            <text:p><text:s/>2.13 <text:s/></text:p>
          </table:table-cell>
          <table:table-cell table:style-name="ce30" office:value-type="float" office:value="0.0086" calcext:value-type="float">
            <text:p><text:s/>0.01 <text:s/></text:p>
          </table:table-cell>
          <table:table-cell table:style-name="ce30" office:value-type="float" office:value="0.069" calcext:value-type="float">
            <text:p><text:s/>0.07 <text:s/></text:p>
          </table:table-cell>
          <table:table-cell table:style-name="ce38" office:value-type="float" office:value="1.2545" calcext:value-type="float">
            <text:p><text:s/>1.25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1 - 11月</text:p>
          </table:table-cell>
          <table:table-cell table:style-name="ce17"/>
          <table:table-cell table:style-name="ce24" office:value-type="float" office:value="15.7403" calcext:value-type="float">
            <text:p><text:s/>15.74 <text:s/></text:p>
          </table:table-cell>
          <table:table-cell table:style-name="ce30" office:value-type="float" office:value="12.4985" calcext:value-type="float">
            <text:p><text:s/>12.50 <text:s/></text:p>
          </table:table-cell>
          <table:table-cell table:style-name="ce30" office:value-type="float" office:value="11.9058" calcext:value-type="float">
            <text:p><text:s/>11.91 <text:s/></text:p>
          </table:table-cell>
          <table:table-cell table:style-name="ce30" office:value-type="float" office:value="0.4513" calcext:value-type="float">
            <text:p><text:s/>0.45 <text:s/></text:p>
          </table:table-cell>
          <table:table-cell table:style-name="ce30" office:value-type="float" office:value="0.1412" calcext:value-type="float">
            <text:p><text:s/>0.14 <text:s/></text:p>
          </table:table-cell>
          <table:table-cell table:style-name="ce30" office:value-type="float" office:value="3.2418" calcext:value-type="float">
            <text:p><text:s/>3.24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0.0007" calcext:value-type="float">
            <text:p><text:s/>0.00 <text:s/></text:p>
          </table:table-cell>
          <table:table-cell table:style-name="ce30" office:value-type="float" office:value="1.9179" calcext:value-type="float">
            <text:p><text:s/>1.92 <text:s/></text:p>
          </table:table-cell>
          <table:table-cell table:style-name="ce30" office:value-type="float" office:value="0.0029" calcext:value-type="float">
            <text:p><text:s/>0.00 <text:s/></text:p>
          </table:table-cell>
          <table:table-cell table:style-name="ce30" office:value-type="float" office:value="0.0601" calcext:value-type="float">
            <text:p><text:s/>0.06 <text:s/></text:p>
          </table:table-cell>
          <table:table-cell table:style-name="ce38" office:value-type="float" office:value="1.2599" calcext:value-type="float">
            <text:p><text:s/>1.26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12月</text:p>
          </table:table-cell>
          <table:table-cell table:style-name="ce17"/>
          <table:table-cell table:style-name="ce24" office:value-type="float" office:value="16.2257" calcext:value-type="float">
            <text:p><text:s/>16.23 <text:s/></text:p>
          </table:table-cell>
          <table:table-cell table:style-name="ce30" office:value-type="float" office:value="13.0515" calcext:value-type="float">
            <text:p><text:s/>13.05 <text:s/></text:p>
          </table:table-cell>
          <table:table-cell table:style-name="ce30" office:value-type="float" office:value="12.3581" calcext:value-type="float">
            <text:p><text:s/>12.36 <text:s/></text:p>
          </table:table-cell>
          <table:table-cell table:style-name="ce30" office:value-type="float" office:value="0.534" calcext:value-type="float">
            <text:p><text:s/>0.53 <text:s/></text:p>
          </table:table-cell>
          <table:table-cell table:style-name="ce30" office:value-type="float" office:value="0.1592" calcext:value-type="float">
            <text:p><text:s/>0.16 <text:s/></text:p>
          </table:table-cell>
          <table:table-cell table:style-name="ce30" office:value-type="float" office:value="3.1741" calcext:value-type="float">
            <text:p><text:s/>3.17 <text:s/></text:p>
          </table:table-cell>
          <table:table-cell table:style-name="ce30" office:value-type="float" office:value="0.0004" calcext:value-type="float">
            <text:p><text:s/>0.00 <text:s/></text:p>
          </table:table-cell>
          <table:table-cell table:style-name="ce30" office:value-type="float" office:value="0.0002" calcext:value-type="float">
            <text:p><text:s/>0.00 <text:s/></text:p>
          </table:table-cell>
          <table:table-cell table:style-name="ce30" office:value-type="float" office:value="1.5018" calcext:value-type="float">
            <text:p><text:s/>1.50 <text:s/></text:p>
          </table:table-cell>
          <table:table-cell table:style-name="ce30" office:value-type="float" office:value="0.0634" calcext:value-type="float">
            <text:p><text:s/>0.06 <text:s/></text:p>
          </table:table-cell>
          <table:table-cell table:style-name="ce30" office:value-type="float" office:value="0.2109" calcext:value-type="float">
            <text:p><text:s/>0.21 <text:s/></text:p>
          </table:table-cell>
          <table:table-cell table:style-name="ce38" office:value-type="float" office:value="1.3972" calcext:value-type="float">
            <text:p><text:s/>1.40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1 - 12月</text:p>
          </table:table-cell>
          <table:table-cell table:style-name="ce17"/>
          <table:table-cell table:style-name="ce24" office:value-type="float" office:value="15.7793" calcext:value-type="float">
            <text:p><text:s/>15.78 <text:s/></text:p>
          </table:table-cell>
          <table:table-cell table:style-name="ce30" office:value-type="float" office:value="12.5429" calcext:value-type="float">
            <text:p><text:s/>12.54 <text:s/></text:p>
          </table:table-cell>
          <table:table-cell table:style-name="ce30" office:value-type="float" office:value="11.9421" calcext:value-type="float">
            <text:p><text:s/>11.94 <text:s/></text:p>
          </table:table-cell>
          <table:table-cell table:style-name="ce30" office:value-type="float" office:value="0.458" calcext:value-type="float">
            <text:p><text:s/>0.46 <text:s/></text:p>
          </table:table-cell>
          <table:table-cell table:style-name="ce30" office:value-type="float" office:value="0.1427" calcext:value-type="float">
            <text:p><text:s/>0.14 <text:s/></text:p>
          </table:table-cell>
          <table:table-cell table:style-name="ce30" office:value-type="float" office:value="3.2364" calcext:value-type="float">
            <text:p><text:s/>3.24 <text:s/></text:p>
          </table:table-cell>
          <table:table-cell table:style-name="ce30" office:value-type="float" office:value="0.0001" calcext:value-type="float">
            <text:p><text:s/>0.00 <text:s/></text:p>
          </table:table-cell>
          <table:table-cell table:style-name="ce30" office:value-type="float" office:value="0.0006" calcext:value-type="float">
            <text:p><text:s/>0.00 <text:s/></text:p>
          </table:table-cell>
          <table:table-cell table:style-name="ce30" office:value-type="float" office:value="1.8844" calcext:value-type="float">
            <text:p><text:s/>1.88 <text:s/></text:p>
          </table:table-cell>
          <table:table-cell table:style-name="ce30" office:value-type="float" office:value="0.0078" calcext:value-type="float">
            <text:p><text:s/>0.01 <text:s/></text:p>
          </table:table-cell>
          <table:table-cell table:style-name="ce30" office:value-type="float" office:value="0.0722" calcext:value-type="float">
            <text:p><text:s/>0.07 <text:s/></text:p>
          </table:table-cell>
          <table:table-cell table:style-name="ce38" office:value-type="float" office:value="1.271" calcext:value-type="float">
            <text:p><text:s/>1.27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/>
          <table:table-cell table:style-name="ce17"/>
          <table:table-cell table:style-name="ce24"/>
          <table:table-cell table:style-name="ce30" table:number-columns-repeated="10"/>
          <table:table-cell table:style-name="ce38"/>
          <table:table-cell table:number-columns-repeated="1009"/>
        </table:table-row>
        <table:table-row table:style-name="ro3">
          <table:table-cell table:style-name="ce6" office:value-type="string" calcext:value-type="string">
            <text:p>民國110年</text:p>
          </table:table-cell>
          <table:table-cell table:style-name="ce12" office:value-type="string" calcext:value-type="string">
            <text:p><text:s/>1月</text:p>
          </table:table-cell>
          <table:table-cell table:style-name="ce17"/>
          <table:table-cell table:style-name="ce24" office:value-type="float" office:value="16.3633" calcext:value-type="float">
            <text:p><text:s/>16.36 <text:s/></text:p>
          </table:table-cell>
          <table:table-cell table:style-name="ce30" office:value-type="float" office:value="13.2647" calcext:value-type="float">
            <text:p><text:s/>13.26 <text:s/></text:p>
          </table:table-cell>
          <table:table-cell table:style-name="ce30" office:value-type="float" office:value="12.4145" calcext:value-type="float">
            <text:p><text:s/>12.41 <text:s/></text:p>
          </table:table-cell>
          <table:table-cell table:style-name="ce30" office:value-type="float" office:value="0.6631" calcext:value-type="float">
            <text:p><text:s/>0.66 <text:s/></text:p>
          </table:table-cell>
          <table:table-cell table:style-name="ce30" office:value-type="float" office:value="0.187" calcext:value-type="float">
            <text:p><text:s/>0.19 <text:s/></text:p>
          </table:table-cell>
          <table:table-cell table:style-name="ce30" office:value-type="float" office:value="3.0985" calcext:value-type="float">
            <text:p><text:s/>3.10 <text:s/></text:p>
          </table:table-cell>
          <table:table-cell table:style-name="ce30" office:value-type="float" office:value="0.0003" calcext:value-type="float">
            <text:p><text:s/>0.0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.5064" calcext:value-type="float">
            <text:p><text:s/>1.51 <text:s/></text:p>
          </table:table-cell>
          <table:table-cell table:style-name="ce30" office:value-type="float" office:value="0.0048" calcext:value-type="float">
            <text:p><text:s/>0.00 <text:s/></text:p>
          </table:table-cell>
          <table:table-cell table:style-name="ce30" office:value-type="float" office:value="0.0858" calcext:value-type="float">
            <text:p><text:s/>0.09 <text:s/></text:p>
          </table:table-cell>
          <table:table-cell table:style-name="ce38" office:value-type="float" office:value="1.5009" calcext:value-type="float">
            <text:p><text:s/>1.50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<text:s/>2月</text:p>
          </table:table-cell>
          <table:table-cell table:style-name="ce17"/>
          <table:table-cell table:style-name="ce24" office:value-type="float" office:value="17.5154" calcext:value-type="float">
            <text:p><text:s/>17.52 <text:s/></text:p>
          </table:table-cell>
          <table:table-cell table:style-name="ce30" office:value-type="float" office:value="14.1152" calcext:value-type="float">
            <text:p><text:s/>14.12 <text:s/></text:p>
          </table:table-cell>
          <table:table-cell table:style-name="ce30" office:value-type="float" office:value="13.4333" calcext:value-type="float">
            <text:p><text:s/>13.43 <text:s/></text:p>
          </table:table-cell>
          <table:table-cell table:style-name="ce30" office:value-type="float" office:value="0.4977" calcext:value-type="float">
            <text:p><text:s/>0.50 <text:s/></text:p>
          </table:table-cell>
          <table:table-cell table:style-name="ce30" office:value-type="float" office:value="0.1841" calcext:value-type="float">
            <text:p><text:s/>0.18 <text:s/></text:p>
          </table:table-cell>
          <table:table-cell table:style-name="ce30" office:value-type="float" office:value="3.4001" calcext:value-type="float">
            <text:p><text:s/>3.40 <text:s/></text:p>
          </table:table-cell>
          <table:table-cell table:style-name="ce30" office:value-type="float" office:value="0.0005" calcext:value-type="float">
            <text:p><text:s/>0.00 <text:s/></text:p>
          </table:table-cell>
          <table:table-cell table:style-name="ce30" office:value-type="float" office:value="0" calcext:value-type="float">
            <text:p>- <text:s/></text:p>
          </table:table-cell>
          <table:table-cell table:style-name="ce30" office:value-type="float" office:value="1.7422" calcext:value-type="float">
            <text:p><text:s/>1.74 <text:s/></text:p>
          </table:table-cell>
          <table:table-cell table:style-name="ce30" office:value-type="float" office:value="0.0048" calcext:value-type="float">
            <text:p><text:s/>0.00 <text:s/></text:p>
          </table:table-cell>
          <table:table-cell table:style-name="ce30" office:value-type="float" office:value="0.0739" calcext:value-type="float">
            <text:p><text:s/>0.07 <text:s/></text:p>
          </table:table-cell>
          <table:table-cell table:style-name="ce38" office:value-type="float" office:value="1.5784" calcext:value-type="float">
            <text:p><text:s/>1.58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<text:s/>3月</text:p>
          </table:table-cell>
          <table:table-cell table:style-name="ce17"/>
          <table:table-cell table:style-name="ce24" office:value-type="float" office:value="16.895" calcext:value-type="float">
            <text:p><text:s/>16.90 <text:s/></text:p>
          </table:table-cell>
          <table:table-cell table:style-name="ce30" office:value-type="float" office:value="13.4298" calcext:value-type="float">
            <text:p><text:s/>13.43 <text:s/></text:p>
          </table:table-cell>
          <table:table-cell table:style-name="ce30" office:value-type="float" office:value="12.8281" calcext:value-type="float">
            <text:p><text:s/>12.83 <text:s/></text:p>
          </table:table-cell>
          <table:table-cell table:style-name="ce30" office:value-type="float" office:value="0.4463" calcext:value-type="float">
            <text:p><text:s/>0.45 <text:s/></text:p>
          </table:table-cell>
          <table:table-cell table:style-name="ce30" office:value-type="float" office:value="0.1553" calcext:value-type="float">
            <text:p><text:s/>0.16 <text:s/></text:p>
          </table:table-cell>
          <table:table-cell table:style-name="ce30" office:value-type="float" office:value="3.4651" calcext:value-type="float">
            <text:p><text:s/>3.47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2.1296" calcext:value-type="float">
            <text:p><text:s/>2.13 <text:s/></text:p>
          </table:table-cell>
          <table:table-cell table:style-name="ce30" office:value-type="float" office:value="0.0032" calcext:value-type="float">
            <text:p><text:s/>0.00 <text:s/></text:p>
          </table:table-cell>
          <table:table-cell table:style-name="ce30" office:value-type="float" office:value="0.0781" calcext:value-type="float">
            <text:p><text:s/>0.08 <text:s/></text:p>
          </table:table-cell>
          <table:table-cell table:style-name="ce38" office:value-type="float" office:value="1.2539" calcext:value-type="float">
            <text:p><text:s/>1.25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<text:s/>4月</text:p>
          </table:table-cell>
          <table:table-cell table:style-name="ce17"/>
          <table:table-cell table:style-name="ce24" office:value-type="float" office:value="16.012" calcext:value-type="float">
            <text:p><text:s/>16.01 <text:s/></text:p>
          </table:table-cell>
          <table:table-cell table:style-name="ce30" office:value-type="float" office:value="12.2506" calcext:value-type="float">
            <text:p><text:s/>12.25 <text:s/></text:p>
          </table:table-cell>
          <table:table-cell table:style-name="ce30" office:value-type="float" office:value="11.6906" calcext:value-type="float">
            <text:p><text:s/>11.69 <text:s/></text:p>
          </table:table-cell>
          <table:table-cell table:style-name="ce30" office:value-type="float" office:value="0.4398" calcext:value-type="float">
            <text:p><text:s/>0.44 <text:s/></text:p>
          </table:table-cell>
          <table:table-cell table:style-name="ce30" office:value-type="float" office:value="0.12" calcext:value-type="float">
            <text:p><text:s/>0.12 <text:s/></text:p>
          </table:table-cell>
          <table:table-cell table:style-name="ce30" office:value-type="float" office:value="3.7614" calcext:value-type="float">
            <text:p><text:s/>3.76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2.5395" calcext:value-type="float">
            <text:p><text:s/>2.54 <text:s/></text:p>
          </table:table-cell>
          <table:table-cell table:style-name="ce30" office:value-type="float" office:value="0.0039" calcext:value-type="float">
            <text:p><text:s/>0.00 <text:s/></text:p>
          </table:table-cell>
          <table:table-cell table:style-name="ce30" office:value-type="float" office:value="0.0711" calcext:value-type="float">
            <text:p><text:s/>0.07 <text:s/></text:p>
          </table:table-cell>
          <table:table-cell table:style-name="ce38" office:value-type="float" office:value="1.1468" calcext:value-type="float">
            <text:p><text:s/>1.15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<text:s/>5月</text:p>
          </table:table-cell>
          <table:table-cell table:style-name="ce17"/>
          <table:table-cell table:style-name="ce24" office:value-type="float" office:value="16.2636" calcext:value-type="float">
            <text:p><text:s/>16.26 <text:s/></text:p>
          </table:table-cell>
          <table:table-cell table:style-name="ce30" office:value-type="float" office:value="12.4888" calcext:value-type="float">
            <text:p><text:s/>12.49 <text:s/></text:p>
          </table:table-cell>
          <table:table-cell table:style-name="ce30" office:value-type="float" office:value="11.9314" calcext:value-type="float">
            <text:p><text:s/>11.93 <text:s/></text:p>
          </table:table-cell>
          <table:table-cell table:style-name="ce30" office:value-type="float" office:value="0.4607" calcext:value-type="float">
            <text:p><text:s/>0.46 <text:s/></text:p>
          </table:table-cell>
          <table:table-cell table:style-name="ce30" office:value-type="float" office:value="0.0966" calcext:value-type="float">
            <text:p><text:s/>0.10 <text:s/></text:p>
          </table:table-cell>
          <table:table-cell table:style-name="ce30" office:value-type="float" office:value="3.7748" calcext:value-type="float">
            <text:p><text:s/>3.77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2.6154" calcext:value-type="float">
            <text:p><text:s/>2.62 <text:s/></text:p>
          </table:table-cell>
          <table:table-cell table:style-name="ce30" office:value-type="float" office:value="0.0008" calcext:value-type="float">
            <text:p><text:s/>0.00 <text:s/></text:p>
          </table:table-cell>
          <table:table-cell table:style-name="ce30" office:value-type="float" office:value="0.0572" calcext:value-type="float">
            <text:p><text:s/>0.06 <text:s/></text:p>
          </table:table-cell>
          <table:table-cell table:style-name="ce38" office:value-type="float" office:value="1.1012" calcext:value-type="float">
            <text:p><text:s/>1.10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<text:s/>6月</text:p>
          </table:table-cell>
          <table:table-cell table:style-name="ce17"/>
          <table:table-cell table:style-name="ce24" office:value-type="float" office:value="16.4577" calcext:value-type="float">
            <text:p><text:s/>16.46 <text:s/></text:p>
          </table:table-cell>
          <table:table-cell table:style-name="ce30" office:value-type="float" office:value="12.8933" calcext:value-type="float">
            <text:p><text:s/>12.89 <text:s/></text:p>
          </table:table-cell>
          <table:table-cell table:style-name="ce30" office:value-type="float" office:value="12.2758" calcext:value-type="float">
            <text:p><text:s/>12.28 <text:s/></text:p>
          </table:table-cell>
          <table:table-cell table:style-name="ce30" office:value-type="float" office:value="0.4851" calcext:value-type="float">
            <text:p><text:s/>0.49 <text:s/></text:p>
          </table:table-cell>
          <table:table-cell table:style-name="ce30" office:value-type="float" office:value="0.1323" calcext:value-type="float">
            <text:p><text:s/>0.13 <text:s/></text:p>
          </table:table-cell>
          <table:table-cell table:style-name="ce30" office:value-type="float" office:value="3.5644" calcext:value-type="float">
            <text:p><text:s/>3.56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2.2893" calcext:value-type="float">
            <text:p><text:s/>2.29 <text:s/></text:p>
          </table:table-cell>
          <table:table-cell table:style-name="ce30" office:value-type="float" office:value="0.0007" calcext:value-type="float">
            <text:p><text:s/>0.00 <text:s/></text:p>
          </table:table-cell>
          <table:table-cell table:style-name="ce30" office:value-type="float" office:value="0.0588" calcext:value-type="float">
            <text:p><text:s/>0.06 <text:s/></text:p>
          </table:table-cell>
          <table:table-cell table:style-name="ce38" office:value-type="float" office:value="1.2155" calcext:value-type="float">
            <text:p><text:s/>1.22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<text:s/>7月</text:p>
          </table:table-cell>
          <table:table-cell table:style-name="ce17"/>
          <table:table-cell table:style-name="ce24" office:value-type="float" office:value="16.1878" calcext:value-type="float">
            <text:p><text:s/>16.19 <text:s/></text:p>
          </table:table-cell>
          <table:table-cell table:style-name="ce30" office:value-type="float" office:value="12.4121" calcext:value-type="float">
            <text:p><text:s/>12.41 <text:s/></text:p>
          </table:table-cell>
          <table:table-cell table:style-name="ce30" office:value-type="float" office:value="11.8535" calcext:value-type="float">
            <text:p><text:s/>11.85 <text:s/></text:p>
          </table:table-cell>
          <table:table-cell table:style-name="ce30" office:value-type="float" office:value="0.423" calcext:value-type="float">
            <text:p><text:s/>0.42 <text:s/></text:p>
          </table:table-cell>
          <table:table-cell table:style-name="ce30" office:value-type="float" office:value="0.1355" calcext:value-type="float">
            <text:p><text:s/>0.14 <text:s/></text:p>
          </table:table-cell>
          <table:table-cell table:style-name="ce30" office:value-type="float" office:value="3.7756" calcext:value-type="float">
            <text:p><text:s/>3.78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2.5821" calcext:value-type="float">
            <text:p><text:s/>2.58 <text:s/></text:p>
          </table:table-cell>
          <table:table-cell table:style-name="ce30" office:value-type="float" office:value="0.0008" calcext:value-type="float">
            <text:p><text:s/>0.00 <text:s/></text:p>
          </table:table-cell>
          <table:table-cell table:style-name="ce30" office:value-type="float" office:value="0.056" calcext:value-type="float">
            <text:p><text:s/>0.06 <text:s/></text:p>
          </table:table-cell>
          <table:table-cell table:style-name="ce38" office:value-type="float" office:value="1.1365" calcext:value-type="float">
            <text:p><text:s/>1.14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<text:s/>8月</text:p>
          </table:table-cell>
          <table:table-cell table:style-name="ce17"/>
          <table:table-cell table:style-name="ce24" office:value-type="float" office:value="15.6387" calcext:value-type="float">
            <text:p><text:s/>15.64 <text:s/></text:p>
          </table:table-cell>
          <table:table-cell table:style-name="ce30" office:value-type="float" office:value="12.3281" calcext:value-type="float">
            <text:p><text:s/>12.33 <text:s/></text:p>
          </table:table-cell>
          <table:table-cell table:style-name="ce30" office:value-type="float" office:value="11.7685" calcext:value-type="float">
            <text:p><text:s/>11.77 <text:s/></text:p>
          </table:table-cell>
          <table:table-cell table:style-name="ce30" office:value-type="float" office:value="0.418" calcext:value-type="float">
            <text:p><text:s/>0.42 <text:s/></text:p>
          </table:table-cell>
          <table:table-cell table:style-name="ce30" office:value-type="float" office:value="0.1416" calcext:value-type="float">
            <text:p><text:s/>0.14 <text:s/></text:p>
          </table:table-cell>
          <table:table-cell table:style-name="ce30" office:value-type="float" office:value="3.3106" calcext:value-type="float">
            <text:p><text:s/>3.31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2.0806" calcext:value-type="float">
            <text:p><text:s/>2.08 <text:s/></text:p>
          </table:table-cell>
          <table:table-cell table:style-name="ce30" office:value-type="float" office:value="0.0008" calcext:value-type="float">
            <text:p><text:s/>0.00 <text:s/></text:p>
          </table:table-cell>
          <table:table-cell table:style-name="ce30" office:value-type="float" office:value="0.0514" calcext:value-type="float">
            <text:p><text:s/>0.05 <text:s/></text:p>
          </table:table-cell>
          <table:table-cell table:style-name="ce38" office:value-type="float" office:value="1.1776" calcext:value-type="float">
            <text:p><text:s/>1.18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<text:s/>9月</text:p>
          </table:table-cell>
          <table:table-cell table:style-name="ce17"/>
          <table:table-cell table:style-name="ce24" office:value-type="float" office:value="15.5661" calcext:value-type="float">
            <text:p><text:s/>15.57 <text:s/></text:p>
          </table:table-cell>
          <table:table-cell table:style-name="ce30" office:value-type="float" office:value="11.835" calcext:value-type="float">
            <text:p><text:s/>11.84 <text:s/></text:p>
          </table:table-cell>
          <table:table-cell table:style-name="ce30" office:value-type="float" office:value="11.2532" calcext:value-type="float">
            <text:p><text:s/>11.25 <text:s/></text:p>
          </table:table-cell>
          <table:table-cell table:style-name="ce30" office:value-type="float" office:value="0.4167" calcext:value-type="float">
            <text:p><text:s/>0.42 <text:s/></text:p>
          </table:table-cell>
          <table:table-cell table:style-name="ce30" office:value-type="float" office:value="0.165" calcext:value-type="float">
            <text:p><text:s/>0.17 <text:s/></text:p>
          </table:table-cell>
          <table:table-cell table:style-name="ce30" office:value-type="float" office:value="3.731" calcext:value-type="float">
            <text:p><text:s/>3.73 <text:s/></text:p>
          </table:table-cell>
          <table:table-cell table:style-name="ce30" office:value-type="float" office:value="0.0001" calcext:value-type="float">
            <text:p><text:s/>0.00 <text:s/></text:p>
          </table:table-cell>
          <table:table-cell table:style-name="ce30" office:value-type="float" office:value="0.0135" calcext:value-type="float">
            <text:p><text:s/>0.01 <text:s/></text:p>
          </table:table-cell>
          <table:table-cell table:style-name="ce30" office:value-type="float" office:value="2.4885" calcext:value-type="float">
            <text:p><text:s/>2.49 <text:s/></text:p>
          </table:table-cell>
          <table:table-cell table:style-name="ce30" office:value-type="float" office:value="0.0002" calcext:value-type="float">
            <text:p><text:s/>0.00 <text:s/></text:p>
          </table:table-cell>
          <table:table-cell table:style-name="ce30" office:value-type="float" office:value="0.0599" calcext:value-type="float">
            <text:p><text:s/>0.06 <text:s/></text:p>
          </table:table-cell>
          <table:table-cell table:style-name="ce38" office:value-type="float" office:value="1.1685" calcext:value-type="float">
            <text:p><text:s/>1.17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10月</text:p>
          </table:table-cell>
          <table:table-cell table:style-name="ce17"/>
          <table:table-cell table:style-name="ce24" office:value-type="float" office:value="16.4352" calcext:value-type="float">
            <text:p><text:s/>16.44 <text:s/></text:p>
          </table:table-cell>
          <table:table-cell table:style-name="ce30" office:value-type="float" office:value="12.2086" calcext:value-type="float">
            <text:p><text:s/>12.21 <text:s/></text:p>
          </table:table-cell>
          <table:table-cell table:style-name="ce30" office:value-type="float" office:value="11.6938" calcext:value-type="float">
            <text:p><text:s/>11.69 <text:s/></text:p>
          </table:table-cell>
          <table:table-cell table:style-name="ce30" office:value-type="float" office:value="0.3835" calcext:value-type="float">
            <text:p><text:s/>0.38 <text:s/></text:p>
          </table:table-cell>
          <table:table-cell table:style-name="ce30" office:value-type="float" office:value="0.1313" calcext:value-type="float">
            <text:p><text:s/>0.13 <text:s/></text:p>
          </table:table-cell>
          <table:table-cell table:style-name="ce30" office:value-type="float" office:value="4.2265" calcext:value-type="float">
            <text:p><text:s/>4.23 <text:s/></text:p>
          </table:table-cell>
          <table:table-cell table:style-name="ce30" office:value-type="float" office:value="0.0001" calcext:value-type="float">
            <text:p><text:s/>0.00 <text:s/></text:p>
          </table:table-cell>
          <table:table-cell table:style-name="ce30" office:value-type="float" office:value="0.0071" calcext:value-type="float">
            <text:p><text:s/>0.01 <text:s/></text:p>
          </table:table-cell>
          <table:table-cell table:style-name="ce30" office:value-type="float" office:value="3.0756" calcext:value-type="float">
            <text:p><text:s/>3.08 <text:s/></text:p>
          </table:table-cell>
          <table:table-cell table:style-name="ce30" office:value-type="float" office:value="0.0016" calcext:value-type="float">
            <text:p><text:s/>0.00 <text:s/></text:p>
          </table:table-cell>
          <table:table-cell table:style-name="ce30" office:value-type="float" office:value="0.0607" calcext:value-type="float">
            <text:p><text:s/>0.06 <text:s/></text:p>
          </table:table-cell>
          <table:table-cell table:style-name="ce38" office:value-type="float" office:value="1.0811" calcext:value-type="float">
            <text:p><text:s/>1.08 <text:s/></text:p>
          </table:table-cell>
          <table:table-cell table:number-columns-repeated="1009"/>
        </table:table-row>
        <table:table-row table:style-name="ro3">
          <table:table-cell table:style-name="ce6"/>
          <table:table-cell table:style-name="ce12" office:value-type="string" calcext:value-type="string">
            <text:p>11月</text:p>
          </table:table-cell>
          <table:table-cell table:style-name="ce17"/>
          <table:table-cell table:style-name="ce24" office:value-type="float" office:value="16.5801" calcext:value-type="float">
            <text:p><text:s/>16.58 <text:s/></text:p>
          </table:table-cell>
          <table:table-cell table:style-name="ce30" office:value-type="float" office:value="12.526" calcext:value-type="float">
            <text:p><text:s/>12.53 <text:s/></text:p>
          </table:table-cell>
          <table:table-cell table:style-name="ce30" office:value-type="float" office:value="12.0392" calcext:value-type="float">
            <text:p><text:s/>12.04 <text:s/></text:p>
          </table:table-cell>
          <table:table-cell table:style-name="ce30" office:value-type="float" office:value="0.3207" calcext:value-type="float">
            <text:p><text:s/>0.32 <text:s/></text:p>
          </table:table-cell>
          <table:table-cell table:style-name="ce30" office:value-type="float" office:value="0.1661" calcext:value-type="float">
            <text:p><text:s/>0.17 <text:s/></text:p>
          </table:table-cell>
          <table:table-cell table:style-name="ce30" office:value-type="float" office:value="4.054" calcext:value-type="float">
            <text:p><text:s/>4.05 <text:s/></text:p>
          </table:table-cell>
          <table:table-cell table:style-name="ce30" office:value-type="float" office:value="0.0032" calcext:value-type="float">
            <text:p><text:s/>0.00 <text:s/></text:p>
          </table:table-cell>
          <table:table-cell table:style-name="ce30" office:value-type="float" office:value="0.0081" calcext:value-type="float">
            <text:p><text:s/>0.01 <text:s/></text:p>
          </table:table-cell>
          <table:table-cell table:style-name="ce30" office:value-type="float" office:value="2.4963" calcext:value-type="float">
            <text:p><text:s/>2.50 <text:s/></text:p>
          </table:table-cell>
          <table:table-cell table:style-name="ce30" office:value-type="float" office:value="0.2657" calcext:value-type="float">
            <text:p><text:s/>0.27 <text:s/></text:p>
          </table:table-cell>
          <table:table-cell table:style-name="ce30" office:value-type="float" office:value="0.0628" calcext:value-type="float">
            <text:p><text:s/>0.06 <text:s/></text:p>
          </table:table-cell>
          <table:table-cell table:style-name="ce38" office:value-type="float" office:value="1.2178" calcext:value-type="float">
            <text:p><text:s/>1.22 <text:s/></text:p>
          </table:table-cell>
          <table:table-cell table:number-columns-repeated="1009"/>
        </table:table-row>
        <table:table-row table:style-name="ro3">
          <table:table-cell table:style-name="ce7"/>
          <table:table-cell table:style-name="ce13" office:value-type="string" calcext:value-type="string">
            <text:p>1 - 11月</text:p>
          </table:table-cell>
          <table:table-cell table:style-name="ce18"/>
          <table:table-cell table:style-name="ce25" office:value-type="float" office:value="16.3166" calcext:value-type="float">
            <text:p><text:s/>16.32 <text:s/></text:p>
          </table:table-cell>
          <table:table-cell table:style-name="ce31" office:value-type="float" office:value="12.6562" calcext:value-type="float">
            <text:p><text:s/>12.66 <text:s/></text:p>
          </table:table-cell>
          <table:table-cell table:style-name="ce31" office:value-type="float" office:value="12.0631" calcext:value-type="float">
            <text:p><text:s/>12.06 <text:s/></text:p>
          </table:table-cell>
          <table:table-cell table:style-name="ce31" office:value-type="float" office:value="0.4477" calcext:value-type="float">
            <text:p><text:s/>0.45 <text:s/></text:p>
          </table:table-cell>
          <table:table-cell table:style-name="ce31" office:value-type="float" office:value="0.1453" calcext:value-type="float">
            <text:p><text:s/>0.15 <text:s/></text:p>
          </table:table-cell>
          <table:table-cell table:style-name="ce31" office:value-type="float" office:value="3.6604" calcext:value-type="float">
            <text:p><text:s/>3.66 <text:s/></text:p>
          </table:table-cell>
          <table:table-cell table:style-name="ce31" office:value-type="float" office:value="0.0003" calcext:value-type="float">
            <text:p><text:s/>0.00 <text:s/></text:p>
          </table:table-cell>
          <table:table-cell table:style-name="ce31" office:value-type="float" office:value="0.0027" calcext:value-type="float">
            <text:p><text:s/>0.00 <text:s/></text:p>
          </table:table-cell>
          <table:table-cell table:style-name="ce31" office:value-type="float" office:value="2.346" calcext:value-type="float">
            <text:p><text:s/>2.35 <text:s/></text:p>
          </table:table-cell>
          <table:table-cell table:style-name="ce31" office:value-type="float" office:value="0.0245" calcext:value-type="float">
            <text:p><text:s/>0.02 <text:s/></text:p>
          </table:table-cell>
          <table:table-cell table:style-name="ce31" office:value-type="float" office:value="0.0642" calcext:value-type="float">
            <text:p><text:s/>0.06 <text:s/></text:p>
          </table:table-cell>
          <table:table-cell table:style-name="ce39" office:value-type="float" office:value="1.2223" calcext:value-type="float">
            <text:p><text:s/>1.22 <text:s/>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 table:number-columns-spanned="15" table:number-rows-spanned="1">
            <text:p>註：地熱統計數據自107年9月起新增，因初期運轉未能穏定發電，致部分月份統計數據間斷呈現。</text:p>
          </table:table-cell>
          <table:covered-table-cell table:number-columns-repeated="14" table:style-name="ce14"/>
          <table:table-cell table:number-columns-repeated="1009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RowStartCell" table:base-cell-address="$Page1.$A$1" table:cell-range-address="$Page4.$A$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57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59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HK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65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65">
      <number:text>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66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66">
      <number:text> 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6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67">
      <number:text>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6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68">
      <number:text>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9">
      <number:text>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7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70">
      <number:text> </number:text>
      <style:map style:condition="value()&gt;0" style:apply-style-name="N170P0"/>
      <style:map style:condition="value()&lt;0" style:apply-style-name="N170P1"/>
    </number:number-style>
    <number:date-style style:name="N171">
      <number:month/>
      <number:text>月</number:text>
      <number:day/>
      <number:text>日</number:text>
    </number:date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</number:number-style>
    <number:number-style style:name="N176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</number:number-style>
    <number:number-style style:name="N176">
      <number:text>-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</number:number-style>
    <number:number-style style:name="N17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 </number:text>
    </number:number-style>
    <number:number-style style:name="N177">
      <number:text>- 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7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     </number:text>
    </number:number-style>
    <number:number-style style:name="N178">
      <number:text>-      </number:text>
      <style:map style:condition="value()&gt;0" style:apply-style-name="N178P0"/>
      <style:map style:condition="value()&lt;0" style:apply-style-name="N17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發電結構</dc:title>
    <dc:subject>發電結構</dc:subject>
    <meta:keyword>能源統計月報</meta:keyword>
    <dc:description>發電結構</dc:description>
    <meta:initial-creator>國際合作與能源統計科</meta:initial-creator>
    <meta:creation-date>2012-04-20T09:40:42</meta:creation-date>
    <dc:creator>方文秀</dc:creator>
    <dc:date>2021-12-29T20:27:51</dc:date>
    <meta:print-date>2021-12-29T20:27:47</meta:print-date>
    <meta:document-statistic meta:table-count="4" meta:cell-count="2280" meta:object-count="0"/>
    <meta:generator>LibreOffice/5.4.1.2$Windows_x86 LibreOffice_project/ea7cb86e6eeb2bf3a5af73a8f7777ac570321527</meta:generator>
    <meta:user-defined meta:name="EDOID" meta:value-type="float">394386</meta:user-defined>
  </office:meta>
</office:document-meta>
</file>